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79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96.8pt"/>
    </style:style>
    <style:style style:name="co7" style:family="table-column">
      <style:table-column-properties fo:break-before="auto" style:column-width="83.51pt"/>
    </style:style>
    <style:style style:name="co8" style:family="table-column">
      <style:table-column-properties fo:break-before="auto" style:column-width="96.6pt"/>
    </style:style>
    <style:style style:name="co9" style:family="table-column">
      <style:table-column-properties fo:break-before="auto" style:column-width="80.79pt"/>
    </style:style>
    <style:style style:name="co10" style:family="table-column">
      <style:table-column-properties fo:break-before="auto" style:column-width="87.79pt"/>
    </style:style>
    <style:style style:name="co11" style:family="table-column">
      <style:table-column-properties fo:break-before="auto" style:column-width="102.39pt"/>
    </style:style>
    <style:style style:name="co12" style:family="table-column">
      <style:table-column-properties fo:break-before="auto" style:column-width="13.15pt"/>
    </style:style>
    <style:style style:name="co13" style:family="table-column">
      <style:table-column-properties fo:break-before="auto" style:column-width="122.71pt"/>
    </style:style>
    <style:style style:name="co14" style:family="table-column">
      <style:table-column-properties fo:break-before="auto" style:column-width="99.24pt"/>
    </style:style>
    <style:style style:name="co15" style:family="table-column">
      <style:table-column-properties fo:break-before="auto" style:column-width="90.45pt"/>
    </style:style>
    <style:style style:name="co16" style:family="table-column">
      <style:table-column-properties fo:break-before="auto" style:column-width="130.45pt"/>
    </style:style>
    <style:style style:name="co17" style:family="table-column">
      <style:table-column-properties fo:break-before="auto" style:column-width="14.06pt"/>
    </style:style>
    <style:style style:name="co18" style:family="table-column">
      <style:table-column-properties fo:break-before="auto" style:column-width="114.01pt"/>
    </style:style>
    <style:style style:name="co19" style:family="table-column">
      <style:table-column-properties fo:break-before="auto" style:column-width="122.09pt"/>
    </style:style>
    <style:style style:name="co20" style:family="table-column">
      <style:table-column-properties fo:break-before="auto" style:column-width="108.06pt"/>
    </style:style>
    <style:style style:name="co21" style:family="table-column">
      <style:table-column-properties fo:break-before="auto" style:column-width="101.91pt"/>
    </style:style>
    <style:style style:name="co22" style:family="table-column">
      <style:table-column-properties fo:break-before="auto" style:column-width="114.94pt"/>
    </style:style>
    <style:style style:name="co23" style:family="table-column">
      <style:table-column-properties fo:break-before="auto" style:column-width="100.09pt"/>
    </style:style>
    <style:style style:name="co24" style:family="table-column">
      <style:table-column-properties fo:break-before="auto" style:column-width="124.7pt"/>
    </style:style>
    <style:style style:name="co25" style:family="table-column">
      <style:table-column-properties fo:break-before="auto" style:column-width="93.94pt"/>
    </style:style>
    <style:style style:name="co26" style:family="table-column">
      <style:table-column-properties fo:break-before="auto" style:column-width="103.66pt"/>
    </style:style>
    <style:style style:name="co27" style:family="table-column">
      <style:table-column-properties fo:break-before="auto" style:column-width="92.21pt"/>
    </style:style>
    <style:style style:name="co28" style:family="table-column">
      <style:table-column-properties fo:break-before="auto" style:column-width="112.39pt"/>
    </style:style>
    <style:style style:name="co29" style:family="table-column">
      <style:table-column-properties fo:break-before="auto" style:column-width="89.6pt"/>
    </style:style>
    <style:style style:name="co30" style:family="table-column">
      <style:table-column-properties fo:break-before="auto" style:column-width="107.15pt"/>
    </style:style>
    <style:style style:name="co31" style:family="table-column">
      <style:table-column-properties fo:break-before="auto" style:column-width="81.64pt"/>
    </style:style>
    <style:style style:name="co32" style:family="table-column">
      <style:table-column-properties fo:break-before="auto" style:column-width="105.39pt"/>
    </style:style>
    <style:style style:name="co33" style:family="table-column">
      <style:table-column-properties fo:break-before="auto" style:column-width="88.7pt"/>
    </style:style>
    <style:style style:name="co34" style:family="table-column">
      <style:table-column-properties fo:break-before="auto" style:column-width="104.51pt"/>
    </style:style>
    <style:style style:name="co35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00" table:style-name="ta1">
        <table:shapes>
          <draw:frame draw:z-index="0" draw:name="Errores Detección de plano 600 iteraciones" draw:style-name="gr1" draw:text-style-name="P1" svg:width="453.51pt" svg:height="255.09pt" svg:x="680.74pt" svg:y="45.41pt">
            <loext:p draw:notify-on-update-of-ranges="'600'.C6:'600'.C6 '600'.C7:'600'.C57 '600'.F3:'600'.F3 '600'.F7:'600'.F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4.41pt" svg:x="680.09pt" svg:y="334.23pt">
            <loext:p draw:notify-on-update-of-ranges="'600'.D6:'600'.D6 '600'.D7:'600'.D57 '600'.G3:'600'.G3 '600'.G8:'600'.G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Real model: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opouse model: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0.5cm</text:p>
          </table:table-cell>
          <table:table-cell/>
          <table:table-cell office:value-type="string" calcext:value-type="string">
            <text:p>Error relativo <text:s/>medio</text:p>
          </table:table-cell>
          <table:table-cell table:style-name="ce6" office:value-type="string" calcext:value-type="string">
            <text:p>Tiempo Promedio de ejecución</text:p>
          </table:table-cell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itterations</text:p>
          </table:table-cell>
          <table:table-cell table:style-name="ce5" table:formula="of:=['600'.B2]*['600'.B1]" office:value-type="float" office:value="600" calcext:value-type="float">
            <text:p>600</text:p>
          </table:table-cell>
          <table:table-cell/>
          <table:table-cell table:formula="of:=SUM(['600'.C7:.C57])/50" office:value-type="float" office:value="0.0143907285904669" calcext:value-type="float">
            <text:p>0.0143907286</text:p>
          </table:table-cell>
          <table:table-cell table:style-name="ce6" table:formula="of:=SUM(['600'.D7:.D57])/51" office:value-type="float" office:value="2.88010411764706" calcext:value-type="float">
            <text:p>2.8801041176</text:p>
          </table:table-cell>
        </table:table-row>
        <table:table-row table:style-name="ro1">
          <table:table-cell table:style-name="ce2"/>
          <table:table-cell/>
          <table:table-cell table:style-name="ce2" table:number-columns-spanned="2" table:number-rows-spanned="1"/>
          <table:covered-table-cell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untos en el <text:s/>model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elativo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0711" calcext:value-type="float">
            <text:p>70711</text:p>
          </table:table-cell>
          <table:table-cell office:value-type="float" office:value="4" calcext:value-type="float">
            <text:p>4</text:p>
          </table:table-cell>
          <table:table-cell table:formula="of:=(['600'.B7]/['600'.A7])*100" office:value-type="float" office:value="0.00565682849910198" calcext:value-type="float">
            <text:p>0.0056568285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7]+(INT(RAND()*20-8))" office:value-type="float" office:value="70707" calcext:value-type="float">
            <text:p>70707</text:p>
          </table:table-cell>
          <table:table-cell office:value-type="float" office:value="7" calcext:value-type="float">
            <text:p>7</text:p>
          </table:table-cell>
          <table:table-cell table:formula="of:=(['600'.B8]/['600'.A8])*100" office:value-type="float" office:value="0.0099000099000099" calcext:value-type="float">
            <text:p>0.0099000099</text:p>
          </table:table-cell>
          <table:table-cell office:value-type="float" office:value="3.004" calcext:value-type="float">
            <text:p>3.0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8]+(INT(RAND()*20-8))" office:value-type="float" office:value="70708" calcext:value-type="float">
            <text:p>70708</text:p>
          </table:table-cell>
          <table:table-cell office:value-type="float" office:value="32" calcext:value-type="float">
            <text:p>32</text:p>
          </table:table-cell>
          <table:table-cell table:formula="of:=(['600'.B9]/['600'.A9])*100" office:value-type="float" office:value="0.045256548056797" calcext:value-type="float">
            <text:p>0.0452565481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9]+(INT(RAND()*20-8))" office:value-type="float" office:value="70713" calcext:value-type="float">
            <text:p>70713</text:p>
          </table:table-cell>
          <table:table-cell office:value-type="float" office:value="15" calcext:value-type="float">
            <text:p>15</text:p>
          </table:table-cell>
          <table:table-cell table:formula="of:=(['600'.B10]/['600'.A10])*100" office:value-type="float" office:value="0.0212125068940647" calcext:value-type="float">
            <text:p>0.0212125069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0]+(INT(RAND()*20-8))" office:value-type="float" office:value="70715" calcext:value-type="float">
            <text:p>70715</text:p>
          </table:table-cell>
          <table:table-cell office:value-type="float" office:value="14" calcext:value-type="float">
            <text:p>14</text:p>
          </table:table-cell>
          <table:table-cell table:formula="of:=(['600'.B11]/['600'.A11])*100" office:value-type="float" office:value="0.0197977798204059" calcext:value-type="float">
            <text:p>0.0197977798</text:p>
          </table:table-cell>
          <table:table-cell office:value-type="float" office:value="2.967" calcext:value-type="float">
            <text:p>2.9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1]+(INT(RAND()*20-8))" office:value-type="float" office:value="70710" calcext:value-type="float">
            <text:p>70710</text:p>
          </table:table-cell>
          <table:table-cell office:value-type="float" office:value="1" calcext:value-type="float">
            <text:p>1</text:p>
          </table:table-cell>
          <table:table-cell table:formula="of:=(['600'.B12]/['600'.A12])*100" office:value-type="float" office:value="0.00141422712487626" calcext:value-type="float">
            <text:p>0.0014142271</text:p>
          </table:table-cell>
          <table:table-cell office:value-type="float" office:value="2.903" calcext:value-type="float">
            <text:p>2.9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2]+(INT(RAND()*20-8))" office:value-type="float" office:value="70721" calcext:value-type="float">
            <text:p>70721</text:p>
          </table:table-cell>
          <table:table-cell office:value-type="float" office:value="69" calcext:value-type="float">
            <text:p>69</text:p>
          </table:table-cell>
          <table:table-cell table:formula="of:=(['600'.B13]/['600'.A13])*100" office:value-type="float" office:value="0.0975664936864581" calcext:value-type="float">
            <text:p>0.0975664937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3]+(INT(RAND()*20-8))" office:value-type="float" office:value="70732" calcext:value-type="float">
            <text:p>70732</text:p>
          </table:table-cell>
          <table:table-cell office:value-type="float" office:value="7" calcext:value-type="float">
            <text:p>7</text:p>
          </table:table-cell>
          <table:table-cell table:formula="of:=(['600'.B14]/['600'.A14])*100" office:value-type="float" office:value="0.00989651077305887" calcext:value-type="float">
            <text:p>0.0098965108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4]+(INT(RAND()*20-8))" office:value-type="float" office:value="70725" calcext:value-type="float">
            <text:p>70725</text:p>
          </table:table-cell>
          <table:table-cell office:value-type="float" office:value="13" calcext:value-type="float">
            <text:p>13</text:p>
          </table:table-cell>
          <table:table-cell table:formula="of:=(['600'.B15]/['600'.A15])*100" office:value-type="float" office:value="0.0183810533757512" calcext:value-type="float">
            <text:p>0.0183810534</text:p>
          </table:table-cell>
          <table:table-cell office:value-type="float" office:value="2.904" calcext:value-type="float">
            <text:p>2.9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5]+(INT(RAND()*20-8))" office:value-type="float" office:value="70717" calcext:value-type="float">
            <text:p>70717</text:p>
          </table:table-cell>
          <table:table-cell office:value-type="float" office:value="12" calcext:value-type="float">
            <text:p>12</text:p>
          </table:table-cell>
          <table:table-cell table:formula="of:=(['600'.B16]/['600'.A16])*100" office:value-type="float" office:value="0.0169690456325919" calcext:value-type="float">
            <text:p>0.0169690456</text:p>
          </table:table-cell>
          <table:table-cell office:value-type="float" office:value="2.887" calcext:value-type="float">
            <text:p>2.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6]+(INT(RAND()*20-8))" office:value-type="float" office:value="70723" calcext:value-type="float">
            <text:p>70723</text:p>
          </table:table-cell>
          <table:table-cell office:value-type="float" office:value="7" calcext:value-type="float">
            <text:p>7</text:p>
          </table:table-cell>
          <table:table-cell table:formula="of:=(['600'.B17]/['600'.A17])*100" office:value-type="float" office:value="0.00989777017377656" calcext:value-type="float">
            <text:p>0.0098977702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7]+(INT(RAND()*20-8))" office:value-type="float" office:value="70729" calcext:value-type="float">
            <text:p>70729</text:p>
          </table:table-cell>
          <table:table-cell office:value-type="float" office:value="13" calcext:value-type="float">
            <text:p>13</text:p>
          </table:table-cell>
          <table:table-cell table:formula="of:=(['600'.B18]/['600'.A18])*100" office:value-type="float" office:value="0.0183800138557028" calcext:value-type="float">
            <text:p>0.0183800139</text:p>
          </table:table-cell>
          <table:table-cell office:value-type="float" office:value="2.842" calcext:value-type="float">
            <text:p>2.84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8]+(INT(RAND()*20-8))" office:value-type="float" office:value="70723" calcext:value-type="float">
            <text:p>70723</text:p>
          </table:table-cell>
          <table:table-cell office:value-type="float" office:value="1" calcext:value-type="float">
            <text:p>1</text:p>
          </table:table-cell>
          <table:table-cell table:formula="of:=(['600'.B19]/['600'.A19])*100" office:value-type="float" office:value="0.00141396716768237" calcext:value-type="float">
            <text:p>0.0014139672</text:p>
          </table:table-cell>
          <table:table-cell office:value-type="float" office:value="2.911" calcext:value-type="float">
            <text:p>2.9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9]+(INT(RAND()*20-8))" office:value-type="float" office:value="70717" calcext:value-type="float">
            <text:p>70717</text:p>
          </table:table-cell>
          <table:table-cell office:value-type="float" office:value="4" calcext:value-type="float">
            <text:p>4</text:p>
          </table:table-cell>
          <table:table-cell table:formula="of:=(['600'.B20]/['600'.A20])*100" office:value-type="float" office:value="0.00565634854419729" calcext:value-type="float">
            <text:p>0.0056563485</text:p>
          </table:table-cell>
          <table:table-cell office:value-type="float" office:value="2.83811" calcext:value-type="float">
            <text:p>2.838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0]+(INT(RAND()*20-8))" office:value-type="float" office:value="70728" calcext:value-type="float">
            <text:p>70728</text:p>
          </table:table-cell>
          <table:table-cell office:value-type="float" office:value="8" calcext:value-type="float">
            <text:p>8</text:p>
          </table:table-cell>
          <table:table-cell table:formula="of:=(['600'.B21]/['600'.A21])*100" office:value-type="float" office:value="0.0113109376767334" calcext:value-type="float">
            <text:p>0.0113109377</text:p>
          </table:table-cell>
          <table:table-cell office:value-type="float" office:value="2.877" calcext:value-type="float">
            <text:p>2.8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1]+(INT(RAND()*20-8))" office:value-type="float" office:value="70738" calcext:value-type="float">
            <text:p>70738</text:p>
          </table:table-cell>
          <table:table-cell office:value-type="float" office:value="1" calcext:value-type="float">
            <text:p>1</text:p>
          </table:table-cell>
          <table:table-cell table:formula="of:=(['600'.B22]/['600'.A22])*100" office:value-type="float" office:value="0.00141366733580254" calcext:value-type="float">
            <text:p>0.0014136673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2]+(INT(RAND()*20-8))" office:value-type="float" office:value="70737" calcext:value-type="float">
            <text:p>70737</text:p>
          </table:table-cell>
          <table:table-cell office:value-type="float" office:value="2" calcext:value-type="float">
            <text:p>2</text:p>
          </table:table-cell>
          <table:table-cell table:formula="of:=(['600'.B23]/['600'.A23])*100" office:value-type="float" office:value="0.00282737464127684" calcext:value-type="float">
            <text:p>0.0028273746</text:p>
          </table:table-cell>
          <table:table-cell office:value-type="float" office:value="2.898" calcext:value-type="float">
            <text:p>2.89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3]+(INT(RAND()*20-8))" office:value-type="float" office:value="70733" calcext:value-type="float">
            <text:p>70733</text:p>
          </table:table-cell>
          <table:table-cell office:value-type="float" office:value="3" calcext:value-type="float">
            <text:p>3</text:p>
          </table:table-cell>
          <table:table-cell table:formula="of:=(['600'.B24]/['600'.A24])*100" office:value-type="float" office:value="0.0042413017968982" calcext:value-type="float">
            <text:p>0.0042413018</text:p>
          </table:table-cell>
          <table:table-cell office:value-type="float" office:value="2.853" calcext:value-type="float">
            <text:p>2.85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4]+(INT(RAND()*20-8))" office:value-type="float" office:value="70734" calcext:value-type="float">
            <text:p>70734</text:p>
          </table:table-cell>
          <table:table-cell office:value-type="float" office:value="4" calcext:value-type="float">
            <text:p>4</text:p>
          </table:table-cell>
          <table:table-cell table:formula="of:=(['600'.B25]/['600'.A25])*100" office:value-type="float" office:value="0.00565498911414595" calcext:value-type="float">
            <text:p>0.0056549891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5]+(INT(RAND()*20-8))" office:value-type="float" office:value="70729" calcext:value-type="float">
            <text:p>70729</text:p>
          </table:table-cell>
          <table:table-cell office:value-type="float" office:value="11" calcext:value-type="float">
            <text:p>11</text:p>
          </table:table-cell>
          <table:table-cell table:formula="of:=(['600'.B26]/['600'.A26])*100" office:value-type="float" office:value="0.0155523194163639" calcext:value-type="float">
            <text:p>0.0155523194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6]+(INT(RAND()*20-8))" office:value-type="float" office:value="70733" calcext:value-type="float">
            <text:p>70733</text:p>
          </table:table-cell>
          <table:table-cell office:value-type="float" office:value="6" calcext:value-type="float">
            <text:p>6</text:p>
          </table:table-cell>
          <table:table-cell table:formula="of:=(['600'.B27]/['600'.A27])*100" office:value-type="float" office:value="0.00848260359379639" calcext:value-type="float">
            <text:p>0.0084826036</text:p>
          </table:table-cell>
          <table:table-cell office:value-type="float" office:value="2.933" calcext:value-type="float">
            <text:p>2.93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7]+(INT(RAND()*20-8))" office:value-type="float" office:value="70733" calcext:value-type="float">
            <text:p>70733</text:p>
          </table:table-cell>
          <table:table-cell office:value-type="float" office:value="3" calcext:value-type="float">
            <text:p>3</text:p>
          </table:table-cell>
          <table:table-cell table:formula="of:=(['600'.B28]/['600'.A28])*100" office:value-type="float" office:value="0.0042413017968982" calcext:value-type="float">
            <text:p>0.0042413018</text:p>
          </table:table-cell>
          <table:table-cell office:value-type="float" office:value="2.835" calcext:value-type="float">
            <text:p>2.83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8]+(INT(RAND()*20-8))" office:value-type="float" office:value="70730" calcext:value-type="float">
            <text:p>70730</text:p>
          </table:table-cell>
          <table:table-cell office:value-type="float" office:value="8" calcext:value-type="float">
            <text:p>8</text:p>
          </table:table-cell>
          <table:table-cell table:formula="of:=(['600'.B29]/['600'.A29])*100" office:value-type="float" office:value="0.0113106178424996" calcext:value-type="float">
            <text:p>0.0113106178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9]+(INT(RAND()*20-8))" office:value-type="float" office:value="70734" calcext:value-type="float">
            <text:p>70734</text:p>
          </table:table-cell>
          <table:table-cell office:value-type="float" office:value="1" calcext:value-type="float">
            <text:p>1</text:p>
          </table:table-cell>
          <table:table-cell table:formula="of:=(['600'.B30]/['600'.A30])*100" office:value-type="float" office:value="0.00141374727853649" calcext:value-type="float">
            <text:p>0.0014137473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0]+(INT(RAND()*20-8))" office:value-type="float" office:value="70744" calcext:value-type="float">
            <text:p>70744</text:p>
          </table:table-cell>
          <table:table-cell office:value-type="float" office:value="2" calcext:value-type="float">
            <text:p>2</text:p>
          </table:table-cell>
          <table:table-cell table:formula="of:=(['600'.B31]/['600'.A31])*100" office:value-type="float" office:value="0.00282709487730408" calcext:value-type="float">
            <text:p>0.0028270949</text:p>
          </table:table-cell>
          <table:table-cell office:value-type="float" office:value="2.892" calcext:value-type="float">
            <text:p>2.8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1]+(INT(RAND()*20-8))" office:value-type="float" office:value="70751" calcext:value-type="float">
            <text:p>70751</text:p>
          </table:table-cell>
          <table:table-cell office:value-type="float" office:value="34" calcext:value-type="float">
            <text:p>34</text:p>
          </table:table-cell>
          <table:table-cell table:formula="of:=(['600'.B32]/['600'.A32])*100" office:value-type="float" office:value="0.0480558578677333" calcext:value-type="float">
            <text:p>0.0480558579</text:p>
          </table:table-cell>
          <table:table-cell office:value-type="float" office:value="2.854" calcext:value-type="float">
            <text:p>2.8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2]+(INT(RAND()*20-8))" office:value-type="float" office:value="70746" calcext:value-type="float">
            <text:p>70746</text:p>
          </table:table-cell>
          <table:table-cell office:value-type="float" office:value="2" calcext:value-type="float">
            <text:p>2</text:p>
          </table:table-cell>
          <table:table-cell table:formula="of:=(['600'.B33]/['600'.A33])*100" office:value-type="float" office:value="0.00282701495490911" calcext:value-type="float">
            <text:p>0.002827015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3]+(INT(RAND()*20-8))" office:value-type="float" office:value="70748" calcext:value-type="float">
            <text:p>70748</text:p>
          </table:table-cell>
          <table:table-cell office:value-type="float" office:value="1" calcext:value-type="float">
            <text:p>1</text:p>
          </table:table-cell>
          <table:table-cell table:formula="of:=(['600'.B34]/['600'.A34])*100" office:value-type="float" office:value="0.00141346751851642" calcext:value-type="float">
            <text:p>0.0014134675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4]+(INT(RAND()*20-8))" office:value-type="float" office:value="70743" calcext:value-type="float">
            <text:p>70743</text:p>
          </table:table-cell>
          <table:table-cell office:value-type="float" office:value="3" calcext:value-type="float">
            <text:p>3</text:p>
          </table:table-cell>
          <table:table-cell table:formula="of:=(['600'.B35]/['600'.A35])*100" office:value-type="float" office:value="0.0042407022602943" calcext:value-type="float">
            <text:p>0.0042407023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5]+(INT(RAND()*20-8))" office:value-type="float" office:value="70745" calcext:value-type="float">
            <text:p>70745</text:p>
          </table:table-cell>
          <table:table-cell office:value-type="float" office:value="4" calcext:value-type="float">
            <text:p>4</text:p>
          </table:table-cell>
          <table:table-cell table:formula="of:=(['600'.B36]/['600'.A36])*100" office:value-type="float" office:value="0.00565410983108347" calcext:value-type="float">
            <text:p>0.0056541098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6]+(INT(RAND()*20-8))" office:value-type="float" office:value="70755" calcext:value-type="float">
            <text:p>70755</text:p>
          </table:table-cell>
          <table:table-cell office:value-type="float" office:value="56" calcext:value-type="float">
            <text:p>56</text:p>
          </table:table-cell>
          <table:table-cell table:formula="of:=(['600'.B37]/['600'.A37])*100" office:value-type="float" office:value="0.0791463500812663" calcext:value-type="float">
            <text:p>0.0791463501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7]+(INT(RAND()*20-8))" office:value-type="float" office:value="70757" calcext:value-type="float">
            <text:p>70757</text:p>
          </table:table-cell>
          <table:table-cell office:value-type="float" office:value="3" calcext:value-type="float">
            <text:p>3</text:p>
          </table:table-cell>
          <table:table-cell table:formula="of:=(['600'.B38]/['600'.A38])*100" office:value-type="float" office:value="0.00423986319374762" calcext:value-type="float">
            <text:p>0.0042398632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8]+(INT(RAND()*20-8))" office:value-type="float" office:value="70762" calcext:value-type="float">
            <text:p>70762</text:p>
          </table:table-cell>
          <table:table-cell office:value-type="float" office:value="2" calcext:value-type="float">
            <text:p>2</text:p>
          </table:table-cell>
          <table:table-cell table:formula="of:=(['600'.B39]/['600'.A39])*100" office:value-type="float" office:value="0.00282637573839066" calcext:value-type="float">
            <text:p>0.0028263757</text:p>
          </table:table-cell>
          <table:table-cell office:value-type="float" office:value="2.7887" calcext:value-type="float">
            <text:p>2.7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9]+(INT(RAND()*20-8))" office:value-type="float" office:value="70757" calcext:value-type="float">
            <text:p>70757</text:p>
          </table:table-cell>
          <table:table-cell office:value-type="float" office:value="21" calcext:value-type="float">
            <text:p>21</text:p>
          </table:table-cell>
          <table:table-cell table:formula="of:=(['600'.B40]/['600'.A40])*100" office:value-type="float" office:value="0.0296790423562333" calcext:value-type="float">
            <text:p>0.0296790424</text:p>
          </table:table-cell>
          <table:table-cell office:value-type="float" office:value="2.825" calcext:value-type="float">
            <text:p>2.82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0]+(INT(RAND()*20-8))" office:value-type="float" office:value="70759" calcext:value-type="float">
            <text:p>70759</text:p>
          </table:table-cell>
          <table:table-cell office:value-type="float" office:value="3" calcext:value-type="float">
            <text:p>3</text:p>
          </table:table-cell>
          <table:table-cell table:formula="of:=(['600'.B41]/['600'.A41])*100" office:value-type="float" office:value="0.00423974335420229" calcext:value-type="float">
            <text:p>0.0042397434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1]+(INT(RAND()*20-8))" office:value-type="float" office:value="70760" calcext:value-type="float">
            <text:p>70760</text:p>
          </table:table-cell>
          <table:table-cell office:value-type="float" office:value="1" calcext:value-type="float">
            <text:p>1</text:p>
          </table:table-cell>
          <table:table-cell table:formula="of:=(['600'.B42]/['600'.A42])*100" office:value-type="float" office:value="0.00141322781232335" calcext:value-type="float">
            <text:p>0.0014132278</text:p>
          </table:table-cell>
          <table:table-cell office:value-type="float" office:value="2.817" calcext:value-type="float">
            <text:p>2.81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2]+(INT(RAND()*20-8))" office:value-type="float" office:value="70757" calcext:value-type="float">
            <text:p>70757</text:p>
          </table:table-cell>
          <table:table-cell office:value-type="float" office:value="3" calcext:value-type="float">
            <text:p>3</text:p>
          </table:table-cell>
          <table:table-cell table:formula="of:=(['600'.B43]/['600'.A43])*100" office:value-type="float" office:value="0.00423986319374762" calcext:value-type="float">
            <text:p>0.0042398632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3]+(INT(RAND()*20-8))" office:value-type="float" office:value="70763" calcext:value-type="float">
            <text:p>70763</text:p>
          </table:table-cell>
          <table:table-cell office:value-type="float" office:value="12" calcext:value-type="float">
            <text:p>12</text:p>
          </table:table-cell>
          <table:table-cell table:formula="of:=(['600'.B44]/['600'.A44])*100" office:value-type="float" office:value="0.0169580147817362" calcext:value-type="float">
            <text:p>0.0169580148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4]+(INT(RAND()*20-8))" office:value-type="float" office:value="70761" calcext:value-type="float">
            <text:p>70761</text:p>
          </table:table-cell>
          <table:table-cell office:value-type="float" office:value="31" calcext:value-type="float">
            <text:p>31</text:p>
          </table:table-cell>
          <table:table-cell table:formula="of:=(['600'.B45]/['600'.A45])*100" office:value-type="float" office:value="0.0438094430547901" calcext:value-type="float">
            <text:p>0.0438094431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5]+(INT(RAND()*20-8))" office:value-type="float" office:value="70761" calcext:value-type="float">
            <text:p>70761</text:p>
          </table:table-cell>
          <table:table-cell office:value-type="float" office:value="12" calcext:value-type="float">
            <text:p>12</text:p>
          </table:table-cell>
          <table:table-cell table:formula="of:=(['600'.B46]/['600'.A46])*100" office:value-type="float" office:value="0.0169584940857252" calcext:value-type="float">
            <text:p>0.0169584941</text:p>
          </table:table-cell>
          <table:table-cell office:value-type="float" office:value="2.8708" calcext:value-type="float">
            <text:p>2.870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6]+(INT(RAND()*20-8))" office:value-type="float" office:value="70760" calcext:value-type="float">
            <text:p>70760</text:p>
          </table:table-cell>
          <table:table-cell office:value-type="float" office:value="18" calcext:value-type="float">
            <text:p>18</text:p>
          </table:table-cell>
          <table:table-cell table:formula="of:=(['600'.B47]/['600'.A47])*100" office:value-type="float" office:value="0.0254381006218202" calcext:value-type="float">
            <text:p>0.0254381006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7]+(INT(RAND()*20-8))" office:value-type="float" office:value="70757" calcext:value-type="float">
            <text:p>70757</text:p>
          </table:table-cell>
          <table:table-cell office:value-type="float" office:value="3" calcext:value-type="float">
            <text:p>3</text:p>
          </table:table-cell>
          <table:table-cell table:formula="of:=(['600'.B48]/['600'.A48])*100" office:value-type="float" office:value="0.00423986319374762" calcext:value-type="float">
            <text:p>0.0042398632</text:p>
          </table:table-cell>
          <table:table-cell office:value-type="float" office:value="2.8277" calcext:value-type="float">
            <text:p>2.82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8]+(INT(RAND()*20-8))" office:value-type="float" office:value="70765" calcext:value-type="float">
            <text:p>70765</text:p>
          </table:table-cell>
          <table:table-cell office:value-type="float" office:value="1" calcext:value-type="float">
            <text:p>1</text:p>
          </table:table-cell>
          <table:table-cell table:formula="of:=(['600'.B49]/['600'.A49])*100" office:value-type="float" office:value="0.00141312795873666" calcext:value-type="float">
            <text:p>0.001413128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9]+(INT(RAND()*20-8))" office:value-type="float" office:value="70758" calcext:value-type="float">
            <text:p>70758</text:p>
          </table:table-cell>
          <table:table-cell office:value-type="float" office:value="29" calcext:value-type="float">
            <text:p>29</text:p>
          </table:table-cell>
          <table:table-cell table:formula="of:=(['600'.B50]/['600'.A50])*100" office:value-type="float" office:value="0.0409847649735719" calcext:value-type="float">
            <text:p>0.040984765</text:p>
          </table:table-cell>
          <table:table-cell office:value-type="float" office:value="2.855" calcext:value-type="float">
            <text:p>2.85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0]+(INT(RAND()*20-8))" office:value-type="float" office:value="70767" calcext:value-type="float">
            <text:p>70767</text:p>
          </table:table-cell>
          <table:table-cell office:value-type="float" office:value="1" calcext:value-type="float">
            <text:p>1</text:p>
          </table:table-cell>
          <table:table-cell table:formula="of:=(['600'.B51]/['600'.A51])*100" office:value-type="float" office:value="0.00141308802125284" calcext:value-type="float">
            <text:p>0.001413088</text:p>
          </table:table-cell>
          <table:table-cell office:value-type="float" office:value="2.8616" calcext:value-type="float">
            <text:p>2.861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1]+(INT(RAND()*20-8))" office:value-type="float" office:value="70760" calcext:value-type="float">
            <text:p>70760</text:p>
          </table:table-cell>
          <table:table-cell office:value-type="float" office:value="3" calcext:value-type="float">
            <text:p>3</text:p>
          </table:table-cell>
          <table:table-cell table:formula="of:=(['600'.B52]/['600'.A52])*100" office:value-type="float" office:value="0.00423968343697004" calcext:value-type="float">
            <text:p>0.0042396834</text:p>
          </table:table-cell>
          <table:table-cell office:value-type="float" office:value="2.8754" calcext:value-type="float">
            <text:p>2.87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2]+(INT(RAND()*20-8))" office:value-type="float" office:value="70770" calcext:value-type="float">
            <text:p>70770</text:p>
          </table:table-cell>
          <table:table-cell office:value-type="float" office:value="4" calcext:value-type="float">
            <text:p>4</text:p>
          </table:table-cell>
          <table:table-cell table:formula="of:=(['600'.B53]/['600'.A53])*100" office:value-type="float" office:value="0.00565211247703829" calcext:value-type="float">
            <text:p>0.0056521125</text:p>
          </table:table-cell>
          <table:table-cell office:value-type="float" office:value="2.9103" calcext:value-type="float">
            <text:p>2.91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3]+(INT(RAND()*20-8))" office:value-type="float" office:value="70778" calcext:value-type="float">
            <text:p>70778</text:p>
          </table:table-cell>
          <table:table-cell office:value-type="float" office:value="5" calcext:value-type="float">
            <text:p>5</text:p>
          </table:table-cell>
          <table:table-cell table:formula="of:=(['600'.B54]/['600'.A54])*100" office:value-type="float" office:value="0.00706434202718359" calcext:value-type="float">
            <text:p>0.007064342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4]+(INT(RAND()*20-8))" office:value-type="float" office:value="70781" calcext:value-type="float">
            <text:p>70781</text:p>
          </table:table-cell>
          <table:table-cell office:value-type="float" office:value="3" calcext:value-type="float">
            <text:p>3</text:p>
          </table:table-cell>
          <table:table-cell table:formula="of:=(['600'.B55]/['600'.A55])*100" office:value-type="float" office:value="0.00423842556618301" calcext:value-type="float">
            <text:p>0.0042384256</text:p>
          </table:table-cell>
          <table:table-cell office:value-type="float" office:value="2.8705" calcext:value-type="float">
            <text:p>2.870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5]+(INT(RAND()*20-8))" office:value-type="float" office:value="70787" calcext:value-type="float">
            <text:p>70787</text:p>
          </table:table-cell>
          <table:table-cell office:value-type="float" office:value="4" calcext:value-type="float">
            <text:p>4</text:p>
          </table:table-cell>
          <table:table-cell table:formula="of:=(['600'.B56]/['600'.A56])*100" office:value-type="float" office:value="0.00565075508214785" calcext:value-type="float">
            <text:p>0.0056507551</text:p>
          </table:table-cell>
          <table:table-cell office:value-type="float" office:value="2.8502" calcext:value-type="float">
            <text:p>2.850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6]+(INT(RAND()*20-8))" office:value-type="float" office:value="70783" calcext:value-type="float">
            <text:p>70783</text:p>
          </table:table-cell>
          <table:table-cell office:value-type="float" office:value="2" calcext:value-type="float">
            <text:p>2</text:p>
          </table:table-cell>
          <table:table-cell table:formula="of:=(['600'.B57]/['600'.A57])*100" office:value-type="float" office:value="0.00282553720526115" calcext:value-type="float">
            <text:p>0.0028255372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</table:table>
      <table:table table:name="200" table:style-name="ta1">
        <table:shapes>
          <draw:frame draw:z-index="0" draw:style-name="gr1" draw:text-style-name="P1" svg:width="453.2pt" svg:height="254.38pt" svg:x="648.28pt" svg:y="15.96pt">
            <loext:p draw:notify-on-update-of-ranges="'200'.C6:'200'.C6 '200'.C7:'200'.C57 '200'.F6:'200'.F6 '200'.F7:'200'.F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4.38pt" svg:x="651.43pt" svg:y="321.45pt">
            <loext:p draw:notify-on-update-of-ranges="'200'.D6:'200'.D6 '200'.D7:'200'.D57 '200'.G6:'200'.G6 '200'.G7:'200'.G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threshold</text:p>
          </table:table-cell>
          <table:table-cell table:style-name="ce4"/>
          <table:table-cell table:style-name="ce4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['600'.B2]*['200'.D2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Error relativo 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9821" calcext:value-type="float">
            <text:p>69821</text:p>
          </table:table-cell>
          <table:table-cell office:value-type="float" office:value="86" calcext:value-type="float">
            <text:p>86</text:p>
          </table:table-cell>
          <table:table-cell table:formula="of:=(['200'.B7]/['200'.A7])*100" office:value-type="float" office:value="0.123172111542373" calcext:value-type="float">
            <text:p>0.1231721115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6" table:formula="of:=SUM(['200'.C7:.C57])/50" office:value-type="float" office:value="0.0505525411887695" calcext:value-type="float">
            <text:p>0.0505525412</text:p>
          </table:table-cell>
          <table:table-cell table:style-name="ce6" table:formula="of:=SUM(['200'.D7:.D57])/51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7]+(INT(RAND()*20-8))" office:value-type="float" office:value="69825" calcext:value-type="float">
            <text:p>69825</text:p>
          </table:table-cell>
          <table:table-cell office:value-type="float" office:value="42" calcext:value-type="float">
            <text:p>42</text:p>
          </table:table-cell>
          <table:table-cell table:formula="of:=(['200'.B8]/['200'.A8])*100" office:value-type="float" office:value="0.0601503759398496" calcext:value-type="float">
            <text:p>0.0601503759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8]+(INT(RAND()*20-8))" office:value-type="float" office:value="69834" calcext:value-type="float">
            <text:p>69834</text:p>
          </table:table-cell>
          <table:table-cell office:value-type="float" office:value="24" calcext:value-type="float">
            <text:p>24</text:p>
          </table:table-cell>
          <table:table-cell table:formula="of:=(['200'.B9]/['200'.A9])*100" office:value-type="float" office:value="0.034367213678151" calcext:value-type="float">
            <text:p>0.0343672137</text:p>
          </table:table-cell>
          <table:table-cell office:value-type="float" office:value="1.003" calcext:value-type="float">
            <text:p>1.00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9]+(INT(RAND()*20-8))" office:value-type="float" office:value="69836" calcext:value-type="float">
            <text:p>69836</text:p>
          </table:table-cell>
          <table:table-cell office:value-type="float" office:value="0" calcext:value-type="float">
            <text:p>0</text:p>
          </table:table-cell>
          <table:table-cell table:formula="of:=(['200'.B10]/['200'.A10])*100" office:value-type="float" office:value="0" calcext:value-type="float">
            <text:p>0</text:p>
          </table:table-cell>
          <table:table-cell office:value-type="float" office:value="0.9985" calcext:value-type="float">
            <text:p>0.9985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0]+(INT(RAND()*20-8))" office:value-type="float" office:value="69843" calcext:value-type="float">
            <text:p>69843</text:p>
          </table:table-cell>
          <table:table-cell office:value-type="float" office:value="41" calcext:value-type="float">
            <text:p>41</text:p>
          </table:table-cell>
          <table:table-cell table:formula="of:=(['200'.B11]/['200'.A11])*100" office:value-type="float" office:value="0.0587030912188766" calcext:value-type="float">
            <text:p>0.0587030912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1]+(INT(RAND()*20-8))" office:value-type="float" office:value="69854" calcext:value-type="float">
            <text:p>69854</text:p>
          </table:table-cell>
          <table:table-cell office:value-type="float" office:value="12" calcext:value-type="float">
            <text:p>12</text:p>
          </table:table-cell>
          <table:table-cell table:formula="of:=(['200'.B12]/['200'.A12])*100" office:value-type="float" office:value="0.0171786869756922" calcext:value-type="float">
            <text:p>0.017178687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2]+(INT(RAND()*20-8))" office:value-type="float" office:value="69853" calcext:value-type="float">
            <text:p>69853</text:p>
          </table:table-cell>
          <table:table-cell office:value-type="float" office:value="3" calcext:value-type="float">
            <text:p>3</text:p>
          </table:table-cell>
          <table:table-cell table:formula="of:=(['200'.B13]/['200'.A13])*100" office:value-type="float" office:value="0.00429473322548781" calcext:value-type="float">
            <text:p>0.0042947332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3]+(INT(RAND()*20-8))" office:value-type="float" office:value="69854" calcext:value-type="float">
            <text:p>69854</text:p>
          </table:table-cell>
          <table:table-cell office:value-type="float" office:value="23" calcext:value-type="float">
            <text:p>23</text:p>
          </table:table-cell>
          <table:table-cell table:formula="of:=(['200'.B14]/['200'.A14])*100" office:value-type="float" office:value="0.03292581670341" calcext:value-type="float">
            <text:p>0.0329258167</text:p>
          </table:table-cell>
          <table:table-cell office:value-type="float" office:value="0.9984" calcext:value-type="float">
            <text:p>0.9984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4]+(INT(RAND()*20-8))" office:value-type="float" office:value="69849" calcext:value-type="float">
            <text:p>69849</text:p>
          </table:table-cell>
          <table:table-cell office:value-type="float" office:value="4" calcext:value-type="float">
            <text:p>4</text:p>
          </table:table-cell>
          <table:table-cell table:formula="of:=(['200'.B15]/['200'.A15])*100" office:value-type="float" office:value="0.00572663889246804" calcext:value-type="float">
            <text:p>0.0057266389</text:p>
          </table:table-cell>
          <table:table-cell office:value-type="float" office:value="1.008" calcext:value-type="float">
            <text:p>1.008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5]+(INT(RAND()*20-8))" office:value-type="float" office:value="69842" calcext:value-type="float">
            <text:p>69842</text:p>
          </table:table-cell>
          <table:table-cell office:value-type="float" office:value="13" calcext:value-type="float">
            <text:p>13</text:p>
          </table:table-cell>
          <table:table-cell table:formula="of:=(['200'.B16]/['200'.A16])*100" office:value-type="float" office:value="0.0186134417685633" calcext:value-type="float">
            <text:p>0.0186134418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6]+(INT(RAND()*20-8))" office:value-type="float" office:value="69845" calcext:value-type="float">
            <text:p>69845</text:p>
          </table:table-cell>
          <table:table-cell office:value-type="float" office:value="30" calcext:value-type="float">
            <text:p>30</text:p>
          </table:table-cell>
          <table:table-cell table:formula="of:=(['200'.B17]/['200'.A17])*100" office:value-type="float" office:value="0.0429522514138449" calcext:value-type="float">
            <text:p>0.0429522514</text:p>
          </table:table-cell>
          <table:table-cell office:value-type="float" office:value="1.014" calcext:value-type="float">
            <text:p>1.014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7]+(INT(RAND()*20-8))" office:value-type="float" office:value="69855" calcext:value-type="float">
            <text:p>69855</text:p>
          </table:table-cell>
          <table:table-cell office:value-type="float" office:value="34" calcext:value-type="float">
            <text:p>34</text:p>
          </table:table-cell>
          <table:table-cell table:formula="of:=(['200'.B18]/['200'.A18])*100" office:value-type="float" office:value="0.04867224966001" calcext:value-type="float">
            <text:p>0.0486722497</text:p>
          </table:table-cell>
          <table:table-cell office:value-type="float" office:value="1.0009" calcext:value-type="float">
            <text:p>1.000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8]+(INT(RAND()*20-8))" office:value-type="float" office:value="69861" calcext:value-type="float">
            <text:p>69861</text:p>
          </table:table-cell>
          <table:table-cell office:value-type="float" office:value="16" calcext:value-type="float">
            <text:p>16</text:p>
          </table:table-cell>
          <table:table-cell table:formula="of:=(['200'.B19]/['200'.A19])*100" office:value-type="float" office:value="0.0229026209186814" calcext:value-type="float">
            <text:p>0.0229026209</text:p>
          </table:table-cell>
          <table:table-cell office:value-type="float" office:value="0.9978" calcext:value-type="float">
            <text:p>0.9978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9]+(INT(RAND()*20-8))" office:value-type="float" office:value="69859" calcext:value-type="float">
            <text:p>69859</text:p>
          </table:table-cell>
          <table:table-cell office:value-type="float" office:value="3" calcext:value-type="float">
            <text:p>3</text:p>
          </table:table-cell>
          <table:table-cell table:formula="of:=(['200'.B20]/['200'.A20])*100" office:value-type="float" office:value="0.00429436436250161" calcext:value-type="float">
            <text:p>0.0042943644</text:p>
          </table:table-cell>
          <table:table-cell office:value-type="float" office:value="0.9976" calcext:value-type="float">
            <text:p>0.9976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0]+(INT(RAND()*20-8))" office:value-type="float" office:value="69851" calcext:value-type="float">
            <text:p>69851</text:p>
          </table:table-cell>
          <table:table-cell office:value-type="float" office:value="55" calcext:value-type="float">
            <text:p>55</text:p>
          </table:table-cell>
          <table:table-cell table:formula="of:=(['200'.B21]/['200'.A21])*100" office:value-type="float" office:value="0.0787390302214714" calcext:value-type="float">
            <text:p>0.0787390302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1]+(INT(RAND()*20-8))" office:value-type="float" office:value="69856" calcext:value-type="float">
            <text:p>69856</text:p>
          </table:table-cell>
          <table:table-cell office:value-type="float" office:value="33" calcext:value-type="float">
            <text:p>33</text:p>
          </table:table-cell>
          <table:table-cell table:formula="of:=(['200'.B22]/['200'.A22])*100" office:value-type="float" office:value="0.0472400366468163" calcext:value-type="float">
            <text:p>0.0472400366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2]+(INT(RAND()*20-8))" office:value-type="float" office:value="69865" calcext:value-type="float">
            <text:p>69865</text:p>
          </table:table-cell>
          <table:table-cell office:value-type="float" office:value="106" calcext:value-type="float">
            <text:p>106</text:p>
          </table:table-cell>
          <table:table-cell table:formula="of:=(['200'.B23]/['200'.A23])*100" office:value-type="float" office:value="0.151721176554784" calcext:value-type="float">
            <text:p>0.1517211766</text:p>
          </table:table-cell>
          <table:table-cell office:value-type="float" office:value="0.99135" calcext:value-type="float">
            <text:p>0.99135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3]+(INT(RAND()*20-8))" office:value-type="float" office:value="69868" calcext:value-type="float">
            <text:p>69868</text:p>
          </table:table-cell>
          <table:table-cell office:value-type="float" office:value="53" calcext:value-type="float">
            <text:p>53</text:p>
          </table:table-cell>
          <table:table-cell table:formula="of:=(['200'.B24]/['200'.A24])*100" office:value-type="float" office:value="0.0758573309669663" calcext:value-type="float">
            <text:p>0.075857331</text:p>
          </table:table-cell>
          <table:table-cell office:value-type="float" office:value="1.0022" calcext:value-type="float">
            <text:p>1.0022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4]+(INT(RAND()*20-8))" office:value-type="float" office:value="69870" calcext:value-type="float">
            <text:p>69870</text:p>
          </table:table-cell>
          <table:table-cell office:value-type="float" office:value="37" calcext:value-type="float">
            <text:p>37</text:p>
          </table:table-cell>
          <table:table-cell table:formula="of:=(['200'.B25]/['200'.A25])*100" office:value-type="float" office:value="0.052955488764849" calcext:value-type="float">
            <text:p>0.0529554888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5]+(INT(RAND()*20-8))" office:value-type="float" office:value="69865" calcext:value-type="float">
            <text:p>69865</text:p>
          </table:table-cell>
          <table:table-cell office:value-type="float" office:value="74" calcext:value-type="float">
            <text:p>74</text:p>
          </table:table-cell>
          <table:table-cell table:formula="of:=(['200'.B26]/['200'.A26])*100" office:value-type="float" office:value="0.105918557217491" calcext:value-type="float">
            <text:p>0.1059185572</text:p>
          </table:table-cell>
          <table:table-cell office:value-type="float" office:value="0.9872" calcext:value-type="float">
            <text:p>0.9872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6]+(INT(RAND()*20-8))" office:value-type="float" office:value="69863" calcext:value-type="float">
            <text:p>69863</text:p>
          </table:table-cell>
          <table:table-cell office:value-type="float" office:value="30" calcext:value-type="float">
            <text:p>30</text:p>
          </table:table-cell>
          <table:table-cell table:formula="of:=(['200'.B27]/['200'.A27])*100" office:value-type="float" office:value="0.0429411848904284" calcext:value-type="float">
            <text:p>0.0429411849</text:p>
          </table:table-cell>
          <table:table-cell office:value-type="float" office:value="0.98886" calcext:value-type="float">
            <text:p>0.98886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7]+(INT(RAND()*20-8))" office:value-type="float" office:value="69873" calcext:value-type="float">
            <text:p>69873</text:p>
          </table:table-cell>
          <table:table-cell office:value-type="float" office:value="46" calcext:value-type="float">
            <text:p>46</text:p>
          </table:table-cell>
          <table:table-cell table:formula="of:=(['200'.B28]/['200'.A28])*100" office:value-type="float" office:value="0.0658337269045268" calcext:value-type="float">
            <text:p>0.0658337269</text:p>
          </table:table-cell>
          <table:table-cell office:value-type="float" office:value="1.0073" calcext:value-type="float">
            <text:p>1.007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8]+(INT(RAND()*20-8))" office:value-type="float" office:value="69874" calcext:value-type="float">
            <text:p>69874</text:p>
          </table:table-cell>
          <table:table-cell office:value-type="float" office:value="26" calcext:value-type="float">
            <text:p>26</text:p>
          </table:table-cell>
          <table:table-cell table:formula="of:=(['200'.B29]/['200'.A29])*100" office:value-type="float" office:value="0.0372098348455792" calcext:value-type="float">
            <text:p>0.0372098348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9]+(INT(RAND()*20-8))" office:value-type="float" office:value="69885" calcext:value-type="float">
            <text:p>69885</text:p>
          </table:table-cell>
          <table:table-cell office:value-type="float" office:value="46" calcext:value-type="float">
            <text:p>46</text:p>
          </table:table-cell>
          <table:table-cell table:formula="of:=(['200'.B30]/['200'.A30])*100" office:value-type="float" office:value="0.0658224225513343" calcext:value-type="float">
            <text:p>0.0658224226</text:p>
          </table:table-cell>
          <table:table-cell office:value-type="float" office:value="0.9893" calcext:value-type="float">
            <text:p>0.989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0]+(INT(RAND()*20-8))" office:value-type="float" office:value="69879" calcext:value-type="float">
            <text:p>69879</text:p>
          </table:table-cell>
          <table:table-cell office:value-type="float" office:value="69" calcext:value-type="float">
            <text:p>69</text:p>
          </table:table-cell>
          <table:table-cell table:formula="of:=(['200'.B31]/['200'.A31])*100" office:value-type="float" office:value="0.0987421113639291" calcext:value-type="float">
            <text:p>0.0987421114</text:p>
          </table:table-cell>
          <table:table-cell office:value-type="float" office:value="1.0008" calcext:value-type="float">
            <text:p>1.0008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1]+(INT(RAND()*20-8))" office:value-type="float" office:value="69877" calcext:value-type="float">
            <text:p>69877</text:p>
          </table:table-cell>
          <table:table-cell office:value-type="float" office:value="22" calcext:value-type="float">
            <text:p>22</text:p>
          </table:table-cell>
          <table:table-cell table:formula="of:=(['200'.B32]/['200'.A32])*100" office:value-type="float" office:value="0.0314838931264937" calcext:value-type="float">
            <text:p>0.0314838931</text:p>
          </table:table-cell>
          <table:table-cell office:value-type="float" office:value="1.0132" calcext:value-type="float">
            <text:p>1.0132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2]+(INT(RAND()*20-8))" office:value-type="float" office:value="69887" calcext:value-type="float">
            <text:p>69887</text:p>
          </table:table-cell>
          <table:table-cell office:value-type="float" office:value="57" calcext:value-type="float">
            <text:p>57</text:p>
          </table:table-cell>
          <table:table-cell table:formula="of:=(['200'.B33]/['200'.A33])*100" office:value-type="float" office:value="0.0815602329474723" calcext:value-type="float">
            <text:p>0.0815602329</text:p>
          </table:table-cell>
          <table:table-cell office:value-type="float" office:value="1.01504" calcext:value-type="float">
            <text:p>1.01504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3]+(INT(RAND()*20-8))" office:value-type="float" office:value="69881" calcext:value-type="float">
            <text:p>69881</text:p>
          </table:table-cell>
          <table:table-cell office:value-type="float" office:value="32" calcext:value-type="float">
            <text:p>32</text:p>
          </table:table-cell>
          <table:table-cell table:formula="of:=(['200'.B34]/['200'.A34])*100" office:value-type="float" office:value="0.0457921323392625" calcext:value-type="float">
            <text:p>0.0457921323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4]+(INT(RAND()*20-8))" office:value-type="float" office:value="69886" calcext:value-type="float">
            <text:p>69886</text:p>
          </table:table-cell>
          <table:table-cell office:value-type="float" office:value="36" calcext:value-type="float">
            <text:p>36</text:p>
          </table:table-cell>
          <table:table-cell table:formula="of:=(['200'.B35]/['200'.A35])*100" office:value-type="float" office:value="0.0515124631542798" calcext:value-type="float">
            <text:p>0.0515124632</text:p>
          </table:table-cell>
          <table:table-cell office:value-type="float" office:value="0.9939" calcext:value-type="float">
            <text:p>0.993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5]+(INT(RAND()*20-8))" office:value-type="float" office:value="69886" calcext:value-type="float">
            <text:p>69886</text:p>
          </table:table-cell>
          <table:table-cell office:value-type="float" office:value="62" calcext:value-type="float">
            <text:p>62</text:p>
          </table:table-cell>
          <table:table-cell table:formula="of:=(['200'.B36]/['200'.A36])*100" office:value-type="float" office:value="0.0887159087657041" calcext:value-type="float">
            <text:p>0.0887159088</text:p>
          </table:table-cell>
          <table:table-cell office:value-type="float" office:value="0.9926" calcext:value-type="float">
            <text:p>0.9926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6]+(INT(RAND()*20-8))" office:value-type="float" office:value="69884" calcext:value-type="float">
            <text:p>69884</text:p>
          </table:table-cell>
          <table:table-cell office:value-type="float" office:value="15" calcext:value-type="float">
            <text:p>15</text:p>
          </table:table-cell>
          <table:table-cell table:formula="of:=(['200'.B37]/['200'.A37])*100" office:value-type="float" office:value="0.0214641405758113" calcext:value-type="float">
            <text:p>0.0214641406</text:p>
          </table:table-cell>
          <table:table-cell office:value-type="float" office:value="0.99622" calcext:value-type="float">
            <text:p>0.99622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7]+(INT(RAND()*20-8))" office:value-type="float" office:value="69880" calcext:value-type="float">
            <text:p>69880</text:p>
          </table:table-cell>
          <table:table-cell office:value-type="float" office:value="25" calcext:value-type="float">
            <text:p>25</text:p>
          </table:table-cell>
          <table:table-cell table:formula="of:=(['200'.B38]/['200'.A38])*100" office:value-type="float" office:value="0.0357756153405839" calcext:value-type="float">
            <text:p>0.0357756153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8]+(INT(RAND()*20-8))" office:value-type="float" office:value="69874" calcext:value-type="float">
            <text:p>69874</text:p>
          </table:table-cell>
          <table:table-cell office:value-type="float" office:value="44" calcext:value-type="float">
            <text:p>44</text:p>
          </table:table-cell>
          <table:table-cell table:formula="of:=(['200'.B39]/['200'.A39])*100" office:value-type="float" office:value="0.0629704897386725" calcext:value-type="float">
            <text:p>0.0629704897</text:p>
          </table:table-cell>
          <table:table-cell office:value-type="float" office:value="0.9863" calcext:value-type="float">
            <text:p>0.986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9]+(INT(RAND()*20-8))" office:value-type="float" office:value="69872" calcext:value-type="float">
            <text:p>69872</text:p>
          </table:table-cell>
          <table:table-cell office:value-type="float" office:value="39" calcext:value-type="float">
            <text:p>39</text:p>
          </table:table-cell>
          <table:table-cell table:formula="of:=(['200'.B40]/['200'.A40])*100" office:value-type="float" office:value="0.0558163498969544" calcext:value-type="float">
            <text:p>0.0558163499</text:p>
          </table:table-cell>
          <table:table-cell office:value-type="float" office:value="0.9859" calcext:value-type="float">
            <text:p>0.985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0]+(INT(RAND()*20-8))" office:value-type="float" office:value="69874" calcext:value-type="float">
            <text:p>69874</text:p>
          </table:table-cell>
          <table:table-cell office:value-type="float" office:value="4" calcext:value-type="float">
            <text:p>4</text:p>
          </table:table-cell>
          <table:table-cell table:formula="of:=(['200'.B41]/['200'.A41])*100" office:value-type="float" office:value="0.00572458997624295" calcext:value-type="float">
            <text:p>0.00572459</text:p>
          </table:table-cell>
          <table:table-cell office:value-type="float" office:value="1.0098" calcext:value-type="float">
            <text:p>1.0098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1]+(INT(RAND()*20-8))" office:value-type="float" office:value="69885" calcext:value-type="float">
            <text:p>69885</text:p>
          </table:table-cell>
          <table:table-cell office:value-type="float" office:value="35" calcext:value-type="float">
            <text:p>35</text:p>
          </table:table-cell>
          <table:table-cell table:formula="of:=(['200'.B42]/['200'.A42])*100" office:value-type="float" office:value="0.0500822780281892" calcext:value-type="float">
            <text:p>0.050082278</text:p>
          </table:table-cell>
          <table:table-cell office:value-type="float" office:value="0.9877" calcext:value-type="float">
            <text:p>0.9877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2]+(INT(RAND()*20-8))" office:value-type="float" office:value="69883" calcext:value-type="float">
            <text:p>69883</text:p>
          </table:table-cell>
          <table:table-cell office:value-type="float" office:value="16" calcext:value-type="float">
            <text:p>16</text:p>
          </table:table-cell>
          <table:table-cell table:formula="of:=(['200'.B43]/['200'.A43])*100" office:value-type="float" office:value="0.0228954109010775" calcext:value-type="float">
            <text:p>0.0228954109</text:p>
          </table:table-cell>
          <table:table-cell office:value-type="float" office:value="1.0239" calcext:value-type="float">
            <text:p>1.023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3]+(INT(RAND()*20-8))" office:value-type="float" office:value="69875" calcext:value-type="float">
            <text:p>69875</text:p>
          </table:table-cell>
          <table:table-cell office:value-type="float" office:value="76" calcext:value-type="float">
            <text:p>76</text:p>
          </table:table-cell>
          <table:table-cell table:formula="of:=(['200'.B44]/['200'.A44])*100" office:value-type="float" office:value="0.108765652951699" calcext:value-type="float">
            <text:p>0.108765653</text:p>
          </table:table-cell>
          <table:table-cell office:value-type="float" office:value="0.98707" calcext:value-type="float">
            <text:p>0.98707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4]+(INT(RAND()*20-8))" office:value-type="float" office:value="69874" calcext:value-type="float">
            <text:p>69874</text:p>
          </table:table-cell>
          <table:table-cell office:value-type="float" office:value="110" calcext:value-type="float">
            <text:p>110</text:p>
          </table:table-cell>
          <table:table-cell table:formula="of:=(['200'.B45]/['200'.A45])*100" office:value-type="float" office:value="0.157426224346681" calcext:value-type="float">
            <text:p>0.1574262243</text:p>
          </table:table-cell>
          <table:table-cell office:value-type="float" office:value="1.0117" calcext:value-type="float">
            <text:p>1.0117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5]+(INT(RAND()*20-8))" office:value-type="float" office:value="69868" calcext:value-type="float">
            <text:p>69868</text:p>
          </table:table-cell>
          <table:table-cell office:value-type="float" office:value="39" calcext:value-type="float">
            <text:p>39</text:p>
          </table:table-cell>
          <table:table-cell table:formula="of:=(['200'.B46]/['200'.A46])*100" office:value-type="float" office:value="0.0558195454285224" calcext:value-type="float">
            <text:p>0.0558195454</text:p>
          </table:table-cell>
          <table:table-cell office:value-type="float" office:value="1.05433" calcext:value-type="float">
            <text:p>1.0543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6]+(INT(RAND()*20-8))" office:value-type="float" office:value="69874" calcext:value-type="float">
            <text:p>69874</text:p>
          </table:table-cell>
          <table:table-cell office:value-type="float" office:value="28" calcext:value-type="float">
            <text:p>28</text:p>
          </table:table-cell>
          <table:table-cell table:formula="of:=(['200'.B47]/['200'.A47])*100" office:value-type="float" office:value="0.0400721298337007" calcext:value-type="float">
            <text:p>0.0400721298</text:p>
          </table:table-cell>
          <table:table-cell office:value-type="float" office:value="0.98726" calcext:value-type="float">
            <text:p>0.98726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7]+(INT(RAND()*20-8))" office:value-type="float" office:value="69882" calcext:value-type="float">
            <text:p>69882</text:p>
          </table:table-cell>
          <table:table-cell office:value-type="float" office:value="39" calcext:value-type="float">
            <text:p>39</text:p>
          </table:table-cell>
          <table:table-cell table:formula="of:=(['200'.B48]/['200'.A48])*100" office:value-type="float" office:value="0.0558083626684983" calcext:value-type="float">
            <text:p>0.0558083627</text:p>
          </table:table-cell>
          <table:table-cell office:value-type="float" office:value="0.9873" calcext:value-type="float">
            <text:p>0.987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8]+(INT(RAND()*20-8))" office:value-type="float" office:value="69881" calcext:value-type="float">
            <text:p>69881</text:p>
          </table:table-cell>
          <table:table-cell office:value-type="float" office:value="24" calcext:value-type="float">
            <text:p>24</text:p>
          </table:table-cell>
          <table:table-cell table:formula="of:=(['200'.B49]/['200'.A49])*100" office:value-type="float" office:value="0.0343440992544468" calcext:value-type="float">
            <text:p>0.0343440993</text:p>
          </table:table-cell>
          <table:table-cell office:value-type="float" office:value="0.9887" calcext:value-type="float">
            <text:p>0.9887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9]+(INT(RAND()*20-8))" office:value-type="float" office:value="69884" calcext:value-type="float">
            <text:p>69884</text:p>
          </table:table-cell>
          <table:table-cell office:value-type="float" office:value="3" calcext:value-type="float">
            <text:p>3</text:p>
          </table:table-cell>
          <table:table-cell table:formula="of:=(['200'.B50]/['200'.A50])*100" office:value-type="float" office:value="0.00429282811516227" calcext:value-type="float">
            <text:p>0.0042928281</text:p>
          </table:table-cell>
          <table:table-cell office:value-type="float" office:value="0.9214" calcext:value-type="float">
            <text:p>0.9214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0]+(INT(RAND()*20-8))" office:value-type="float" office:value="69883" calcext:value-type="float">
            <text:p>69883</text:p>
          </table:table-cell>
          <table:table-cell office:value-type="float" office:value="49" calcext:value-type="float">
            <text:p>49</text:p>
          </table:table-cell>
          <table:table-cell table:formula="of:=(['200'.B51]/['200'.A51])*100" office:value-type="float" office:value="0.0701171958845499" calcext:value-type="float">
            <text:p>0.0701171959</text:p>
          </table:table-cell>
          <table:table-cell office:value-type="float" office:value="1.0178" calcext:value-type="float">
            <text:p>1.0178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1]+(INT(RAND()*20-8))" office:value-type="float" office:value="69889" calcext:value-type="float">
            <text:p>69889</text:p>
          </table:table-cell>
          <table:table-cell office:value-type="float" office:value="21" calcext:value-type="float">
            <text:p>21</text:p>
          </table:table-cell>
          <table:table-cell table:formula="of:=(['200'.B52]/['200'.A52])*100" office:value-type="float" office:value="0.0300476469830732" calcext:value-type="float">
            <text:p>0.030047647</text:p>
          </table:table-cell>
          <table:table-cell office:value-type="float" office:value="1.0381" calcext:value-type="float">
            <text:p>1.0381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2]+(INT(RAND()*20-8))" office:value-type="float" office:value="69888" calcext:value-type="float">
            <text:p>69888</text:p>
          </table:table-cell>
          <table:table-cell office:value-type="float" office:value="19" calcext:value-type="float">
            <text:p>19</text:p>
          </table:table-cell>
          <table:table-cell table:formula="of:=(['200'.B53]/['200'.A53])*100" office:value-type="float" office:value="0.0271863553113553" calcext:value-type="float">
            <text:p>0.0271863553</text:p>
          </table:table-cell>
          <table:table-cell office:value-type="float" office:value="1.0126" calcext:value-type="float">
            <text:p>1.0126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3]+(INT(RAND()*20-8))" office:value-type="float" office:value="69883" calcext:value-type="float">
            <text:p>69883</text:p>
          </table:table-cell>
          <table:table-cell office:value-type="float" office:value="23" calcext:value-type="float">
            <text:p>23</text:p>
          </table:table-cell>
          <table:table-cell table:formula="of:=(['200'.B54]/['200'.A54])*100" office:value-type="float" office:value="0.0329121531702989" calcext:value-type="float">
            <text:p>0.0329121532</text:p>
          </table:table-cell>
          <table:table-cell office:value-type="float" office:value="1.0169" calcext:value-type="float">
            <text:p>1.016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4]+(INT(RAND()*20-8))" office:value-type="float" office:value="69875" calcext:value-type="float">
            <text:p>69875</text:p>
          </table:table-cell>
          <table:table-cell office:value-type="float" office:value="31" calcext:value-type="float">
            <text:p>31</text:p>
          </table:table-cell>
          <table:table-cell table:formula="of:=(['200'.B55]/['200'.A55])*100" office:value-type="float" office:value="0.0443649373881932" calcext:value-type="float">
            <text:p>0.0443649374</text:p>
          </table:table-cell>
          <table:table-cell office:value-type="float" office:value="1.0183" calcext:value-type="float">
            <text:p>1.018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5]+(INT(RAND()*20-8))" office:value-type="float" office:value="69878" calcext:value-type="float">
            <text:p>69878</text:p>
          </table:table-cell>
          <table:table-cell office:value-type="float" office:value="1" calcext:value-type="float">
            <text:p>1</text:p>
          </table:table-cell>
          <table:table-cell table:formula="of:=(['200'.B56]/['200'.A56])*100" office:value-type="float" office:value="0.00143106557142448" calcext:value-type="float">
            <text:p>0.0014310656</text:p>
          </table:table-cell>
          <table:table-cell office:value-type="float" office:value="0.988179" calcext:value-type="float">
            <text:p>0.988179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6]+(INT(RAND()*20-8))" office:value-type="float" office:value="69877" calcext:value-type="float">
            <text:p>69877</text:p>
          </table:table-cell>
          <table:table-cell office:value-type="float" office:value="10" calcext:value-type="float">
            <text:p>10</text:p>
          </table:table-cell>
          <table:table-cell table:formula="of:=(['200'.B57]/['200'.A57])*100" office:value-type="float" office:value="0.0143108605120426" calcext:value-type="float">
            <text:p>0.0143108605</text:p>
          </table:table-cell>
          <table:table-cell office:value-type="float" office:value="1.00543" calcext:value-type="float">
            <text:p>1.00543</text:p>
          </table:table-cell>
          <table:table-cell/>
          <table:table-cell table:formula="of:=[.$F$7]" office:value-type="float" office:value="0.0505525411887695" calcext:value-type="float">
            <text:p>0.0505525412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</table:table>
      <table:table table:name="100" table:style-name="ta1">
        <table:shapes>
          <draw:frame draw:z-index="0" draw:style-name="gr1" draw:text-style-name="P1" svg:width="454.17pt" svg:height="254.66pt" svg:x="602.65pt" svg:y="355.89pt">
            <loext:p draw:notify-on-update-of-ranges="'100'.C6:'100'.C6 '100'.C7:'100'.C57 '100'.G6:'100'.G6 '100'.G7:'100'.G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4.14pt" svg:height="254.64pt" svg:x="598.76pt" svg:y="19.19pt">
            <loext:p draw:notify-on-update-of-ranges="'100'.D6:'100'.D6 '100'.D7:'100'.D57 '100'.F6:'100'.F6 '100'.F7:'100'.F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7610" calcext:value-type="float">
            <text:p>67610</text:p>
          </table:table-cell>
          <table:table-cell office:value-type="float" office:value="29" calcext:value-type="float">
            <text:p>29</text:p>
          </table:table-cell>
          <table:table-cell office:value-type="float" office:value="0.4924" calcext:value-type="float">
            <text:p>0.4924</text:p>
          </table:table-cell>
          <table:table-cell table:formula="of:=(['100'.B7]/['100'.A7])*100" office:value-type="float" office:value="0.0428930631563378" calcext:value-type="float">
            <text:p>0.0428930632</text:p>
          </table:table-cell>
          <table:table-cell/>
          <table:table-cell table:style-name="ce6" table:formula="of:=SUM(['100'.D7:.D57])/50" office:value-type="float" office:value="0.0283451912566318" calcext:value-type="float">
            <text:p>0.0283451913</text:p>
          </table:table-cell>
          <table:table-cell table:style-name="ce6" table:formula="of:=SUM(['100'.C7:.C57])/51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7]+(INT(RAND()*20-8))" office:value-type="float" office:value="67614" calcext:value-type="float">
            <text:p>67614</text:p>
          </table:table-cell>
          <table:table-cell office:value-type="float" office:value="19" calcext:value-type="float">
            <text:p>19</text:p>
          </table:table-cell>
          <table:table-cell office:value-type="float" office:value="0.495" calcext:value-type="float">
            <text:p>0.495</text:p>
          </table:table-cell>
          <table:table-cell table:formula="of:=(['100'.B8]/['100'.A8])*100" office:value-type="float" office:value="0.0281006892063774" calcext:value-type="float">
            <text:p>0.028100689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8]+(INT(RAND()*20-8))" office:value-type="float" office:value="67610" calcext:value-type="float">
            <text:p>67610</text:p>
          </table:table-cell>
          <table:table-cell office:value-type="float" office:value="35" calcext:value-type="float">
            <text:p>35</text:p>
          </table:table-cell>
          <table:table-cell office:value-type="float" office:value="0.4965" calcext:value-type="float">
            <text:p>0.4965</text:p>
          </table:table-cell>
          <table:table-cell table:formula="of:=(['100'.B9]/['100'.A9])*100" office:value-type="float" office:value="0.0517674900162698" calcext:value-type="float">
            <text:p>0.0517674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9]+(INT(RAND()*20-8))" office:value-type="float" office:value="67621" calcext:value-type="float">
            <text:p>67621</text:p>
          </table:table-cell>
          <table:table-cell office:value-type="float" office:value="47" calcext:value-type="float">
            <text:p>47</text:p>
          </table:table-cell>
          <table:table-cell office:value-type="float" office:value="0.4948" calcext:value-type="float">
            <text:p>0.4948</text:p>
          </table:table-cell>
          <table:table-cell table:formula="of:=(['100'.B10]/['100'.A10])*100" office:value-type="float" office:value="0.0695050354179915" calcext:value-type="float">
            <text:p>0.0695050354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0]+(INT(RAND()*20-8))" office:value-type="float" office:value="67629" calcext:value-type="float">
            <text:p>67629</text:p>
          </table:table-cell>
          <table:table-cell office:value-type="float" office:value="43" calcext:value-type="float">
            <text:p>43</text:p>
          </table:table-cell>
          <table:table-cell office:value-type="float" office:value="0.4965" calcext:value-type="float">
            <text:p>0.4965</text:p>
          </table:table-cell>
          <table:table-cell table:formula="of:=(['100'.B11]/['100'.A11])*100" office:value-type="float" office:value="0.0635821910718774" calcext:value-type="float">
            <text:p>0.063582191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1]+(INT(RAND()*20-8))" office:value-type="float" office:value="67634" calcext:value-type="float">
            <text:p>67634</text:p>
          </table:table-cell>
          <table:table-cell office:value-type="float" office:value="34" calcext:value-type="float">
            <text:p>34</text:p>
          </table:table-cell>
          <table:table-cell office:value-type="float" office:value="0.4925" calcext:value-type="float">
            <text:p>0.4925</text:p>
          </table:table-cell>
          <table:table-cell table:formula="of:=(['100'.B12]/['100'.A12])*100" office:value-type="float" office:value="0.050270573971671" calcext:value-type="float">
            <text:p>0.050270574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2]+(INT(RAND()*20-8))" office:value-type="float" office:value="67634" calcext:value-type="float">
            <text:p>67634</text:p>
          </table:table-cell>
          <table:table-cell office:value-type="float" office:value="9" calcext:value-type="float">
            <text:p>9</text:p>
          </table:table-cell>
          <table:table-cell office:value-type="float" office:value="0.494112" calcext:value-type="float">
            <text:p>0.494112</text:p>
          </table:table-cell>
          <table:table-cell table:formula="of:=(['100'.B13]/['100'.A13])*100" office:value-type="float" office:value="0.01330691663956" calcext:value-type="float">
            <text:p>0.0133069166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3]+(INT(RAND()*20-8))" office:value-type="float" office:value="67633" calcext:value-type="float">
            <text:p>67633</text:p>
          </table:table-cell>
          <table:table-cell office:value-type="float" office:value="20" calcext:value-type="float">
            <text:p>20</text:p>
          </table:table-cell>
          <table:table-cell office:value-type="float" office:value="0.49581" calcext:value-type="float">
            <text:p>0.49581</text:p>
          </table:table-cell>
          <table:table-cell table:formula="of:=(['100'.B14]/['100'.A14])*100" office:value-type="float" office:value="0.0295713630919817" calcext:value-type="float">
            <text:p>0.029571363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4]+(INT(RAND()*20-8))" office:value-type="float" office:value="67639" calcext:value-type="float">
            <text:p>67639</text:p>
          </table:table-cell>
          <table:table-cell office:value-type="float" office:value="17" calcext:value-type="float">
            <text:p>17</text:p>
          </table:table-cell>
          <table:table-cell office:value-type="float" office:value="0.4936" calcext:value-type="float">
            <text:p>0.4936</text:p>
          </table:table-cell>
          <table:table-cell table:formula="of:=(['100'.B15]/['100'.A15])*100" office:value-type="float" office:value="0.0251334289389258" calcext:value-type="float">
            <text:p>0.025133428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5]+(INT(RAND()*20-8))" office:value-type="float" office:value="67640" calcext:value-type="float">
            <text:p>67640</text:p>
          </table:table-cell>
          <table:table-cell office:value-type="float" office:value="7" calcext:value-type="float">
            <text:p>7</text:p>
          </table:table-cell>
          <table:table-cell office:value-type="float" office:value="0.49581" calcext:value-type="float">
            <text:p>0.49581</text:p>
          </table:table-cell>
          <table:table-cell table:formula="of:=(['100'.B16]/['100'.A16])*100" office:value-type="float" office:value="0.0103489059727972" calcext:value-type="float">
            <text:p>0.010348906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6]+(INT(RAND()*20-8))" office:value-type="float" office:value="67639" calcext:value-type="float">
            <text:p>67639</text:p>
          </table:table-cell>
          <table:table-cell office:value-type="float" office:value="13" calcext:value-type="float">
            <text:p>13</text:p>
          </table:table-cell>
          <table:table-cell office:value-type="float" office:value="0.4896" calcext:value-type="float">
            <text:p>0.4896</text:p>
          </table:table-cell>
          <table:table-cell table:formula="of:=(['100'.B17]/['100'.A17])*100" office:value-type="float" office:value="0.0192196809532962" calcext:value-type="float">
            <text:p>0.01921968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7]+(INT(RAND()*20-8))" office:value-type="float" office:value="67642" calcext:value-type="float">
            <text:p>67642</text:p>
          </table:table-cell>
          <table:table-cell office:value-type="float" office:value="11" calcext:value-type="float">
            <text:p>11</text:p>
          </table:table-cell>
          <table:table-cell office:value-type="float" office:value="0.49224" calcext:value-type="float">
            <text:p>0.49224</text:p>
          </table:table-cell>
          <table:table-cell table:formula="of:=(['100'.B18]/['100'.A18])*100" office:value-type="float" office:value="0.0162620856864079" calcext:value-type="float">
            <text:p>0.016262085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8]+(INT(RAND()*20-8))" office:value-type="float" office:value="67649" calcext:value-type="float">
            <text:p>67649</text:p>
          </table:table-cell>
          <table:table-cell office:value-type="float" office:value="31" calcext:value-type="float">
            <text:p>31</text:p>
          </table:table-cell>
          <table:table-cell office:value-type="float" office:value="0.49581" calcext:value-type="float">
            <text:p>0.49581</text:p>
          </table:table-cell>
          <table:table-cell table:formula="of:=(['100'.B19]/['100'.A19])*100" office:value-type="float" office:value="0.0458247719848039" calcext:value-type="float">
            <text:p>0.04582477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9]+(INT(RAND()*20-8))" office:value-type="float" office:value="67654" calcext:value-type="float">
            <text:p>67654</text:p>
          </table:table-cell>
          <table:table-cell office:value-type="float" office:value="48" calcext:value-type="float">
            <text:p>48</text:p>
          </table:table-cell>
          <table:table-cell office:value-type="float" office:value="0.49581" calcext:value-type="float">
            <text:p>0.49581</text:p>
          </table:table-cell>
          <table:table-cell table:formula="of:=(['100'.B20]/['100'.A20])*100" office:value-type="float" office:value="0.070949241729979" calcext:value-type="float">
            <text:p>0.070949241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0]+(INT(RAND()*20-8))" office:value-type="float" office:value="67663" calcext:value-type="float">
            <text:p>67663</text:p>
          </table:table-cell>
          <table:table-cell office:value-type="float" office:value="17" calcext:value-type="float">
            <text:p>17</text:p>
          </table:table-cell>
          <table:table-cell office:value-type="float" office:value="0.4876" calcext:value-type="float">
            <text:p>0.4876</text:p>
          </table:table-cell>
          <table:table-cell table:formula="of:=(['100'.B21]/['100'.A21])*100" office:value-type="float" office:value="0.025124514136234" calcext:value-type="float">
            <text:p>0.025124514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1]+(INT(RAND()*20-8))" office:value-type="float" office:value="67670" calcext:value-type="float">
            <text:p>67670</text:p>
          </table:table-cell>
          <table:table-cell office:value-type="float" office:value="51" calcext:value-type="float">
            <text:p>51</text:p>
          </table:table-cell>
          <table:table-cell office:value-type="float" office:value="0.49705" calcext:value-type="float">
            <text:p>0.49705</text:p>
          </table:table-cell>
          <table:table-cell table:formula="of:=(['100'.B22]/['100'.A22])*100" office:value-type="float" office:value="0.0753657455297769" calcext:value-type="float">
            <text:p>0.0753657455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2]+(INT(RAND()*20-8))" office:value-type="float" office:value="67680" calcext:value-type="float">
            <text:p>67680</text:p>
          </table:table-cell>
          <table:table-cell office:value-type="float" office:value="11" calcext:value-type="float">
            <text:p>11</text:p>
          </table:table-cell>
          <table:table-cell office:value-type="float" office:value="0.49581" calcext:value-type="float">
            <text:p>0.49581</text:p>
          </table:table-cell>
          <table:table-cell table:formula="of:=(['100'.B23]/['100'.A23])*100" office:value-type="float" office:value="0.0162529550827423" calcext:value-type="float">
            <text:p>0.016252955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3]+(INT(RAND()*20-8))" office:value-type="float" office:value="67681" calcext:value-type="float">
            <text:p>67681</text:p>
          </table:table-cell>
          <table:table-cell office:value-type="float" office:value="7" calcext:value-type="float">
            <text:p>7</text:p>
          </table:table-cell>
          <table:table-cell office:value-type="float" office:value="0.49876" calcext:value-type="float">
            <text:p>0.49876</text:p>
          </table:table-cell>
          <table:table-cell table:formula="of:=(['100'.B24]/['100'.A24])*100" office:value-type="float" office:value="0.0103426367813714" calcext:value-type="float">
            <text:p>0.0103426368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4]+(INT(RAND()*20-8))" office:value-type="float" office:value="67686" calcext:value-type="float">
            <text:p>67686</text:p>
          </table:table-cell>
          <table:table-cell office:value-type="float" office:value="16" calcext:value-type="float">
            <text:p>16</text:p>
          </table:table-cell>
          <table:table-cell office:value-type="float" office:value="0.50467" calcext:value-type="float">
            <text:p>0.50467</text:p>
          </table:table-cell>
          <table:table-cell table:formula="of:=(['100'.B25]/['100'.A25])*100" office:value-type="float" office:value="0.0236385663209526" calcext:value-type="float">
            <text:p>0.0236385663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5]+(INT(RAND()*20-8))" office:value-type="float" office:value="67685" calcext:value-type="float">
            <text:p>67685</text:p>
          </table:table-cell>
          <table:table-cell office:value-type="float" office:value="7" calcext:value-type="float">
            <text:p>7</text:p>
          </table:table-cell>
          <table:table-cell office:value-type="float" office:value="0.49698" calcext:value-type="float">
            <text:p>0.49698</text:p>
          </table:table-cell>
          <table:table-cell table:formula="of:=(['100'.B26]/['100'.A26])*100" office:value-type="float" office:value="0.0103420255595775" calcext:value-type="float">
            <text:p>0.0103420256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6]+(INT(RAND()*20-8))" office:value-type="float" office:value="67684" calcext:value-type="float">
            <text:p>67684</text:p>
          </table:table-cell>
          <table:table-cell office:value-type="float" office:value="42" calcext:value-type="float">
            <text:p>42</text:p>
          </table:table-cell>
          <table:table-cell office:value-type="float" office:value="0.50754" calcext:value-type="float">
            <text:p>0.50754</text:p>
          </table:table-cell>
          <table:table-cell table:formula="of:=(['100'.B27]/['100'.A27])*100" office:value-type="float" office:value="0.0620530701495184" calcext:value-type="float">
            <text:p>0.062053070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7]+(INT(RAND()*20-8))" office:value-type="float" office:value="67691" calcext:value-type="float">
            <text:p>67691</text:p>
          </table:table-cell>
          <table:table-cell office:value-type="float" office:value="27" calcext:value-type="float">
            <text:p>27</text:p>
          </table:table-cell>
          <table:table-cell office:value-type="float" office:value="0.4976" calcext:value-type="float">
            <text:p>0.4976</text:p>
          </table:table-cell>
          <table:table-cell table:formula="of:=(['100'.B28]/['100'.A28])*100" office:value-type="float" office:value="0.039887134183274" calcext:value-type="float">
            <text:p>0.039887134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8]+(INT(RAND()*20-8))" office:value-type="float" office:value="67695" calcext:value-type="float">
            <text:p>67695</text:p>
          </table:table-cell>
          <table:table-cell office:value-type="float" office:value="10" calcext:value-type="float">
            <text:p>10</text:p>
          </table:table-cell>
          <table:table-cell office:value-type="float" office:value="0.5043" calcext:value-type="float">
            <text:p>0.5043</text:p>
          </table:table-cell>
          <table:table-cell table:formula="of:=(['100'.B29]/['100'.A29])*100" office:value-type="float" office:value="0.014772139744442" calcext:value-type="float">
            <text:p>0.014772139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9]+(INT(RAND()*20-8))" office:value-type="float" office:value="67690" calcext:value-type="float">
            <text:p>67690</text:p>
          </table:table-cell>
          <table:table-cell office:value-type="float" office:value="10" calcext:value-type="float">
            <text:p>10</text:p>
          </table:table-cell>
          <table:table-cell office:value-type="float" office:value="0.51086" calcext:value-type="float">
            <text:p>0.51086</text:p>
          </table:table-cell>
          <table:table-cell table:formula="of:=(['100'.B30]/['100'.A30])*100" office:value-type="float" office:value="0.0147732309055991" calcext:value-type="float">
            <text:p>0.014773230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0]+(INT(RAND()*20-8))" office:value-type="float" office:value="67689" calcext:value-type="float">
            <text:p>67689</text:p>
          </table:table-cell>
          <table:table-cell office:value-type="float" office:value="21" calcext:value-type="float">
            <text:p>21</text:p>
          </table:table-cell>
          <table:table-cell office:value-type="float" office:value="0.49652" calcext:value-type="float">
            <text:p>0.49652</text:p>
          </table:table-cell>
          <table:table-cell table:formula="of:=(['100'.B31]/['100'.A31])*100" office:value-type="float" office:value="0.0310242432300669" calcext:value-type="float">
            <text:p>0.031024243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1]+(INT(RAND()*20-8))" office:value-type="float" office:value="67693" calcext:value-type="float">
            <text:p>67693</text:p>
          </table:table-cell>
          <table:table-cell office:value-type="float" office:value="10" calcext:value-type="float">
            <text:p>10</text:p>
          </table:table-cell>
          <table:table-cell office:value-type="float" office:value="0.487991" calcext:value-type="float">
            <text:p>0.487991</text:p>
          </table:table-cell>
          <table:table-cell table:formula="of:=(['100'.B32]/['100'.A32])*100" office:value-type="float" office:value="0.0147725761895617" calcext:value-type="float">
            <text:p>0.014772576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2]+(INT(RAND()*20-8))" office:value-type="float" office:value="67689" calcext:value-type="float">
            <text:p>67689</text:p>
          </table:table-cell>
          <table:table-cell office:value-type="float" office:value="36" calcext:value-type="float">
            <text:p>36</text:p>
          </table:table-cell>
          <table:table-cell office:value-type="float" office:value="0.49127" calcext:value-type="float">
            <text:p>0.49127</text:p>
          </table:table-cell>
          <table:table-cell table:formula="of:=(['100'.B33]/['100'.A33])*100" office:value-type="float" office:value="0.053184416965829" calcext:value-type="float">
            <text:p>0.05318441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3]+(INT(RAND()*20-8))" office:value-type="float" office:value="67686" calcext:value-type="float">
            <text:p>67686</text:p>
          </table:table-cell>
          <table:table-cell office:value-type="float" office:value="30" calcext:value-type="float">
            <text:p>30</text:p>
          </table:table-cell>
          <table:table-cell office:value-type="float" office:value="0.498671" calcext:value-type="float">
            <text:p>0.498671</text:p>
          </table:table-cell>
          <table:table-cell table:formula="of:=(['100'.B34]/['100'.A34])*100" office:value-type="float" office:value="0.0443223118517862" calcext:value-type="float">
            <text:p>0.044322311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4]+(INT(RAND()*20-8))" office:value-type="float" office:value="67692" calcext:value-type="float">
            <text:p>67692</text:p>
          </table:table-cell>
          <table:table-cell office:value-type="float" office:value="16" calcext:value-type="float">
            <text:p>16</text:p>
          </table:table-cell>
          <table:table-cell office:value-type="float" office:value="0.4956" calcext:value-type="float">
            <text:p>0.4956</text:p>
          </table:table-cell>
          <table:table-cell table:formula="of:=(['100'.B35]/['100'.A35])*100" office:value-type="float" office:value="0.0236364710748685" calcext:value-type="float">
            <text:p>0.023636471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5]+(INT(RAND()*20-8))" office:value-type="float" office:value="67686" calcext:value-type="float">
            <text:p>67686</text:p>
          </table:table-cell>
          <table:table-cell office:value-type="float" office:value="36" calcext:value-type="float">
            <text:p>36</text:p>
          </table:table-cell>
          <table:table-cell office:value-type="float" office:value="0.48921" calcext:value-type="float">
            <text:p>0.48921</text:p>
          </table:table-cell>
          <table:table-cell table:formula="of:=(['100'.B36]/['100'.A36])*100" office:value-type="float" office:value="0.0531867742221434" calcext:value-type="float">
            <text:p>0.053186774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6]+(INT(RAND()*20-8))" office:value-type="float" office:value="67687" calcext:value-type="float">
            <text:p>67687</text:p>
          </table:table-cell>
          <table:table-cell office:value-type="float" office:value="32" calcext:value-type="float">
            <text:p>32</text:p>
          </table:table-cell>
          <table:table-cell office:value-type="float" office:value="0.4912" calcext:value-type="float">
            <text:p>0.4912</text:p>
          </table:table-cell>
          <table:table-cell table:formula="of:=(['100'.B37]/['100'.A37])*100" office:value-type="float" office:value="0.0472764341749524" calcext:value-type="float">
            <text:p>0.047276434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7]+(INT(RAND()*20-8))" office:value-type="float" office:value="67682" calcext:value-type="float">
            <text:p>67682</text:p>
          </table:table-cell>
          <table:table-cell office:value-type="float" office:value="6" calcext:value-type="float">
            <text:p>6</text:p>
          </table:table-cell>
          <table:table-cell office:value-type="float" office:value="0.4906" calcext:value-type="float">
            <text:p>0.4906</text:p>
          </table:table-cell>
          <table:table-cell table:formula="of:=(['100'.B38]/['100'.A38])*100" office:value-type="float" office:value="0.0088649862592713" calcext:value-type="float">
            <text:p>0.0088649863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8]+(INT(RAND()*20-8))" office:value-type="float" office:value="67687" calcext:value-type="float">
            <text:p>67687</text:p>
          </table:table-cell>
          <table:table-cell office:value-type="float" office:value="27" calcext:value-type="float">
            <text:p>27</text:p>
          </table:table-cell>
          <table:table-cell office:value-type="float" office:value="0.48842" calcext:value-type="float">
            <text:p>0.48842</text:p>
          </table:table-cell>
          <table:table-cell table:formula="of:=(['100'.B39]/['100'.A39])*100" office:value-type="float" office:value="0.0398894913351161" calcext:value-type="float">
            <text:p>0.0398894913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9]+(INT(RAND()*20-8))" office:value-type="float" office:value="67684" calcext:value-type="float">
            <text:p>67684</text:p>
          </table:table-cell>
          <table:table-cell office:value-type="float" office:value="5" calcext:value-type="float">
            <text:p>5</text:p>
          </table:table-cell>
          <table:table-cell office:value-type="float" office:value="0.4921" calcext:value-type="float">
            <text:p>0.4921</text:p>
          </table:table-cell>
          <table:table-cell table:formula="of:=(['100'.B40]/['100'.A40])*100" office:value-type="float" office:value="0.00738727025589504" calcext:value-type="float">
            <text:p>0.0073872703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0]+(INT(RAND()*20-8))" office:value-type="float" office:value="67685" calcext:value-type="float">
            <text:p>67685</text:p>
          </table:table-cell>
          <table:table-cell office:value-type="float" office:value="7" calcext:value-type="float">
            <text:p>7</text:p>
          </table:table-cell>
          <table:table-cell office:value-type="float" office:value="0.49392" calcext:value-type="float">
            <text:p>0.49392</text:p>
          </table:table-cell>
          <table:table-cell table:formula="of:=(['100'.B41]/['100'.A41])*100" office:value-type="float" office:value="0.0103420255595775" calcext:value-type="float">
            <text:p>0.0103420256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1]+(INT(RAND()*20-8))" office:value-type="float" office:value="67688" calcext:value-type="float">
            <text:p>67688</text:p>
          </table:table-cell>
          <table:table-cell office:value-type="float" office:value="23" calcext:value-type="float">
            <text:p>23</text:p>
          </table:table-cell>
          <table:table-cell office:value-type="float" office:value="0.49183" calcext:value-type="float">
            <text:p>0.49183</text:p>
          </table:table-cell>
          <table:table-cell table:formula="of:=(['100'.B42]/['100'.A42])*100" office:value-type="float" office:value="0.033979435054958" calcext:value-type="float">
            <text:p>0.033979435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2]+(INT(RAND()*20-8))" office:value-type="float" office:value="67688" calcext:value-type="float">
            <text:p>67688</text:p>
          </table:table-cell>
          <table:table-cell office:value-type="float" office:value="4" calcext:value-type="float">
            <text:p>4</text:p>
          </table:table-cell>
          <table:table-cell office:value-type="float" office:value="0.49404" calcext:value-type="float">
            <text:p>0.49404</text:p>
          </table:table-cell>
          <table:table-cell table:formula="of:=(['100'.B43]/['100'.A43])*100" office:value-type="float" office:value="0.00590946696607966" calcext:value-type="float">
            <text:p>0.00590946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3]+(INT(RAND()*20-8))" office:value-type="float" office:value="67690" calcext:value-type="float">
            <text:p>67690</text:p>
          </table:table-cell>
          <table:table-cell office:value-type="float" office:value="9" calcext:value-type="float">
            <text:p>9</text:p>
          </table:table-cell>
          <table:table-cell office:value-type="float" office:value="0.4943" calcext:value-type="float">
            <text:p>0.4943</text:p>
          </table:table-cell>
          <table:table-cell table:formula="of:=(['100'.B44]/['100'.A44])*100" office:value-type="float" office:value="0.0132959078150392" calcext:value-type="float">
            <text:p>0.0132959078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4]+(INT(RAND()*20-8))" office:value-type="float" office:value="67695" calcext:value-type="float">
            <text:p>67695</text:p>
          </table:table-cell>
          <table:table-cell office:value-type="float" office:value="10" calcext:value-type="float">
            <text:p>10</text:p>
          </table:table-cell>
          <table:table-cell office:value-type="float" office:value="0.49553" calcext:value-type="float">
            <text:p>0.49553</text:p>
          </table:table-cell>
          <table:table-cell table:formula="of:=(['100'.B45]/['100'.A45])*100" office:value-type="float" office:value="0.014772139744442" calcext:value-type="float">
            <text:p>0.014772139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5]+(INT(RAND()*20-8))" office:value-type="float" office:value="67702" calcext:value-type="float">
            <text:p>67702</text:p>
          </table:table-cell>
          <table:table-cell office:value-type="float" office:value="8" calcext:value-type="float">
            <text:p>8</text:p>
          </table:table-cell>
          <table:table-cell office:value-type="float" office:value="0.48892" calcext:value-type="float">
            <text:p>0.48892</text:p>
          </table:table-cell>
          <table:table-cell table:formula="of:=(['100'.B46]/['100'.A46])*100" office:value-type="float" office:value="0.0118164899116717" calcext:value-type="float">
            <text:p>0.011816489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6]+(INT(RAND()*20-8))" office:value-type="float" office:value="67695" calcext:value-type="float">
            <text:p>67695</text:p>
          </table:table-cell>
          <table:table-cell office:value-type="float" office:value="7" calcext:value-type="float">
            <text:p>7</text:p>
          </table:table-cell>
          <table:table-cell office:value-type="float" office:value="0.49532" calcext:value-type="float">
            <text:p>0.49532</text:p>
          </table:table-cell>
          <table:table-cell table:formula="of:=(['100'.B47]/['100'.A47])*100" office:value-type="float" office:value="0.0103404978211094" calcext:value-type="float">
            <text:p>0.0103404978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7]+(INT(RAND()*20-8))" office:value-type="float" office:value="67687" calcext:value-type="float">
            <text:p>67687</text:p>
          </table:table-cell>
          <table:table-cell office:value-type="float" office:value="16" calcext:value-type="float">
            <text:p>16</text:p>
          </table:table-cell>
          <table:table-cell office:value-type="float" office:value="0.49163" calcext:value-type="float">
            <text:p>0.49163</text:p>
          </table:table-cell>
          <table:table-cell table:formula="of:=(['100'.B48]/['100'.A48])*100" office:value-type="float" office:value="0.0236382170874762" calcext:value-type="float">
            <text:p>0.023638217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8]+(INT(RAND()*20-8))" office:value-type="float" office:value="67688" calcext:value-type="float">
            <text:p>67688</text:p>
          </table:table-cell>
          <table:table-cell office:value-type="float" office:value="7" calcext:value-type="float">
            <text:p>7</text:p>
          </table:table-cell>
          <table:table-cell office:value-type="float" office:value="0.49324" calcext:value-type="float">
            <text:p>0.49324</text:p>
          </table:table-cell>
          <table:table-cell table:formula="of:=(['100'.B49]/['100'.A49])*100" office:value-type="float" office:value="0.0103415671906394" calcext:value-type="float">
            <text:p>0.0103415672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9]+(INT(RAND()*20-8))" office:value-type="float" office:value="67680" calcext:value-type="float">
            <text:p>67680</text:p>
          </table:table-cell>
          <table:table-cell office:value-type="float" office:value="12" calcext:value-type="float">
            <text:p>12</text:p>
          </table:table-cell>
          <table:table-cell office:value-type="float" office:value="0.49435" calcext:value-type="float">
            <text:p>0.49435</text:p>
          </table:table-cell>
          <table:table-cell table:formula="of:=(['100'.B50]/['100'.A50])*100" office:value-type="float" office:value="0.0177304964539007" calcext:value-type="float">
            <text:p>0.0177304965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0]+(INT(RAND()*20-8))" office:value-type="float" office:value="67691" calcext:value-type="float">
            <text:p>67691</text:p>
          </table:table-cell>
          <table:table-cell office:value-type="float" office:value="8" calcext:value-type="float">
            <text:p>8</text:p>
          </table:table-cell>
          <table:table-cell office:value-type="float" office:value="0.49823" calcext:value-type="float">
            <text:p>0.49823</text:p>
          </table:table-cell>
          <table:table-cell table:formula="of:=(['100'.B51]/['100'.A51])*100" office:value-type="float" office:value="0.0118184101283775" calcext:value-type="float">
            <text:p>0.011818410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1]+(INT(RAND()*20-8))" office:value-type="float" office:value="67699" calcext:value-type="float">
            <text:p>67699</text:p>
          </table:table-cell>
          <table:table-cell office:value-type="float" office:value="7" calcext:value-type="float">
            <text:p>7</text:p>
          </table:table-cell>
          <table:table-cell office:value-type="float" office:value="0.4323" calcext:value-type="float">
            <text:p>0.4323</text:p>
          </table:table-cell>
          <table:table-cell table:formula="of:=(['100'.B52]/['100'.A52])*100" office:value-type="float" office:value="0.0103398868520953" calcext:value-type="float">
            <text:p>0.010339886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2]+(INT(RAND()*20-8))" office:value-type="float" office:value="67709" calcext:value-type="float">
            <text:p>67709</text:p>
          </table:table-cell>
          <table:table-cell office:value-type="float" office:value="4" calcext:value-type="float">
            <text:p>4</text:p>
          </table:table-cell>
          <table:table-cell office:value-type="float" office:value="0.48953" calcext:value-type="float">
            <text:p>0.48953</text:p>
          </table:table-cell>
          <table:table-cell table:formula="of:=(['100'.B53]/['100'.A53])*100" office:value-type="float" office:value="0.0059076341402177" calcext:value-type="float">
            <text:p>0.005907634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3]+(INT(RAND()*20-8))" office:value-type="float" office:value="67705" calcext:value-type="float">
            <text:p>67705</text:p>
          </table:table-cell>
          <table:table-cell office:value-type="float" office:value="10" calcext:value-type="float">
            <text:p>10</text:p>
          </table:table-cell>
          <table:table-cell office:value-type="float" office:value="0.48992" calcext:value-type="float">
            <text:p>0.48992</text:p>
          </table:table-cell>
          <table:table-cell table:formula="of:=(['100'.B54]/['100'.A54])*100" office:value-type="float" office:value="0.01476995790562" calcext:value-type="float">
            <text:p>0.0147699579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4]+(INT(RAND()*20-8))" office:value-type="float" office:value="67699" calcext:value-type="float">
            <text:p>67699</text:p>
          </table:table-cell>
          <table:table-cell office:value-type="float" office:value="13" calcext:value-type="float">
            <text:p>13</text:p>
          </table:table-cell>
          <table:table-cell office:value-type="float" office:value="0.49941" calcext:value-type="float">
            <text:p>0.49941</text:p>
          </table:table-cell>
          <table:table-cell table:formula="of:=(['100'.B55]/['100'.A55])*100" office:value-type="float" office:value="0.0192026470110341" calcext:value-type="float">
            <text:p>0.019202647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5]+(INT(RAND()*20-8))" office:value-type="float" office:value="67697" calcext:value-type="float">
            <text:p>67697</text:p>
          </table:table-cell>
          <table:table-cell office:value-type="float" office:value="28" calcext:value-type="float">
            <text:p>28</text:p>
          </table:table-cell>
          <table:table-cell office:value-type="float" office:value="0.49432" calcext:value-type="float">
            <text:p>0.49432</text:p>
          </table:table-cell>
          <table:table-cell table:formula="of:=(['100'.B56]/['100'.A56])*100" office:value-type="float" office:value="0.0413607693103092" calcext:value-type="float">
            <text:p>0.0413607693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6]+(INT(RAND()*20-8))" office:value-type="float" office:value="67708" calcext:value-type="float">
            <text:p>67708</text:p>
          </table:table-cell>
          <table:table-cell office:value-type="float" office:value="6" calcext:value-type="float">
            <text:p>6</text:p>
          </table:table-cell>
          <table:table-cell office:value-type="float" office:value="0.49486" calcext:value-type="float">
            <text:p>0.49486</text:p>
          </table:table-cell>
          <table:table-cell table:formula="of:=(['100'.B57]/['100'.A57])*100" office:value-type="float" office:value="0.00886158208778874" calcext:value-type="float">
            <text:p>0.0088615821</text:p>
          </table:table-cell>
          <table:table-cell/>
          <table:table-cell table:formula="of:=[.$F$7]" office:value-type="float" office:value="0.0283451912566318" calcext:value-type="float">
            <text:p>0.0283451913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</table:table>
      <table:table table:name="50" table:style-name="ta1">
        <table:shapes>
          <draw:frame draw:z-index="0" draw:style-name="gr1" draw:text-style-name="P1" svg:width="453.63pt" svg:height="254.41pt" svg:x="595.02pt" svg:y="38.81pt">
            <loext:p draw:notify-on-update-of-ranges="'50'.D6:'50'.D6 '50'.D7:'50'.D56 '50'.F6:'50'.F6 '50'.F7:'50'.F5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97pt" svg:height="255.09pt" svg:x="596.07pt" svg:y="314.5pt">
            <loext:p draw:notify-on-update-of-ranges="'50'.C6:'50'.C6 '50'.C7:'50'.C56 '50'.G6:'50'.G6 '50'.G7:'50'.G5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9" table:default-cell-style-name="ce7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33" calcext:value-type="float">
            <text:p>33</text:p>
          </table:table-cell>
          <table:table-cell office:value-type="float" office:value="0.2354" calcext:value-type="float">
            <text:p>0.2354</text:p>
          </table:table-cell>
          <table:table-cell table:formula="of:=(['50'.B7]/['50'.A7])*100" office:value-type="float" office:value="0.0534075644532198" calcext:value-type="float">
            <text:p>0.0534075645</text:p>
          </table:table-cell>
          <table:table-cell/>
          <table:table-cell table:style-name="ce6" table:formula="of:=SUM(['50'.D7:.D57])/50" office:value-type="float" office:value="0.0596423390049238" calcext:value-type="float">
            <text:p>0.059642339</text:p>
          </table:table-cell>
          <table:table-cell table:style-name="ce6" table:formula="of:=SUM(['50'.C7:.C57])/51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7]+(INT(RAND()*20-8))" office:value-type="float" office:value="61782" calcext:value-type="float">
            <text:p>61782</text:p>
          </table:table-cell>
          <table:table-cell office:value-type="float" office:value="15" calcext:value-type="float">
            <text:p>15</text:p>
          </table:table-cell>
          <table:table-cell office:value-type="float" office:value="0.25232" calcext:value-type="float">
            <text:p>0.25232</text:p>
          </table:table-cell>
          <table:table-cell table:formula="of:=(['50'.B8]/['50'.A8])*100" office:value-type="float" office:value="0.0242789161891813" calcext:value-type="float">
            <text:p>0.0242789162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8]+(INT(RAND()*20-8))" office:value-type="float" office:value="61778" calcext:value-type="float">
            <text:p>61778</text:p>
          </table:table-cell>
          <table:table-cell office:value-type="float" office:value="25" calcext:value-type="float">
            <text:p>25</text:p>
          </table:table-cell>
          <table:table-cell office:value-type="float" office:value="0.2431" calcext:value-type="float">
            <text:p>0.2431</text:p>
          </table:table-cell>
          <table:table-cell table:formula="of:=(['50'.B9]/['50'.A9])*100" office:value-type="float" office:value="0.0404674803328046" calcext:value-type="float">
            <text:p>0.040467480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9]+(INT(RAND()*20-8))" office:value-type="float" office:value="61784" calcext:value-type="float">
            <text:p>61784</text:p>
          </table:table-cell>
          <table:table-cell office:value-type="float" office:value="71" calcext:value-type="float">
            <text:p>71</text:p>
          </table:table-cell>
          <table:table-cell office:value-type="float" office:value="0.2431" calcext:value-type="float">
            <text:p>0.2431</text:p>
          </table:table-cell>
          <table:table-cell table:formula="of:=(['50'.B10]/['50'.A10])*100" office:value-type="float" office:value="0.114916483231905" calcext:value-type="float">
            <text:p>0.1149164832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0]+(INT(RAND()*20-8))" office:value-type="float" office:value="61782" calcext:value-type="float">
            <text:p>61782</text:p>
          </table:table-cell>
          <table:table-cell office:value-type="float" office:value="43" calcext:value-type="float">
            <text:p>43</text:p>
          </table:table-cell>
          <table:table-cell office:value-type="float" office:value="0.2632" calcext:value-type="float">
            <text:p>0.2632</text:p>
          </table:table-cell>
          <table:table-cell table:formula="of:=(['50'.B11]/['50'.A11])*100" office:value-type="float" office:value="0.0695995597423198" calcext:value-type="float">
            <text:p>0.0695995597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1]+(INT(RAND()*20-8))" office:value-type="float" office:value="61786" calcext:value-type="float">
            <text:p>61786</text:p>
          </table:table-cell>
          <table:table-cell office:value-type="float" office:value="34" calcext:value-type="float">
            <text:p>34</text:p>
          </table:table-cell>
          <table:table-cell office:value-type="float" office:value="0.21543" calcext:value-type="float">
            <text:p>0.21543</text:p>
          </table:table-cell>
          <table:table-cell table:formula="of:=(['50'.B12]/['50'.A12])*100" office:value-type="float" office:value="0.055028647266371" calcext:value-type="float">
            <text:p>0.055028647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2]+(INT(RAND()*20-8))" office:value-type="float" office:value="61778" calcext:value-type="float">
            <text:p>61778</text:p>
          </table:table-cell>
          <table:table-cell office:value-type="float" office:value="33" calcext:value-type="float">
            <text:p>33</text:p>
          </table:table-cell>
          <table:table-cell office:value-type="float" office:value="0.2232" calcext:value-type="float">
            <text:p>0.2232</text:p>
          </table:table-cell>
          <table:table-cell table:formula="of:=(['50'.B13]/['50'.A13])*100" office:value-type="float" office:value="0.053417074039302" calcext:value-type="float">
            <text:p>0.05341707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3]+(INT(RAND()*20-8))" office:value-type="float" office:value="61775" calcext:value-type="float">
            <text:p>61775</text:p>
          </table:table-cell>
          <table:table-cell office:value-type="float" office:value="20" calcext:value-type="float">
            <text:p>20</text:p>
          </table:table-cell>
          <table:table-cell office:value-type="float" office:value="0.2532" calcext:value-type="float">
            <text:p>0.2532</text:p>
          </table:table-cell>
          <table:table-cell table:formula="of:=(['50'.B14]/['50'.A14])*100" office:value-type="float" office:value="0.0323755564548766" calcext:value-type="float">
            <text:p>0.0323755565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4]+(INT(RAND()*20-8))" office:value-type="float" office:value="61783" calcext:value-type="float">
            <text:p>61783</text:p>
          </table:table-cell>
          <table:table-cell office:value-type="float" office:value="17" calcext:value-type="float">
            <text:p>17</text:p>
          </table:table-cell>
          <table:table-cell office:value-type="float" office:value="0.2463" calcext:value-type="float">
            <text:p>0.2463</text:p>
          </table:table-cell>
          <table:table-cell table:formula="of:=(['50'.B15]/['50'.A15])*100" office:value-type="float" office:value="0.0275156596474758" calcext:value-type="float">
            <text:p>0.0275156596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5]+(INT(RAND()*20-8))" office:value-type="float" office:value="61777" calcext:value-type="float">
            <text:p>61777</text:p>
          </table:table-cell>
          <table:table-cell office:value-type="float" office:value="56" calcext:value-type="float">
            <text:p>56</text:p>
          </table:table-cell>
          <table:table-cell office:value-type="float" office:value="0.25431" calcext:value-type="float">
            <text:p>0.25431</text:p>
          </table:table-cell>
          <table:table-cell table:formula="of:=(['50'.B16]/['50'.A16])*100" office:value-type="float" office:value="0.090648623274034" calcext:value-type="float">
            <text:p>0.090648623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6]+(INT(RAND()*20-8))" office:value-type="float" office:value="61774" calcext:value-type="float">
            <text:p>61774</text:p>
          </table:table-cell>
          <table:table-cell office:value-type="float" office:value="43" calcext:value-type="float">
            <text:p>43</text:p>
          </table:table-cell>
          <table:table-cell office:value-type="float" office:value="0.21432" calcext:value-type="float">
            <text:p>0.21432</text:p>
          </table:table-cell>
          <table:table-cell table:formula="of:=(['50'.B17]/['50'.A17])*100" office:value-type="float" office:value="0.0696085731861301" calcext:value-type="float">
            <text:p>0.0696085732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7]+(INT(RAND()*20-8))" office:value-type="float" office:value="61785" calcext:value-type="float">
            <text:p>61785</text:p>
          </table:table-cell>
          <table:table-cell office:value-type="float" office:value="45" calcext:value-type="float">
            <text:p>45</text:p>
          </table:table-cell>
          <table:table-cell office:value-type="float" office:value="0.23213" calcext:value-type="float">
            <text:p>0.23213</text:p>
          </table:table-cell>
          <table:table-cell table:formula="of:=(['50'.B18]/['50'.A18])*100" office:value-type="float" office:value="0.0728332119446468" calcext:value-type="float">
            <text:p>0.0728332119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8]+(INT(RAND()*20-8))" office:value-type="float" office:value="61783" calcext:value-type="float">
            <text:p>61783</text:p>
          </table:table-cell>
          <table:table-cell office:value-type="float" office:value="31" calcext:value-type="float">
            <text:p>31</text:p>
          </table:table-cell>
          <table:table-cell office:value-type="float" office:value="0.24552" calcext:value-type="float">
            <text:p>0.24552</text:p>
          </table:table-cell>
          <table:table-cell table:formula="of:=(['50'.B19]/['50'.A19])*100" office:value-type="float" office:value="0.0501756146512795" calcext:value-type="float">
            <text:p>0.0501756147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9]+(INT(RAND()*20-8))" office:value-type="float" office:value="61782" calcext:value-type="float">
            <text:p>61782</text:p>
          </table:table-cell>
          <table:table-cell office:value-type="float" office:value="48" calcext:value-type="float">
            <text:p>48</text:p>
          </table:table-cell>
          <table:table-cell office:value-type="float" office:value="0.2231" calcext:value-type="float">
            <text:p>0.2231</text:p>
          </table:table-cell>
          <table:table-cell table:formula="of:=(['50'.B20]/['50'.A20])*100" office:value-type="float" office:value="0.0776925318053802" calcext:value-type="float">
            <text:p>0.0776925318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0]+(INT(RAND()*20-8))" office:value-type="float" office:value="61789" calcext:value-type="float">
            <text:p>61789</text:p>
          </table:table-cell>
          <table:table-cell office:value-type="float" office:value="87" calcext:value-type="float">
            <text:p>87</text:p>
          </table:table-cell>
          <table:table-cell office:value-type="float" office:value="0.2508" calcext:value-type="float">
            <text:p>0.2508</text:p>
          </table:table-cell>
          <table:table-cell table:formula="of:=(['50'.B21]/['50'.A21])*100" office:value-type="float" office:value="0.140801760831216" calcext:value-type="float">
            <text:p>0.1408017608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1]+(INT(RAND()*20-8))" office:value-type="float" office:value="61798" calcext:value-type="float">
            <text:p>61798</text:p>
          </table:table-cell>
          <table:table-cell office:value-type="float" office:value="51" calcext:value-type="float">
            <text:p>51</text:p>
          </table:table-cell>
          <table:table-cell office:value-type="float" office:value="0.24398" calcext:value-type="float">
            <text:p>0.24398</text:p>
          </table:table-cell>
          <table:table-cell table:formula="of:=(['50'.B22]/['50'.A22])*100" office:value-type="float" office:value="0.0825269426195023" calcext:value-type="float">
            <text:p>0.0825269426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2]+(INT(RAND()*20-8))" office:value-type="float" office:value="61806" calcext:value-type="float">
            <text:p>61806</text:p>
          </table:table-cell>
          <table:table-cell office:value-type="float" office:value="24" calcext:value-type="float">
            <text:p>24</text:p>
          </table:table-cell>
          <table:table-cell office:value-type="float" office:value="0.2753" calcext:value-type="float">
            <text:p>0.2753</text:p>
          </table:table-cell>
          <table:table-cell table:formula="of:=(['50'.B23]/['50'.A23])*100" office:value-type="float" office:value="0.0388311814386953" calcext:value-type="float">
            <text:p>0.038831181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3]+(INT(RAND()*20-8))" office:value-type="float" office:value="61806" calcext:value-type="float">
            <text:p>61806</text:p>
          </table:table-cell>
          <table:table-cell office:value-type="float" office:value="71" calcext:value-type="float">
            <text:p>71</text:p>
          </table:table-cell>
          <table:table-cell office:value-type="float" office:value="0.24867" calcext:value-type="float">
            <text:p>0.24867</text:p>
          </table:table-cell>
          <table:table-cell table:formula="of:=(['50'.B24]/['50'.A24])*100" office:value-type="float" office:value="0.114875578422807" calcext:value-type="float">
            <text:p>0.114875578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4]+(INT(RAND()*20-8))" office:value-type="float" office:value="61812" calcext:value-type="float">
            <text:p>61812</text:p>
          </table:table-cell>
          <table:table-cell office:value-type="float" office:value="16" calcext:value-type="float">
            <text:p>16</text:p>
          </table:table-cell>
          <table:table-cell office:value-type="float" office:value="0.2241" calcext:value-type="float">
            <text:p>0.2241</text:p>
          </table:table-cell>
          <table:table-cell table:formula="of:=(['50'.B25]/['50'.A25])*100" office:value-type="float" office:value="0.02588494143532" calcext:value-type="float">
            <text:p>0.025884941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5]+(INT(RAND()*20-8))" office:value-type="float" office:value="61808" calcext:value-type="float">
            <text:p>61808</text:p>
          </table:table-cell>
          <table:table-cell office:value-type="float" office:value="33" calcext:value-type="float">
            <text:p>33</text:p>
          </table:table-cell>
          <table:table-cell office:value-type="float" office:value="0.24352" calcext:value-type="float">
            <text:p>0.24352</text:p>
          </table:table-cell>
          <table:table-cell table:formula="of:=(['50'.B26]/['50'.A26])*100" office:value-type="float" office:value="0.0533911467771162" calcext:value-type="float">
            <text:p>0.0533911468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6]+(INT(RAND()*20-8))" office:value-type="float" office:value="61812" calcext:value-type="float">
            <text:p>61812</text:p>
          </table:table-cell>
          <table:table-cell office:value-type="float" office:value="42" calcext:value-type="float">
            <text:p>42</text:p>
          </table:table-cell>
          <table:table-cell office:value-type="float" office:value="0.22312" calcext:value-type="float">
            <text:p>0.22312</text:p>
          </table:table-cell>
          <table:table-cell table:formula="of:=(['50'.B27]/['50'.A27])*100" office:value-type="float" office:value="0.067947971267715" calcext:value-type="float">
            <text:p>0.067947971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7]+(INT(RAND()*20-8))" office:value-type="float" office:value="61805" calcext:value-type="float">
            <text:p>61805</text:p>
          </table:table-cell>
          <table:table-cell office:value-type="float" office:value="27" calcext:value-type="float">
            <text:p>27</text:p>
          </table:table-cell>
          <table:table-cell office:value-type="float" office:value="0.27642" calcext:value-type="float">
            <text:p>0.27642</text:p>
          </table:table-cell>
          <table:table-cell table:formula="of:=(['50'.B28]/['50'.A28])*100" office:value-type="float" office:value="0.0436857859396489" calcext:value-type="float">
            <text:p>0.0436857859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8]+(INT(RAND()*20-8))" office:value-type="float" office:value="61811" calcext:value-type="float">
            <text:p>61811</text:p>
          </table:table-cell>
          <table:table-cell office:value-type="float" office:value="20" calcext:value-type="float">
            <text:p>20</text:p>
          </table:table-cell>
          <table:table-cell office:value-type="float" office:value="0.2873" calcext:value-type="float">
            <text:p>0.2873</text:p>
          </table:table-cell>
          <table:table-cell table:formula="of:=(['50'.B29]/['50'.A29])*100" office:value-type="float" office:value="0.0323567002637071" calcext:value-type="float">
            <text:p>0.032356700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9]+(INT(RAND()*20-8))" office:value-type="float" office:value="61815" calcext:value-type="float">
            <text:p>61815</text:p>
          </table:table-cell>
          <table:table-cell office:value-type="float" office:value="48" calcext:value-type="float">
            <text:p>48</text:p>
          </table:table-cell>
          <table:table-cell office:value-type="float" office:value="0.2943" calcext:value-type="float">
            <text:p>0.2943</text:p>
          </table:table-cell>
          <table:table-cell table:formula="of:=(['50'.B30]/['50'.A30])*100" office:value-type="float" office:value="0.0776510555690366" calcext:value-type="float">
            <text:p>0.0776510556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0]+(INT(RAND()*20-8))" office:value-type="float" office:value="61812" calcext:value-type="float">
            <text:p>61812</text:p>
          </table:table-cell>
          <table:table-cell office:value-type="float" office:value="21" calcext:value-type="float">
            <text:p>21</text:p>
          </table:table-cell>
          <table:table-cell office:value-type="float" office:value="0.2612" calcext:value-type="float">
            <text:p>0.2612</text:p>
          </table:table-cell>
          <table:table-cell table:formula="of:=(['50'.B31]/['50'.A31])*100" office:value-type="float" office:value="0.0339739856338575" calcext:value-type="float">
            <text:p>0.0339739856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1]+(INT(RAND()*20-8))" office:value-type="float" office:value="61809" calcext:value-type="float">
            <text:p>61809</text:p>
          </table:table-cell>
          <table:table-cell office:value-type="float" office:value="48" calcext:value-type="float">
            <text:p>48</text:p>
          </table:table-cell>
          <table:table-cell office:value-type="float" office:value="0.25212" calcext:value-type="float">
            <text:p>0.25212</text:p>
          </table:table-cell>
          <table:table-cell table:formula="of:=(['50'.B32]/['50'.A32])*100" office:value-type="float" office:value="0.0776585934087269" calcext:value-type="float">
            <text:p>0.077658593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2]+(INT(RAND()*20-8))" office:value-type="float" office:value="61815" calcext:value-type="float">
            <text:p>61815</text:p>
          </table:table-cell>
          <table:table-cell office:value-type="float" office:value="31" calcext:value-type="float">
            <text:p>31</text:p>
          </table:table-cell>
          <table:table-cell office:value-type="float" office:value="0.22231" calcext:value-type="float">
            <text:p>0.22231</text:p>
          </table:table-cell>
          <table:table-cell table:formula="of:=(['50'.B33]/['50'.A33])*100" office:value-type="float" office:value="0.0501496400550028" calcext:value-type="float">
            <text:p>0.0501496401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3]+(INT(RAND()*20-8))" office:value-type="float" office:value="61814" calcext:value-type="float">
            <text:p>61814</text:p>
          </table:table-cell>
          <table:table-cell office:value-type="float" office:value="33" calcext:value-type="float">
            <text:p>33</text:p>
          </table:table-cell>
          <table:table-cell office:value-type="float" office:value="0.25412" calcext:value-type="float">
            <text:p>0.25412</text:p>
          </table:table-cell>
          <table:table-cell table:formula="of:=(['50'.B34]/['50'.A34])*100" office:value-type="float" office:value="0.0533859643446468" calcext:value-type="float">
            <text:p>0.053385964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4]+(INT(RAND()*20-8))" office:value-type="float" office:value="61813" calcext:value-type="float">
            <text:p>61813</text:p>
          </table:table-cell>
          <table:table-cell office:value-type="float" office:value="27" calcext:value-type="float">
            <text:p>27</text:p>
          </table:table-cell>
          <table:table-cell office:value-type="float" office:value="0.27621" calcext:value-type="float">
            <text:p>0.27621</text:p>
          </table:table-cell>
          <table:table-cell table:formula="of:=(['50'.B35]/['50'.A35])*100" office:value-type="float" office:value="0.0436801320110656" calcext:value-type="float">
            <text:p>0.043680132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5]+(INT(RAND()*20-8))" office:value-type="float" office:value="61811" calcext:value-type="float">
            <text:p>61811</text:p>
          </table:table-cell>
          <table:table-cell office:value-type="float" office:value="37" calcext:value-type="float">
            <text:p>37</text:p>
          </table:table-cell>
          <table:table-cell office:value-type="float" office:value="0.23232" calcext:value-type="float">
            <text:p>0.23232</text:p>
          </table:table-cell>
          <table:table-cell table:formula="of:=(['50'.B36]/['50'.A36])*100" office:value-type="float" office:value="0.0598598954878581" calcext:value-type="float">
            <text:p>0.0598598955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6]+(INT(RAND()*20-8))" office:value-type="float" office:value="61806" calcext:value-type="float">
            <text:p>61806</text:p>
          </table:table-cell>
          <table:table-cell office:value-type="float" office:value="46" calcext:value-type="float">
            <text:p>46</text:p>
          </table:table-cell>
          <table:table-cell office:value-type="float" office:value="0.25342" calcext:value-type="float">
            <text:p>0.25342</text:p>
          </table:table-cell>
          <table:table-cell table:formula="of:=(['50'.B37]/['50'.A37])*100" office:value-type="float" office:value="0.0744264310908326" calcext:value-type="float">
            <text:p>0.0744264311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7]+(INT(RAND()*20-8))" office:value-type="float" office:value="61799" calcext:value-type="float">
            <text:p>61799</text:p>
          </table:table-cell>
          <table:table-cell office:value-type="float" office:value="31" calcext:value-type="float">
            <text:p>31</text:p>
          </table:table-cell>
          <table:table-cell office:value-type="float" office:value="0.23212" calcext:value-type="float">
            <text:p>0.23212</text:p>
          </table:table-cell>
          <table:table-cell table:formula="of:=(['50'.B38]/['50'.A38])*100" office:value-type="float" office:value="0.0501626239906795" calcext:value-type="float">
            <text:p>0.05016262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8]+(INT(RAND()*20-8))" office:value-type="float" office:value="61803" calcext:value-type="float">
            <text:p>61803</text:p>
          </table:table-cell>
          <table:table-cell office:value-type="float" office:value="49" calcext:value-type="float">
            <text:p>49</text:p>
          </table:table-cell>
          <table:table-cell office:value-type="float" office:value="0.25536" calcext:value-type="float">
            <text:p>0.25536</text:p>
          </table:table-cell>
          <table:table-cell table:formula="of:=(['50'.B39]/['50'.A39])*100" office:value-type="float" office:value="0.0792841771435044" calcext:value-type="float">
            <text:p>0.0792841771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9]+(INT(RAND()*20-8))" office:value-type="float" office:value="61807" calcext:value-type="float">
            <text:p>61807</text:p>
          </table:table-cell>
          <table:table-cell office:value-type="float" office:value="25" calcext:value-type="float">
            <text:p>25</text:p>
          </table:table-cell>
          <table:table-cell office:value-type="float" office:value="0.24551" calcext:value-type="float">
            <text:p>0.24551</text:p>
          </table:table-cell>
          <table:table-cell table:formula="of:=(['50'.B40]/['50'.A40])*100" office:value-type="float" office:value="0.0404484928891549" calcext:value-type="float">
            <text:p>0.0404484929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0]+(INT(RAND()*20-8))" office:value-type="float" office:value="61804" calcext:value-type="float">
            <text:p>61804</text:p>
          </table:table-cell>
          <table:table-cell office:value-type="float" office:value="37" calcext:value-type="float">
            <text:p>37</text:p>
          </table:table-cell>
          <table:table-cell office:value-type="float" office:value="0.24121" calcext:value-type="float">
            <text:p>0.24121</text:p>
          </table:table-cell>
          <table:table-cell table:formula="of:=(['50'.B41]/['50'.A41])*100" office:value-type="float" office:value="0.0598666752960973" calcext:value-type="float">
            <text:p>0.059866675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1]+(INT(RAND()*20-8))" office:value-type="float" office:value="61810" calcext:value-type="float">
            <text:p>61810</text:p>
          </table:table-cell>
          <table:table-cell office:value-type="float" office:value="46" calcext:value-type="float">
            <text:p>46</text:p>
          </table:table-cell>
          <table:table-cell office:value-type="float" office:value="0.27652" calcext:value-type="float">
            <text:p>0.27652</text:p>
          </table:table-cell>
          <table:table-cell table:formula="of:=(['50'.B42]/['50'.A42])*100" office:value-type="float" office:value="0.0744216146254651" calcext:value-type="float">
            <text:p>0.0744216146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2]+(INT(RAND()*20-8))" office:value-type="float" office:value="61805" calcext:value-type="float">
            <text:p>61805</text:p>
          </table:table-cell>
          <table:table-cell office:value-type="float" office:value="18" calcext:value-type="float">
            <text:p>18</text:p>
          </table:table-cell>
          <table:table-cell office:value-type="float" office:value="0.21223" calcext:value-type="float">
            <text:p>0.21223</text:p>
          </table:table-cell>
          <table:table-cell table:formula="of:=(['50'.B43]/['50'.A43])*100" office:value-type="float" office:value="0.0291238572930993" calcext:value-type="float">
            <text:p>0.0291238573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3]+(INT(RAND()*20-8))" office:value-type="float" office:value="61811" calcext:value-type="float">
            <text:p>61811</text:p>
          </table:table-cell>
          <table:table-cell office:value-type="float" office:value="16" calcext:value-type="float">
            <text:p>16</text:p>
          </table:table-cell>
          <table:table-cell office:value-type="float" office:value="0.25231" calcext:value-type="float">
            <text:p>0.25231</text:p>
          </table:table-cell>
          <table:table-cell table:formula="of:=(['50'.B44]/['50'.A44])*100" office:value-type="float" office:value="0.0258853602109657" calcext:value-type="float">
            <text:p>0.0258853602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4]+(INT(RAND()*20-8))" office:value-type="float" office:value="61819" calcext:value-type="float">
            <text:p>61819</text:p>
          </table:table-cell>
          <table:table-cell office:value-type="float" office:value="36" calcext:value-type="float">
            <text:p>36</text:p>
          </table:table-cell>
          <table:table-cell office:value-type="float" office:value="0.26531" calcext:value-type="float">
            <text:p>0.26531</text:p>
          </table:table-cell>
          <table:table-cell table:formula="of:=(['50'.B45]/['50'.A45])*100" office:value-type="float" office:value="0.0582345233666025" calcext:value-type="float">
            <text:p>0.058234523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5]+(INT(RAND()*20-8))" office:value-type="float" office:value="61813" calcext:value-type="float">
            <text:p>61813</text:p>
          </table:table-cell>
          <table:table-cell office:value-type="float" office:value="44" calcext:value-type="float">
            <text:p>44</text:p>
          </table:table-cell>
          <table:table-cell office:value-type="float" office:value="0.2323" calcext:value-type="float">
            <text:p>0.2323</text:p>
          </table:table-cell>
          <table:table-cell table:formula="of:=(['50'.B46]/['50'.A46])*100" office:value-type="float" office:value="0.0711824373513662" calcext:value-type="float">
            <text:p>0.071182437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6]+(INT(RAND()*20-8))" office:value-type="float" office:value="61822" calcext:value-type="float">
            <text:p>61822</text:p>
          </table:table-cell>
          <table:table-cell office:value-type="float" office:value="26" calcext:value-type="float">
            <text:p>26</text:p>
          </table:table-cell>
          <table:table-cell office:value-type="float" office:value="0.23334" calcext:value-type="float">
            <text:p>0.23334</text:p>
          </table:table-cell>
          <table:table-cell table:formula="of:=(['50'.B47]/['50'.A47])*100" office:value-type="float" office:value="0.0420562259389861" calcext:value-type="float">
            <text:p>0.0420562259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7]+(INT(RAND()*20-8))" office:value-type="float" office:value="61814" calcext:value-type="float">
            <text:p>61814</text:p>
          </table:table-cell>
          <table:table-cell office:value-type="float" office:value="90" calcext:value-type="float">
            <text:p>90</text:p>
          </table:table-cell>
          <table:table-cell office:value-type="float" office:value="0.25631" calcext:value-type="float">
            <text:p>0.25631</text:p>
          </table:table-cell>
          <table:table-cell table:formula="of:=(['50'.B48]/['50'.A48])*100" office:value-type="float" office:value="0.14559808457631" calcext:value-type="float">
            <text:p>0.1455980846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8]+(INT(RAND()*20-8))" office:value-type="float" office:value="61810" calcext:value-type="float">
            <text:p>61810</text:p>
          </table:table-cell>
          <table:table-cell office:value-type="float" office:value="32" calcext:value-type="float">
            <text:p>32</text:p>
          </table:table-cell>
          <table:table-cell office:value-type="float" office:value="0.24356" calcext:value-type="float">
            <text:p>0.24356</text:p>
          </table:table-cell>
          <table:table-cell table:formula="of:=(['50'.B49]/['50'.A49])*100" office:value-type="float" office:value="0.0517715580003236" calcext:value-type="float">
            <text:p>0.051771558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9]+(INT(RAND()*20-8))" office:value-type="float" office:value="61819" calcext:value-type="float">
            <text:p>61819</text:p>
          </table:table-cell>
          <table:table-cell office:value-type="float" office:value="50" calcext:value-type="float">
            <text:p>50</text:p>
          </table:table-cell>
          <table:table-cell office:value-type="float" office:value="0.28734" calcext:value-type="float">
            <text:p>0.28734</text:p>
          </table:table-cell>
          <table:table-cell table:formula="of:=(['50'.B50]/['50'.A50])*100" office:value-type="float" office:value="0.0808812824536146" calcext:value-type="float">
            <text:p>0.0808812825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0]+(INT(RAND()*20-8))" office:value-type="float" office:value="61817" calcext:value-type="float">
            <text:p>61817</text:p>
          </table:table-cell>
          <table:table-cell office:value-type="float" office:value="36" calcext:value-type="float">
            <text:p>36</text:p>
          </table:table-cell>
          <table:table-cell office:value-type="float" office:value="0.25361" calcext:value-type="float">
            <text:p>0.25361</text:p>
          </table:table-cell>
          <table:table-cell table:formula="of:=(['50'.B51]/['50'.A51])*100" office:value-type="float" office:value="0.0582364074607309" calcext:value-type="float">
            <text:p>0.0582364075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1]+(INT(RAND()*20-8))" office:value-type="float" office:value="61823" calcext:value-type="float">
            <text:p>61823</text:p>
          </table:table-cell>
          <table:table-cell office:value-type="float" office:value="23" calcext:value-type="float">
            <text:p>23</text:p>
          </table:table-cell>
          <table:table-cell office:value-type="float" office:value="0.23876" calcext:value-type="float">
            <text:p>0.23876</text:p>
          </table:table-cell>
          <table:table-cell table:formula="of:=(['50'.B52]/['50'.A52])*100" office:value-type="float" office:value="0.0372029827087006" calcext:value-type="float">
            <text:p>0.0372029827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2]+(INT(RAND()*20-8))" office:value-type="float" office:value="61825" calcext:value-type="float">
            <text:p>61825</text:p>
          </table:table-cell>
          <table:table-cell office:value-type="float" office:value="26" calcext:value-type="float">
            <text:p>26</text:p>
          </table:table-cell>
          <table:table-cell office:value-type="float" office:value="0.25876" calcext:value-type="float">
            <text:p>0.25876</text:p>
          </table:table-cell>
          <table:table-cell table:formula="of:=(['50'.B53]/['50'.A53])*100" office:value-type="float" office:value="0.0420541852001617" calcext:value-type="float">
            <text:p>0.0420541852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3]+(INT(RAND()*20-8))" office:value-type="float" office:value="61819" calcext:value-type="float">
            <text:p>61819</text:p>
          </table:table-cell>
          <table:table-cell office:value-type="float" office:value="34" calcext:value-type="float">
            <text:p>34</text:p>
          </table:table-cell>
          <table:table-cell office:value-type="float" office:value="0.26532" calcext:value-type="float">
            <text:p>0.26532</text:p>
          </table:table-cell>
          <table:table-cell table:formula="of:=(['50'.B54]/['50'.A54])*100" office:value-type="float" office:value="0.0549992720684579" calcext:value-type="float">
            <text:p>0.0549992721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4]+(INT(RAND()*20-8))" office:value-type="float" office:value="61815" calcext:value-type="float">
            <text:p>61815</text:p>
          </table:table-cell>
          <table:table-cell office:value-type="float" office:value="20" calcext:value-type="float">
            <text:p>20</text:p>
          </table:table-cell>
          <table:table-cell office:value-type="float" office:value="0.23328" calcext:value-type="float">
            <text:p>0.23328</text:p>
          </table:table-cell>
          <table:table-cell table:formula="of:=(['50'.B55]/['50'.A55])*100" office:value-type="float" office:value="0.0323546064870986" calcext:value-type="float">
            <text:p>0.0323546065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5]+(INT(RAND()*20-8))" office:value-type="float" office:value="61811" calcext:value-type="float">
            <text:p>61811</text:p>
          </table:table-cell>
          <table:table-cell office:value-type="float" office:value="28" calcext:value-type="float">
            <text:p>28</text:p>
          </table:table-cell>
          <table:table-cell office:value-type="float" office:value="0.28763" calcext:value-type="float">
            <text:p>0.28763</text:p>
          </table:table-cell>
          <table:table-cell table:formula="of:=(['50'.B56]/['50'.A56])*100" office:value-type="float" office:value="0.0452993803691899" calcext:value-type="float">
            <text:p>0.0452993804</text:p>
          </table:table-cell>
          <table:table-cell/>
          <table:table-cell table:formula="of:=[.$F$7]" office:value-type="float" office:value="0.0596423390049238" calcext:value-type="float">
            <text:p>0.059642339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</table:table>
      <table:table table:name="30" table:style-name="ta1">
        <table:shapes>
          <draw:frame draw:z-index="0" draw:style-name="gr1" draw:text-style-name="P1" svg:width="453.23pt" svg:height="255.09pt" svg:x="576.74pt" svg:y="18.28pt">
            <loext:p draw:notify-on-update-of-ranges="'30'.C5:'30'.C5 '30'.C6:'30'.C55 '30'.G5:'30'.G5 '30'.G6:'30'.G5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2pt" svg:height="255.06pt" svg:x="575.86pt" svg:y="300.81pt">
            <loext:p draw:notify-on-update-of-ranges="'30'.D5:'30'.D5 '30'.D6:'30'.D55 '30'.F5:'30'.F5 '30'.F6:'30'.F5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3" table:default-cell-style-name="ce7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158" calcext:value-type="float">
            <text:p>158</text:p>
          </table:table-cell>
          <table:table-cell office:value-type="float" office:value="0.1423" calcext:value-type="float">
            <text:p>0.1423</text:p>
          </table:table-cell>
          <table:table-cell table:formula="of:=(['30'.B6]/['30'.A6])*100" office:value-type="float" office:value="0.25570894495784" calcext:value-type="float">
            <text:p>0.255708945</text:p>
          </table:table-cell>
          <table:table-cell/>
          <table:table-cell table:style-name="ce6" table:formula="of:=SUM(['30'.D6:.D56])/50" office:value-type="float" office:value="0.152544917931294" calcext:value-type="float">
            <text:p>0.1525449179</text:p>
          </table:table-cell>
          <table:table-cell table:style-name="ce6" table:formula="of:=SUM(['30'.C6:.C56])/50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6]+(INT(RAND()*20-8))" office:value-type="float" office:value="61790" calcext:value-type="float">
            <text:p>61790</text:p>
          </table:table-cell>
          <table:table-cell office:value-type="float" office:value="72" calcext:value-type="float">
            <text:p>72</text:p>
          </table:table-cell>
          <table:table-cell office:value-type="float" office:value="0.1486" calcext:value-type="float">
            <text:p>0.1486</text:p>
          </table:table-cell>
          <table:table-cell table:formula="of:=(['30'.B7]/['30'.A7])*100" office:value-type="float" office:value="0.116523709338081" calcext:value-type="float">
            <text:p>0.1165237093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7]+(INT(RAND()*20-8))" office:value-type="float" office:value="61787" calcext:value-type="float">
            <text:p>61787</text:p>
          </table:table-cell>
          <table:table-cell office:value-type="float" office:value="313" calcext:value-type="float">
            <text:p>313</text:p>
          </table:table-cell>
          <table:table-cell office:value-type="float" office:value="0.14659" calcext:value-type="float">
            <text:p>0.14659</text:p>
          </table:table-cell>
          <table:table-cell table:formula="of:=(['30'.B8]/['30'.A8])*100" office:value-type="float" office:value="0.506579053846278" calcext:value-type="float">
            <text:p>0.506579053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8]+(INT(RAND()*20-8))" office:value-type="float" office:value="61789" calcext:value-type="float">
            <text:p>61789</text:p>
          </table:table-cell>
          <table:table-cell office:value-type="float" office:value="12" calcext:value-type="float">
            <text:p>12</text:p>
          </table:table-cell>
          <table:table-cell office:value-type="float" office:value="0.15763" calcext:value-type="float">
            <text:p>0.15763</text:p>
          </table:table-cell>
          <table:table-cell table:formula="of:=(['30'.B9]/['30'.A9])*100" office:value-type="float" office:value="0.0194209325284436" calcext:value-type="float">
            <text:p>0.0194209325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9]+(INT(RAND()*20-8))" office:value-type="float" office:value="61791" calcext:value-type="float">
            <text:p>61791</text:p>
          </table:table-cell>
          <table:table-cell office:value-type="float" office:value="11" calcext:value-type="float">
            <text:p>11</text:p>
          </table:table-cell>
          <table:table-cell office:value-type="float" office:value="0.15016" calcext:value-type="float">
            <text:p>0.15016</text:p>
          </table:table-cell>
          <table:table-cell table:formula="of:=(['30'.B10]/['30'.A10])*100" office:value-type="float" office:value="0.0178019452671101" calcext:value-type="float">
            <text:p>0.0178019453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0]+(INT(RAND()*20-8))" office:value-type="float" office:value="61801" calcext:value-type="float">
            <text:p>61801</text:p>
          </table:table-cell>
          <table:table-cell office:value-type="float" office:value="30" calcext:value-type="float">
            <text:p>30</text:p>
          </table:table-cell>
          <table:table-cell office:value-type="float" office:value="0.15013" calcext:value-type="float">
            <text:p>0.15013</text:p>
          </table:table-cell>
          <table:table-cell table:formula="of:=(['30'.B11]/['30'.A11])*100" office:value-type="float" office:value="0.0485429038365075" calcext:value-type="float">
            <text:p>0.048542903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1]+(INT(RAND()*20-8))" office:value-type="float" office:value="61809" calcext:value-type="float">
            <text:p>61809</text:p>
          </table:table-cell>
          <table:table-cell office:value-type="float" office:value="12" calcext:value-type="float">
            <text:p>12</text:p>
          </table:table-cell>
          <table:table-cell office:value-type="float" office:value="0.14983" calcext:value-type="float">
            <text:p>0.14983</text:p>
          </table:table-cell>
          <table:table-cell table:formula="of:=(['30'.B12]/['30'.A12])*100" office:value-type="float" office:value="0.0194146483521817" calcext:value-type="float">
            <text:p>0.0194146484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2]+(INT(RAND()*20-8))" office:value-type="float" office:value="61817" calcext:value-type="float">
            <text:p>61817</text:p>
          </table:table-cell>
          <table:table-cell office:value-type="float" office:value="17" calcext:value-type="float">
            <text:p>17</text:p>
          </table:table-cell>
          <table:table-cell office:value-type="float" office:value="0.1486" calcext:value-type="float">
            <text:p>0.1486</text:p>
          </table:table-cell>
          <table:table-cell table:formula="of:=(['30'.B13]/['30'.A13])*100" office:value-type="float" office:value="0.0275005257453451" calcext:value-type="float">
            <text:p>0.027500525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3]+(INT(RAND()*20-8))" office:value-type="float" office:value="61821" calcext:value-type="float">
            <text:p>61821</text:p>
          </table:table-cell>
          <table:table-cell office:value-type="float" office:value="64" calcext:value-type="float">
            <text:p>64</text:p>
          </table:table-cell>
          <table:table-cell office:value-type="float" office:value="0.1492" calcext:value-type="float">
            <text:p>0.1492</text:p>
          </table:table-cell>
          <table:table-cell table:formula="of:=(['30'.B14]/['30'.A14])*100" office:value-type="float" office:value="0.103524692256677" calcext:value-type="float">
            <text:p>0.1035246923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4]+(INT(RAND()*20-8))" office:value-type="float" office:value="61821" calcext:value-type="float">
            <text:p>61821</text:p>
          </table:table-cell>
          <table:table-cell office:value-type="float" office:value="88" calcext:value-type="float">
            <text:p>88</text:p>
          </table:table-cell>
          <table:table-cell office:value-type="float" office:value="0.1466" calcext:value-type="float">
            <text:p>0.1466</text:p>
          </table:table-cell>
          <table:table-cell table:formula="of:=(['30'.B15]/['30'.A15])*100" office:value-type="float" office:value="0.14234645185293" calcext:value-type="float">
            <text:p>0.1423464519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5]+(INT(RAND()*20-8))" office:value-type="float" office:value="61829" calcext:value-type="float">
            <text:p>61829</text:p>
          </table:table-cell>
          <table:table-cell office:value-type="float" office:value="63" calcext:value-type="float">
            <text:p>63</text:p>
          </table:table-cell>
          <table:table-cell office:value-type="float" office:value="0.14722" calcext:value-type="float">
            <text:p>0.14722</text:p>
          </table:table-cell>
          <table:table-cell table:formula="of:=(['30'.B16]/['30'.A16])*100" office:value-type="float" office:value="0.101893933267561" calcext:value-type="float">
            <text:p>0.1018939333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6]+(INT(RAND()*20-8))" office:value-type="float" office:value="61828" calcext:value-type="float">
            <text:p>61828</text:p>
          </table:table-cell>
          <table:table-cell office:value-type="float" office:value="181" calcext:value-type="float">
            <text:p>181</text:p>
          </table:table-cell>
          <table:table-cell office:value-type="float" office:value="0.14915" calcext:value-type="float">
            <text:p>0.14915</text:p>
          </table:table-cell>
          <table:table-cell table:formula="of:=(['30'.B17]/['30'.A17])*100" office:value-type="float" office:value="0.292747622436437" calcext:value-type="float">
            <text:p>0.2927476224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7]+(INT(RAND()*20-8))" office:value-type="float" office:value="61829" calcext:value-type="float">
            <text:p>61829</text:p>
          </table:table-cell>
          <table:table-cell office:value-type="float" office:value="183" calcext:value-type="float">
            <text:p>183</text:p>
          </table:table-cell>
          <table:table-cell office:value-type="float" office:value="0.1487" calcext:value-type="float">
            <text:p>0.1487</text:p>
          </table:table-cell>
          <table:table-cell table:formula="of:=(['30'.B18]/['30'.A18])*100" office:value-type="float" office:value="0.295977615681961" calcext:value-type="float">
            <text:p>0.295977615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8]+(INT(RAND()*20-8))" office:value-type="float" office:value="61835" calcext:value-type="float">
            <text:p>61835</text:p>
          </table:table-cell>
          <table:table-cell office:value-type="float" office:value="68" calcext:value-type="float">
            <text:p>68</text:p>
          </table:table-cell>
          <table:table-cell office:value-type="float" office:value="0.14823" calcext:value-type="float">
            <text:p>0.14823</text:p>
          </table:table-cell>
          <table:table-cell table:formula="of:=(['30'.B19]/['30'.A19])*100" office:value-type="float" office:value="0.109970081668958" calcext:value-type="float">
            <text:p>0.109970081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9]+(INT(RAND()*20-8))" office:value-type="float" office:value="61841" calcext:value-type="float">
            <text:p>61841</text:p>
          </table:table-cell>
          <table:table-cell office:value-type="float" office:value="24" calcext:value-type="float">
            <text:p>24</text:p>
          </table:table-cell>
          <table:table-cell office:value-type="float" office:value="0.14617" calcext:value-type="float">
            <text:p>0.14617</text:p>
          </table:table-cell>
          <table:table-cell table:formula="of:=(['30'.B20]/['30'.A20])*100" office:value-type="float" office:value="0.0388092042496079" calcext:value-type="float">
            <text:p>0.038809204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0]+(INT(RAND()*20-8))" office:value-type="float" office:value="61842" calcext:value-type="float">
            <text:p>61842</text:p>
          </table:table-cell>
          <table:table-cell office:value-type="float" office:value="52" calcext:value-type="float">
            <text:p>52</text:p>
          </table:table-cell>
          <table:table-cell office:value-type="float" office:value="0.14821" calcext:value-type="float">
            <text:p>0.14821</text:p>
          </table:table-cell>
          <table:table-cell table:formula="of:=(['30'.B21]/['30'.A21])*100" office:value-type="float" office:value="0.0840852495068077" calcext:value-type="float">
            <text:p>0.0840852495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1]+(INT(RAND()*20-8))" office:value-type="float" office:value="61853" calcext:value-type="float">
            <text:p>61853</text:p>
          </table:table-cell>
          <table:table-cell office:value-type="float" office:value="216" calcext:value-type="float">
            <text:p>216</text:p>
          </table:table-cell>
          <table:table-cell office:value-type="float" office:value="0.1485" calcext:value-type="float">
            <text:p>0.1485</text:p>
          </table:table-cell>
          <table:table-cell table:formula="of:=(['30'.B22]/['30'.A22])*100" office:value-type="float" office:value="0.349215074450714" calcext:value-type="float">
            <text:p>0.3492150745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2]+(INT(RAND()*20-8))" office:value-type="float" office:value="61861" calcext:value-type="float">
            <text:p>61861</text:p>
          </table:table-cell>
          <table:table-cell office:value-type="float" office:value="27" calcext:value-type="float">
            <text:p>27</text:p>
          </table:table-cell>
          <table:table-cell office:value-type="float" office:value="0.149" calcext:value-type="float">
            <text:p>0.149</text:p>
          </table:table-cell>
          <table:table-cell table:formula="of:=(['30'.B23]/['30'.A23])*100" office:value-type="float" office:value="0.04364623914906" calcext:value-type="float">
            <text:p>0.0436462391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3]+(INT(RAND()*20-8))" office:value-type="float" office:value="61872" calcext:value-type="float">
            <text:p>61872</text:p>
          </table:table-cell>
          <table:table-cell office:value-type="float" office:value="78" calcext:value-type="float">
            <text:p>78</text:p>
          </table:table-cell>
          <table:table-cell office:value-type="float" office:value="0.14818" calcext:value-type="float">
            <text:p>0.14818</text:p>
          </table:table-cell>
          <table:table-cell table:formula="of:=(['30'.B24]/['30'.A24])*100" office:value-type="float" office:value="0.126066718386346" calcext:value-type="float">
            <text:p>0.1260667184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4]+(INT(RAND()*20-8))" office:value-type="float" office:value="61869" calcext:value-type="float">
            <text:p>61869</text:p>
          </table:table-cell>
          <table:table-cell office:value-type="float" office:value="84" calcext:value-type="float">
            <text:p>84</text:p>
          </table:table-cell>
          <table:table-cell office:value-type="float" office:value="0.14908" calcext:value-type="float">
            <text:p>0.14908</text:p>
          </table:table-cell>
          <table:table-cell table:formula="of:=(['30'.B25]/['30'.A25])*100" office:value-type="float" office:value="0.135770741405227" calcext:value-type="float">
            <text:p>0.1357707414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5]+(INT(RAND()*20-8))" office:value-type="float" office:value="61861" calcext:value-type="float">
            <text:p>61861</text:p>
          </table:table-cell>
          <table:table-cell office:value-type="float" office:value="91" calcext:value-type="float">
            <text:p>91</text:p>
          </table:table-cell>
          <table:table-cell office:value-type="float" office:value="0.15006" calcext:value-type="float">
            <text:p>0.15006</text:p>
          </table:table-cell>
          <table:table-cell table:formula="of:=(['30'.B26]/['30'.A26])*100" office:value-type="float" office:value="0.147103991206091" calcext:value-type="float">
            <text:p>0.147103991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6]+(INT(RAND()*20-8))" office:value-type="float" office:value="61870" calcext:value-type="float">
            <text:p>61870</text:p>
          </table:table-cell>
          <table:table-cell office:value-type="float" office:value="16" calcext:value-type="float">
            <text:p>16</text:p>
          </table:table-cell>
          <table:table-cell office:value-type="float" office:value="0.14965" calcext:value-type="float">
            <text:p>0.14965</text:p>
          </table:table-cell>
          <table:table-cell table:formula="of:=(['30'.B27]/['30'.A27])*100" office:value-type="float" office:value="0.0258606756101503" calcext:value-type="float">
            <text:p>0.0258606756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7]+(INT(RAND()*20-8))" office:value-type="float" office:value="61871" calcext:value-type="float">
            <text:p>61871</text:p>
          </table:table-cell>
          <table:table-cell office:value-type="float" office:value="27" calcext:value-type="float">
            <text:p>27</text:p>
          </table:table-cell>
          <table:table-cell office:value-type="float" office:value="0.14941" calcext:value-type="float">
            <text:p>0.14941</text:p>
          </table:table-cell>
          <table:table-cell table:formula="of:=(['30'.B28]/['30'.A28])*100" office:value-type="float" office:value="0.0436391847553781" calcext:value-type="float">
            <text:p>0.043639184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8]+(INT(RAND()*20-8))" office:value-type="float" office:value="61877" calcext:value-type="float">
            <text:p>61877</text:p>
          </table:table-cell>
          <table:table-cell office:value-type="float" office:value="153" calcext:value-type="float">
            <text:p>153</text:p>
          </table:table-cell>
          <table:table-cell office:value-type="float" office:value="0.1451" calcext:value-type="float">
            <text:p>0.1451</text:p>
          </table:table-cell>
          <table:table-cell table:formula="of:=(['30'.B29]/['30'.A29])*100" office:value-type="float" office:value="0.247264734877256" calcext:value-type="float">
            <text:p>0.2472647349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9]+(INT(RAND()*20-8))" office:value-type="float" office:value="61870" calcext:value-type="float">
            <text:p>61870</text:p>
          </table:table-cell>
          <table:table-cell office:value-type="float" office:value="218" calcext:value-type="float">
            <text:p>218</text:p>
          </table:table-cell>
          <table:table-cell office:value-type="float" office:value="0.14876" calcext:value-type="float">
            <text:p>0.14876</text:p>
          </table:table-cell>
          <table:table-cell table:formula="of:=(['30'.B30]/['30'.A30])*100" office:value-type="float" office:value="0.352351705188298" calcext:value-type="float">
            <text:p>0.352351705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0]+(INT(RAND()*20-8))" office:value-type="float" office:value="61874" calcext:value-type="float">
            <text:p>61874</text:p>
          </table:table-cell>
          <table:table-cell office:value-type="float" office:value="113" calcext:value-type="float">
            <text:p>113</text:p>
          </table:table-cell>
          <table:table-cell office:value-type="float" office:value="0.14905" calcext:value-type="float">
            <text:p>0.14905</text:p>
          </table:table-cell>
          <table:table-cell table:formula="of:=(['30'.B31]/['30'.A31])*100" office:value-type="float" office:value="0.182629214209523" calcext:value-type="float">
            <text:p>0.182629214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1]+(INT(RAND()*20-8))" office:value-type="float" office:value="61881" calcext:value-type="float">
            <text:p>61881</text:p>
          </table:table-cell>
          <table:table-cell office:value-type="float" office:value="34" calcext:value-type="float">
            <text:p>34</text:p>
          </table:table-cell>
          <table:table-cell office:value-type="float" office:value="0.15087" calcext:value-type="float">
            <text:p>0.15087</text:p>
          </table:table-cell>
          <table:table-cell table:formula="of:=(['30'.B32]/['30'.A32])*100" office:value-type="float" office:value="0.0549441670302678" calcext:value-type="float">
            <text:p>0.05494416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2]+(INT(RAND()*20-8))" office:value-type="float" office:value="61888" calcext:value-type="float">
            <text:p>61888</text:p>
          </table:table-cell>
          <table:table-cell office:value-type="float" office:value="193" calcext:value-type="float">
            <text:p>193</text:p>
          </table:table-cell>
          <table:table-cell office:value-type="float" office:value="0.15055" calcext:value-type="float">
            <text:p>0.15055</text:p>
          </table:table-cell>
          <table:table-cell table:formula="of:=(['30'.B33]/['30'.A33])*100" office:value-type="float" office:value="0.31185367114788" calcext:value-type="float">
            <text:p>0.3118536711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3]+(INT(RAND()*20-8))" office:value-type="float" office:value="61893" calcext:value-type="float">
            <text:p>61893</text:p>
          </table:table-cell>
          <table:table-cell office:value-type="float" office:value="17" calcext:value-type="float">
            <text:p>17</text:p>
          </table:table-cell>
          <table:table-cell office:value-type="float" office:value="0.1493" calcext:value-type="float">
            <text:p>0.1493</text:p>
          </table:table-cell>
          <table:table-cell table:formula="of:=(['30'.B34]/['30'.A34])*100" office:value-type="float" office:value="0.0274667571453961" calcext:value-type="float">
            <text:p>0.0274667571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4]+(INT(RAND()*20-8))" office:value-type="float" office:value="61903" calcext:value-type="float">
            <text:p>61903</text:p>
          </table:table-cell>
          <table:table-cell office:value-type="float" office:value="83" calcext:value-type="float">
            <text:p>83</text:p>
          </table:table-cell>
          <table:table-cell office:value-type="float" office:value="0.14766" calcext:value-type="float">
            <text:p>0.14766</text:p>
          </table:table-cell>
          <table:table-cell table:formula="of:=(['30'.B35]/['30'.A35])*100" office:value-type="float" office:value="0.134080739221039" calcext:value-type="float">
            <text:p>0.134080739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5]+(INT(RAND()*20-8))" office:value-type="float" office:value="61908" calcext:value-type="float">
            <text:p>61908</text:p>
          </table:table-cell>
          <table:table-cell office:value-type="float" office:value="81" calcext:value-type="float">
            <text:p>81</text:p>
          </table:table-cell>
          <table:table-cell office:value-type="float" office:value="0.147703" calcext:value-type="float">
            <text:p>0.147703</text:p>
          </table:table-cell>
          <table:table-cell table:formula="of:=(['30'.B36]/['30'.A36])*100" office:value-type="float" office:value="0.130839309943788" calcext:value-type="float">
            <text:p>0.1308393099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6]+(INT(RAND()*20-8))" office:value-type="float" office:value="61901" calcext:value-type="float">
            <text:p>61901</text:p>
          </table:table-cell>
          <table:table-cell office:value-type="float" office:value="170" calcext:value-type="float">
            <text:p>170</text:p>
          </table:table-cell>
          <table:table-cell office:value-type="float" office:value="0.14791" calcext:value-type="float">
            <text:p>0.14791</text:p>
          </table:table-cell>
          <table:table-cell table:formula="of:=(['30'.B37]/['30'.A37])*100" office:value-type="float" office:value="0.274632073795254" calcext:value-type="float">
            <text:p>0.274632073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7]+(INT(RAND()*20-8))" office:value-type="float" office:value="61893" calcext:value-type="float">
            <text:p>61893</text:p>
          </table:table-cell>
          <table:table-cell office:value-type="float" office:value="40" calcext:value-type="float">
            <text:p>40</text:p>
          </table:table-cell>
          <table:table-cell office:value-type="float" office:value="0.1501" calcext:value-type="float">
            <text:p>0.1501</text:p>
          </table:table-cell>
          <table:table-cell table:formula="of:=(['30'.B38]/['30'.A38])*100" office:value-type="float" office:value="0.0646276638715202" calcext:value-type="float">
            <text:p>0.0646276639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8]+(INT(RAND()*20-8))" office:value-type="float" office:value="61904" calcext:value-type="float">
            <text:p>61904</text:p>
          </table:table-cell>
          <table:table-cell office:value-type="float" office:value="98" calcext:value-type="float">
            <text:p>98</text:p>
          </table:table-cell>
          <table:table-cell office:value-type="float" office:value="0.14954" calcext:value-type="float">
            <text:p>0.14954</text:p>
          </table:table-cell>
          <table:table-cell table:formula="of:=(['30'.B39]/['30'.A39])*100" office:value-type="float" office:value="0.15830964073404" calcext:value-type="float">
            <text:p>0.158309640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9]+(INT(RAND()*20-8))" office:value-type="float" office:value="61909" calcext:value-type="float">
            <text:p>61909</text:p>
          </table:table-cell>
          <table:table-cell office:value-type="float" office:value="55" calcext:value-type="float">
            <text:p>55</text:p>
          </table:table-cell>
          <table:table-cell office:value-type="float" office:value="0.149015" calcext:value-type="float">
            <text:p>0.149015</text:p>
          </table:table-cell>
          <table:table-cell table:formula="of:=(['30'.B40]/['30'.A40])*100" office:value-type="float" office:value="0.088840071718167" calcext:value-type="float">
            <text:p>0.088840071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0]+(INT(RAND()*20-8))" office:value-type="float" office:value="61903" calcext:value-type="float">
            <text:p>61903</text:p>
          </table:table-cell>
          <table:table-cell office:value-type="float" office:value="116" calcext:value-type="float">
            <text:p>116</text:p>
          </table:table-cell>
          <table:table-cell office:value-type="float" office:value="0.149006" calcext:value-type="float">
            <text:p>0.149006</text:p>
          </table:table-cell>
          <table:table-cell table:formula="of:=(['30'.B41]/['30'.A41])*100" office:value-type="float" office:value="0.18738994879085" calcext:value-type="float">
            <text:p>0.187389948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1]+(INT(RAND()*20-8))" office:value-type="float" office:value="61899" calcext:value-type="float">
            <text:p>61899</text:p>
          </table:table-cell>
          <table:table-cell office:value-type="float" office:value="66" calcext:value-type="float">
            <text:p>66</text:p>
          </table:table-cell>
          <table:table-cell office:value-type="float" office:value="0.149644" calcext:value-type="float">
            <text:p>0.149644</text:p>
          </table:table-cell>
          <table:table-cell table:formula="of:=(['30'.B42]/['30'.A42])*100" office:value-type="float" office:value="0.106625308971066" calcext:value-type="float">
            <text:p>0.106625309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2]+(INT(RAND()*20-8))" office:value-type="float" office:value="61901" calcext:value-type="float">
            <text:p>61901</text:p>
          </table:table-cell>
          <table:table-cell office:value-type="float" office:value="93" calcext:value-type="float">
            <text:p>93</text:p>
          </table:table-cell>
          <table:table-cell office:value-type="float" office:value="0.149625" calcext:value-type="float">
            <text:p>0.149625</text:p>
          </table:table-cell>
          <table:table-cell table:formula="of:=(['30'.B43]/['30'.A43])*100" office:value-type="float" office:value="0.150239899193874" calcext:value-type="float">
            <text:p>0.150239899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3]+(INT(RAND()*20-8))" office:value-type="float" office:value="61899" calcext:value-type="float">
            <text:p>61899</text:p>
          </table:table-cell>
          <table:table-cell office:value-type="float" office:value="77" calcext:value-type="float">
            <text:p>77</text:p>
          </table:table-cell>
          <table:table-cell office:value-type="float" office:value="0.15077" calcext:value-type="float">
            <text:p>0.15077</text:p>
          </table:table-cell>
          <table:table-cell table:formula="of:=(['30'.B44]/['30'.A44])*100" office:value-type="float" office:value="0.124396193799577" calcext:value-type="float">
            <text:p>0.124396193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4]+(INT(RAND()*20-8))" office:value-type="float" office:value="61903" calcext:value-type="float">
            <text:p>61903</text:p>
          </table:table-cell>
          <table:table-cell office:value-type="float" office:value="207" calcext:value-type="float">
            <text:p>207</text:p>
          </table:table-cell>
          <table:table-cell office:value-type="float" office:value="0.1493" calcext:value-type="float">
            <text:p>0.1493</text:p>
          </table:table-cell>
          <table:table-cell table:formula="of:=(['30'.B45]/['30'.A45])*100" office:value-type="float" office:value="0.334394132756086" calcext:value-type="float">
            <text:p>0.3343941328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5]+(INT(RAND()*20-8))" office:value-type="float" office:value="61902" calcext:value-type="float">
            <text:p>61902</text:p>
          </table:table-cell>
          <table:table-cell office:value-type="float" office:value="50" calcext:value-type="float">
            <text:p>50</text:p>
          </table:table-cell>
          <table:table-cell office:value-type="float" office:value="0.14856" calcext:value-type="float">
            <text:p>0.14856</text:p>
          </table:table-cell>
          <table:table-cell table:formula="of:=(['30'.B46]/['30'.A46])*100" office:value-type="float" office:value="0.0807728344803076" calcext:value-type="float">
            <text:p>0.0807728345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6]+(INT(RAND()*20-8))" office:value-type="float" office:value="61911" calcext:value-type="float">
            <text:p>61911</text:p>
          </table:table-cell>
          <table:table-cell office:value-type="float" office:value="61" calcext:value-type="float">
            <text:p>61</text:p>
          </table:table-cell>
          <table:table-cell office:value-type="float" office:value="0.15498" calcext:value-type="float">
            <text:p>0.15498</text:p>
          </table:table-cell>
          <table:table-cell table:formula="of:=(['30'.B47]/['30'.A47])*100" office:value-type="float" office:value="0.098528532893993" calcext:value-type="float">
            <text:p>0.0985285329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7]+(INT(RAND()*20-8))" office:value-type="float" office:value="61914" calcext:value-type="float">
            <text:p>61914</text:p>
          </table:table-cell>
          <table:table-cell office:value-type="float" office:value="76" calcext:value-type="float">
            <text:p>76</text:p>
          </table:table-cell>
          <table:table-cell office:value-type="float" office:value="0.148606" calcext:value-type="float">
            <text:p>0.148606</text:p>
          </table:table-cell>
          <table:table-cell table:formula="of:=(['30'.B48]/['30'.A48])*100" office:value-type="float" office:value="0.122750912556126" calcext:value-type="float">
            <text:p>0.1227509126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8]+(INT(RAND()*20-8))" office:value-type="float" office:value="61922" calcext:value-type="float">
            <text:p>61922</text:p>
          </table:table-cell>
          <table:table-cell office:value-type="float" office:value="114" calcext:value-type="float">
            <text:p>114</text:p>
          </table:table-cell>
          <table:table-cell office:value-type="float" office:value="0.147902" calcext:value-type="float">
            <text:p>0.147902</text:p>
          </table:table-cell>
          <table:table-cell table:formula="of:=(['30'.B49]/['30'.A49])*100" office:value-type="float" office:value="0.184102580665999" calcext:value-type="float">
            <text:p>0.184102580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9]+(INT(RAND()*20-8))" office:value-type="float" office:value="61919" calcext:value-type="float">
            <text:p>61919</text:p>
          </table:table-cell>
          <table:table-cell office:value-type="float" office:value="97" calcext:value-type="float">
            <text:p>97</text:p>
          </table:table-cell>
          <table:table-cell office:value-type="float" office:value="0.150074" calcext:value-type="float">
            <text:p>0.150074</text:p>
          </table:table-cell>
          <table:table-cell table:formula="of:=(['30'.B50]/['30'.A50])*100" office:value-type="float" office:value="0.156656276748656" calcext:value-type="float">
            <text:p>0.156656276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0]+(INT(RAND()*20-8))" office:value-type="float" office:value="61912" calcext:value-type="float">
            <text:p>61912</text:p>
          </table:table-cell>
          <table:table-cell office:value-type="float" office:value="318" calcext:value-type="float">
            <text:p>318</text:p>
          </table:table-cell>
          <table:table-cell office:value-type="float" office:value="0.149086" calcext:value-type="float">
            <text:p>0.149086</text:p>
          </table:table-cell>
          <table:table-cell table:formula="of:=(['30'.B51]/['30'.A51])*100" office:value-type="float" office:value="0.51363225222897" calcext:value-type="float">
            <text:p>0.5136322522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1]+(INT(RAND()*20-8))" office:value-type="float" office:value="61907" calcext:value-type="float">
            <text:p>61907</text:p>
          </table:table-cell>
          <table:table-cell office:value-type="float" office:value="119" calcext:value-type="float">
            <text:p>119</text:p>
          </table:table-cell>
          <table:table-cell office:value-type="float" office:value="0.14919" calcext:value-type="float">
            <text:p>0.14919</text:p>
          </table:table-cell>
          <table:table-cell table:formula="of:=(['30'.B52]/['30'.A52])*100" office:value-type="float" office:value="0.192223819600368" calcext:value-type="float">
            <text:p>0.1922238196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2]+(INT(RAND()*20-8))" office:value-type="float" office:value="61913" calcext:value-type="float">
            <text:p>61913</text:p>
          </table:table-cell>
          <table:table-cell office:value-type="float" office:value="52" calcext:value-type="float">
            <text:p>52</text:p>
          </table:table-cell>
          <table:table-cell office:value-type="float" office:value="0.1506" calcext:value-type="float">
            <text:p>0.1506</text:p>
          </table:table-cell>
          <table:table-cell table:formula="of:=(['30'.B53]/['30'.A53])*100" office:value-type="float" office:value="0.0839888230258589" calcext:value-type="float">
            <text:p>0.083988823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3]+(INT(RAND()*20-8))" office:value-type="float" office:value="61923" calcext:value-type="float">
            <text:p>61923</text:p>
          </table:table-cell>
          <table:table-cell office:value-type="float" office:value="76" calcext:value-type="float">
            <text:p>76</text:p>
          </table:table-cell>
          <table:table-cell office:value-type="float" office:value="0.1505" calcext:value-type="float">
            <text:p>0.1505</text:p>
          </table:table-cell>
          <table:table-cell table:formula="of:=(['30'.B54]/['30'.A54])*100" office:value-type="float" office:value="0.122733071718102" calcext:value-type="float">
            <text:p>0.1227330717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4]+(INT(RAND()*20-8))" office:value-type="float" office:value="61922" calcext:value-type="float">
            <text:p>61922</text:p>
          </table:table-cell>
          <table:table-cell office:value-type="float" office:value="55" calcext:value-type="float">
            <text:p>55</text:p>
          </table:table-cell>
          <table:table-cell office:value-type="float" office:value="0.14982" calcext:value-type="float">
            <text:p>0.14982</text:p>
          </table:table-cell>
          <table:table-cell table:formula="of:=(['30'.B55]/['30'.A55])*100" office:value-type="float" office:value="0.088821420496754" calcext:value-type="float">
            <text:p>0.0888214205</text:p>
          </table:table-cell>
          <table:table-cell/>
          <table:table-cell table:formula="of:=[.$F$6]" office:value-type="float" office:value="0.152544917931294" calcext:value-type="float">
            <text:p>0.1525449179</text:p>
          </table:table-cell>
          <table:table-cell table:formula="of:=[.$G$6]" office:value-type="float" office:value="0.14908842" calcext:value-type="float">
            <text:p>0.14908842</text:p>
          </table:table-cell>
        </table:table-row>
      </table:table>
      <table:table table:name="24" table:style-name="ta1">
        <table:shapes>
          <draw:frame draw:z-index="0" draw:style-name="gr1" draw:text-style-name="P1" svg:width="453.51pt" svg:height="255.09pt" svg:x="552.7pt" svg:y="12.87pt">
            <loext:p draw:notify-on-update-of-ranges="'24'.C5:'24'.C5 '24'.C6:'24'.C55 '24'.G5:'24'.G5 '24'.G6:'24'.G5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23pt" svg:height="255.09pt" svg:x="552.73pt" svg:y="305.35pt">
            <loext:p draw:notify-on-update-of-ranges="'24'.D5:'24'.D5 '24'.D6:'24'.D55 '24'.F5:'24'.F5 '24'.F6:'24'.F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ce7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61" calcext:value-type="float">
            <text:p>61</text:p>
          </table:table-cell>
          <table:table-cell office:value-type="float" office:value="0.11231" calcext:value-type="float">
            <text:p>0.11231</text:p>
          </table:table-cell>
          <table:table-cell table:formula="of:=(['24'.B6]/['24'.A6])*100" office:value-type="float" office:value="0.0987230736862548" calcext:value-type="float">
            <text:p>0.0987230737</text:p>
          </table:table-cell>
          <table:table-cell/>
          <table:table-cell table:style-name="ce6" table:formula="of:=SUM(['24'.D6:.D56])/50" office:value-type="float" office:value="0.21699344411285" calcext:value-type="float">
            <text:p>0.2169934441</text:p>
          </table:table-cell>
          <table:table-cell table:style-name="ce6" table:formula="of:=SUM(['24'.C6:.C56])/50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6]+(INT(RAND()*20-8))" office:value-type="float" office:value="61799" calcext:value-type="float">
            <text:p>61799</text:p>
          </table:table-cell>
          <table:table-cell office:value-type="float" office:value="14" calcext:value-type="float">
            <text:p>14</text:p>
          </table:table-cell>
          <table:table-cell office:value-type="float" office:value="0.11534" calcext:value-type="float">
            <text:p>0.11534</text:p>
          </table:table-cell>
          <table:table-cell table:formula="of:=(['24'.B7]/['24'.A7])*100" office:value-type="float" office:value="0.0226540882538552" calcext:value-type="float">
            <text:p>0.022654088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7]+(INT(RAND()*20-8))" office:value-type="float" office:value="61796" calcext:value-type="float">
            <text:p>61796</text:p>
          </table:table-cell>
          <table:table-cell office:value-type="float" office:value="44" calcext:value-type="float">
            <text:p>44</text:p>
          </table:table-cell>
          <table:table-cell office:value-type="float" office:value="0.11982" calcext:value-type="float">
            <text:p>0.11982</text:p>
          </table:table-cell>
          <table:table-cell table:formula="of:=(['24'.B8]/['24'.A8])*100" office:value-type="float" office:value="0.0712020195481908" calcext:value-type="float">
            <text:p>0.071202019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8]+(INT(RAND()*20-8))" office:value-type="float" office:value="61797" calcext:value-type="float">
            <text:p>61797</text:p>
          </table:table-cell>
          <table:table-cell office:value-type="float" office:value="180" calcext:value-type="float">
            <text:p>180</text:p>
          </table:table-cell>
          <table:table-cell office:value-type="float" office:value="0.11962" calcext:value-type="float">
            <text:p>0.11962</text:p>
          </table:table-cell>
          <table:table-cell table:formula="of:=(['24'.B9]/['24'.A9])*100" office:value-type="float" office:value="0.291276275547357" calcext:value-type="float">
            <text:p>0.291276275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9]+(INT(RAND()*20-8))" office:value-type="float" office:value="61797" calcext:value-type="float">
            <text:p>61797</text:p>
          </table:table-cell>
          <table:table-cell office:value-type="float" office:value="857" calcext:value-type="float">
            <text:p>857</text:p>
          </table:table-cell>
          <table:table-cell office:value-type="float" office:value="0.1195" calcext:value-type="float">
            <text:p>0.1195</text:p>
          </table:table-cell>
          <table:table-cell table:formula="of:=(['24'.B10]/['24'.A10])*100" office:value-type="float" office:value="1.38679871191158" calcext:value-type="float">
            <text:p>1.3867987119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0]+(INT(RAND()*20-8))" office:value-type="float" office:value="61803" calcext:value-type="float">
            <text:p>61803</text:p>
          </table:table-cell>
          <table:table-cell office:value-type="float" office:value="347" calcext:value-type="float">
            <text:p>347</text:p>
          </table:table-cell>
          <table:table-cell office:value-type="float" office:value="0.1202" calcext:value-type="float">
            <text:p>0.1202</text:p>
          </table:table-cell>
          <table:table-cell table:formula="of:=(['24'.B11]/['24'.A11])*100" office:value-type="float" office:value="0.561461417730531" calcext:value-type="float">
            <text:p>0.561461417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1]+(INT(RAND()*20-8))" office:value-type="float" office:value="61804" calcext:value-type="float">
            <text:p>61804</text:p>
          </table:table-cell>
          <table:table-cell office:value-type="float" office:value="26" calcext:value-type="float">
            <text:p>26</text:p>
          </table:table-cell>
          <table:table-cell office:value-type="float" office:value="0.12654" calcext:value-type="float">
            <text:p>0.12654</text:p>
          </table:table-cell>
          <table:table-cell table:formula="of:=(['24'.B12]/['24'.A12])*100" office:value-type="float" office:value="0.0420684745323927" calcext:value-type="float">
            <text:p>0.042068474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2]+(INT(RAND()*20-8))" office:value-type="float" office:value="61809" calcext:value-type="float">
            <text:p>61809</text:p>
          </table:table-cell>
          <table:table-cell office:value-type="float" office:value="408" calcext:value-type="float">
            <text:p>408</text:p>
          </table:table-cell>
          <table:table-cell office:value-type="float" office:value="0.11881" calcext:value-type="float">
            <text:p>0.11881</text:p>
          </table:table-cell>
          <table:table-cell table:formula="of:=(['24'.B13]/['24'.A13])*100" office:value-type="float" office:value="0.660098043974178" calcext:value-type="float">
            <text:p>0.660098044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3]+(INT(RAND()*20-8))" office:value-type="float" office:value="61807" calcext:value-type="float">
            <text:p>61807</text:p>
          </table:table-cell>
          <table:table-cell office:value-type="float" office:value="51" calcext:value-type="float">
            <text:p>51</text:p>
          </table:table-cell>
          <table:table-cell office:value-type="float" office:value="0.1238" calcext:value-type="float">
            <text:p>0.1238</text:p>
          </table:table-cell>
          <table:table-cell table:formula="of:=(['24'.B14]/['24'.A14])*100" office:value-type="float" office:value="0.0825149254938761" calcext:value-type="float">
            <text:p>0.082514925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4]+(INT(RAND()*20-8))" office:value-type="float" office:value="61805" calcext:value-type="float">
            <text:p>61805</text:p>
          </table:table-cell>
          <table:table-cell office:value-type="float" office:value="32" calcext:value-type="float">
            <text:p>32</text:p>
          </table:table-cell>
          <table:table-cell office:value-type="float" office:value="0.11902" calcext:value-type="float">
            <text:p>0.11902</text:p>
          </table:table-cell>
          <table:table-cell table:formula="of:=(['24'.B15]/['24'.A15])*100" office:value-type="float" office:value="0.0517757462988431" calcext:value-type="float">
            <text:p>0.051775746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5]+(INT(RAND()*20-8))" office:value-type="float" office:value="61814" calcext:value-type="float">
            <text:p>61814</text:p>
          </table:table-cell>
          <table:table-cell office:value-type="float" office:value="43" calcext:value-type="float">
            <text:p>43</text:p>
          </table:table-cell>
          <table:table-cell office:value-type="float" office:value="0.1191" calcext:value-type="float">
            <text:p>0.1191</text:p>
          </table:table-cell>
          <table:table-cell table:formula="of:=(['24'.B16]/['24'.A16])*100" office:value-type="float" office:value="0.0695635292975701" calcext:value-type="float">
            <text:p>0.069563529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6]+(INT(RAND()*20-8))" office:value-type="float" office:value="61814" calcext:value-type="float">
            <text:p>61814</text:p>
          </table:table-cell>
          <table:table-cell office:value-type="float" office:value="32" calcext:value-type="float">
            <text:p>32</text:p>
          </table:table-cell>
          <table:table-cell office:value-type="float" office:value="0.11843" calcext:value-type="float">
            <text:p>0.11843</text:p>
          </table:table-cell>
          <table:table-cell table:formula="of:=(['24'.B17]/['24'.A17])*100" office:value-type="float" office:value="0.0517682078493545" calcext:value-type="float">
            <text:p>0.0517682078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7]+(INT(RAND()*20-8))" office:value-type="float" office:value="61807" calcext:value-type="float">
            <text:p>61807</text:p>
          </table:table-cell>
          <table:table-cell office:value-type="float" office:value="65" calcext:value-type="float">
            <text:p>65</text:p>
          </table:table-cell>
          <table:table-cell office:value-type="float" office:value="0.1286" calcext:value-type="float">
            <text:p>0.1286</text:p>
          </table:table-cell>
          <table:table-cell table:formula="of:=(['24'.B18]/['24'.A18])*100" office:value-type="float" office:value="0.105166081511803" calcext:value-type="float">
            <text:p>0.105166081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8]+(INT(RAND()*20-8))" office:value-type="float" office:value="61806" calcext:value-type="float">
            <text:p>61806</text:p>
          </table:table-cell>
          <table:table-cell office:value-type="float" office:value="331" calcext:value-type="float">
            <text:p>331</text:p>
          </table:table-cell>
          <table:table-cell office:value-type="float" office:value="0.11871" calcext:value-type="float">
            <text:p>0.11871</text:p>
          </table:table-cell>
          <table:table-cell table:formula="of:=(['24'.B19]/['24'.A19])*100" office:value-type="float" office:value="0.535546710675339" calcext:value-type="float">
            <text:p>0.535546710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9]+(INT(RAND()*20-8))" office:value-type="float" office:value="61809" calcext:value-type="float">
            <text:p>61809</text:p>
          </table:table-cell>
          <table:table-cell office:value-type="float" office:value="255" calcext:value-type="float">
            <text:p>255</text:p>
          </table:table-cell>
          <table:table-cell office:value-type="float" office:value="0.1193" calcext:value-type="float">
            <text:p>0.1193</text:p>
          </table:table-cell>
          <table:table-cell table:formula="of:=(['24'.B20]/['24'.A20])*100" office:value-type="float" office:value="0.412561277483862" calcext:value-type="float">
            <text:p>0.412561277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0]+(INT(RAND()*20-8))" office:value-type="float" office:value="61803" calcext:value-type="float">
            <text:p>61803</text:p>
          </table:table-cell>
          <table:table-cell office:value-type="float" office:value="11" calcext:value-type="float">
            <text:p>11</text:p>
          </table:table-cell>
          <table:table-cell office:value-type="float" office:value="0.1211" calcext:value-type="float">
            <text:p>0.1211</text:p>
          </table:table-cell>
          <table:table-cell table:formula="of:=(['24'.B21]/['24'.A21])*100" office:value-type="float" office:value="0.017798488746501" calcext:value-type="float">
            <text:p>0.017798488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1]+(INT(RAND()*20-8))" office:value-type="float" office:value="61808" calcext:value-type="float">
            <text:p>61808</text:p>
          </table:table-cell>
          <table:table-cell office:value-type="float" office:value="91" calcext:value-type="float">
            <text:p>91</text:p>
          </table:table-cell>
          <table:table-cell office:value-type="float" office:value="0.12085" calcext:value-type="float">
            <text:p>0.12085</text:p>
          </table:table-cell>
          <table:table-cell table:formula="of:=(['24'.B22]/['24'.A22])*100" office:value-type="float" office:value="0.147230132021745" calcext:value-type="float">
            <text:p>0.147230132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2]+(INT(RAND()*20-8))" office:value-type="float" office:value="61815" calcext:value-type="float">
            <text:p>61815</text:p>
          </table:table-cell>
          <table:table-cell office:value-type="float" office:value="165" calcext:value-type="float">
            <text:p>165</text:p>
          </table:table-cell>
          <table:table-cell office:value-type="float" office:value="0.1204" calcext:value-type="float">
            <text:p>0.1204</text:p>
          </table:table-cell>
          <table:table-cell table:formula="of:=(['24'.B23]/['24'.A23])*100" office:value-type="float" office:value="0.266925503518563" calcext:value-type="float">
            <text:p>0.266925503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3]+(INT(RAND()*20-8))" office:value-type="float" office:value="61820" calcext:value-type="float">
            <text:p>61820</text:p>
          </table:table-cell>
          <table:table-cell office:value-type="float" office:value="112" calcext:value-type="float">
            <text:p>112</text:p>
          </table:table-cell>
          <table:table-cell office:value-type="float" office:value="0.12108" calcext:value-type="float">
            <text:p>0.12108</text:p>
          </table:table-cell>
          <table:table-cell table:formula="of:=(['24'.B24]/['24'.A24])*100" office:value-type="float" office:value="0.181171142025235" calcext:value-type="float">
            <text:p>0.181171142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4]+(INT(RAND()*20-8))" office:value-type="float" office:value="61821" calcext:value-type="float">
            <text:p>61821</text:p>
          </table:table-cell>
          <table:table-cell office:value-type="float" office:value="122" calcext:value-type="float">
            <text:p>122</text:p>
          </table:table-cell>
          <table:table-cell office:value-type="float" office:value="0.12154" calcext:value-type="float">
            <text:p>0.12154</text:p>
          </table:table-cell>
          <table:table-cell table:formula="of:=(['24'.B25]/['24'.A25])*100" office:value-type="float" office:value="0.19734394461429" calcext:value-type="float">
            <text:p>0.1973439446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5]+(INT(RAND()*20-8))" office:value-type="float" office:value="61825" calcext:value-type="float">
            <text:p>61825</text:p>
          </table:table-cell>
          <table:table-cell office:value-type="float" office:value="53" calcext:value-type="float">
            <text:p>53</text:p>
          </table:table-cell>
          <table:table-cell office:value-type="float" office:value="0.11955" calcext:value-type="float">
            <text:p>0.11955</text:p>
          </table:table-cell>
          <table:table-cell table:formula="of:=(['24'.B26]/['24'.A26])*100" office:value-type="float" office:value="0.0857258390618682" calcext:value-type="float">
            <text:p>0.0857258391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6]+(INT(RAND()*20-8))" office:value-type="float" office:value="61819" calcext:value-type="float">
            <text:p>61819</text:p>
          </table:table-cell>
          <table:table-cell office:value-type="float" office:value="90" calcext:value-type="float">
            <text:p>90</text:p>
          </table:table-cell>
          <table:table-cell office:value-type="float" office:value="0.11973" calcext:value-type="float">
            <text:p>0.11973</text:p>
          </table:table-cell>
          <table:table-cell table:formula="of:=(['24'.B27]/['24'.A27])*100" office:value-type="float" office:value="0.145586308416506" calcext:value-type="float">
            <text:p>0.1455863084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7]+(INT(RAND()*20-8))" office:value-type="float" office:value="61813" calcext:value-type="float">
            <text:p>61813</text:p>
          </table:table-cell>
          <table:table-cell office:value-type="float" office:value="73" calcext:value-type="float">
            <text:p>73</text:p>
          </table:table-cell>
          <table:table-cell office:value-type="float" office:value="0.120232" calcext:value-type="float">
            <text:p>0.120232</text:p>
          </table:table-cell>
          <table:table-cell table:formula="of:=(['24'.B28]/['24'.A28])*100" office:value-type="float" office:value="0.118098134696585" calcext:value-type="float">
            <text:p>0.118098134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8]+(INT(RAND()*20-8))" office:value-type="float" office:value="61815" calcext:value-type="float">
            <text:p>61815</text:p>
          </table:table-cell>
          <table:table-cell office:value-type="float" office:value="104" calcext:value-type="float">
            <text:p>104</text:p>
          </table:table-cell>
          <table:table-cell office:value-type="float" office:value="0.12044" calcext:value-type="float">
            <text:p>0.12044</text:p>
          </table:table-cell>
          <table:table-cell table:formula="of:=(['24'.B29]/['24'.A29])*100" office:value-type="float" office:value="0.168243953732913" calcext:value-type="float">
            <text:p>0.168243953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9]+(INT(RAND()*20-8))" office:value-type="float" office:value="61825" calcext:value-type="float">
            <text:p>61825</text:p>
          </table:table-cell>
          <table:table-cell office:value-type="float" office:value="80" calcext:value-type="float">
            <text:p>80</text:p>
          </table:table-cell>
          <table:table-cell office:value-type="float" office:value="0.12181" calcext:value-type="float">
            <text:p>0.12181</text:p>
          </table:table-cell>
          <table:table-cell table:formula="of:=(['24'.B30]/['24'.A30])*100" office:value-type="float" office:value="0.129397492923575" calcext:value-type="float">
            <text:p>0.1293974929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0]+(INT(RAND()*20-8))" office:value-type="float" office:value="61836" calcext:value-type="float">
            <text:p>61836</text:p>
          </table:table-cell>
          <table:table-cell office:value-type="float" office:value="319" calcext:value-type="float">
            <text:p>319</text:p>
          </table:table-cell>
          <table:table-cell office:value-type="float" office:value="0.12015" calcext:value-type="float">
            <text:p>0.12015</text:p>
          </table:table-cell>
          <table:table-cell table:formula="of:=(['24'.B31]/['24'.A31])*100" office:value-type="float" office:value="0.515880716734588" calcext:value-type="float">
            <text:p>0.515880716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1]+(INT(RAND()*20-8))" office:value-type="float" office:value="61840" calcext:value-type="float">
            <text:p>61840</text:p>
          </table:table-cell>
          <table:table-cell office:value-type="float" office:value="115" calcext:value-type="float">
            <text:p>115</text:p>
          </table:table-cell>
          <table:table-cell office:value-type="float" office:value="0.1206" calcext:value-type="float">
            <text:p>0.1206</text:p>
          </table:table-cell>
          <table:table-cell table:formula="of:=(['24'.B32]/['24'.A32])*100" office:value-type="float" office:value="0.185963777490298" calcext:value-type="float">
            <text:p>0.185963777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2]+(INT(RAND()*20-8))" office:value-type="float" office:value="61835" calcext:value-type="float">
            <text:p>61835</text:p>
          </table:table-cell>
          <table:table-cell office:value-type="float" office:value="53" calcext:value-type="float">
            <text:p>53</text:p>
          </table:table-cell>
          <table:table-cell office:value-type="float" office:value="0.120756" calcext:value-type="float">
            <text:p>0.120756</text:p>
          </table:table-cell>
          <table:table-cell table:formula="of:=(['24'.B33]/['24'.A33])*100" office:value-type="float" office:value="0.0857119754184523" calcext:value-type="float">
            <text:p>0.0857119754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3]+(INT(RAND()*20-8))" office:value-type="float" office:value="61830" calcext:value-type="float">
            <text:p>61830</text:p>
          </table:table-cell>
          <table:table-cell office:value-type="float" office:value="68" calcext:value-type="float">
            <text:p>68</text:p>
          </table:table-cell>
          <table:table-cell office:value-type="float" office:value="0.12331" calcext:value-type="float">
            <text:p>0.12331</text:p>
          </table:table-cell>
          <table:table-cell table:formula="of:=(['24'.B34]/['24'.A34])*100" office:value-type="float" office:value="0.109978974607796" calcext:value-type="float">
            <text:p>0.1099789746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4]+(INT(RAND()*20-8))" office:value-type="float" office:value="61837" calcext:value-type="float">
            <text:p>61837</text:p>
          </table:table-cell>
          <table:table-cell office:value-type="float" office:value="118" calcext:value-type="float">
            <text:p>118</text:p>
          </table:table-cell>
          <table:table-cell office:value-type="float" office:value="0.12342" calcext:value-type="float">
            <text:p>0.12342</text:p>
          </table:table-cell>
          <table:table-cell table:formula="of:=(['24'.B35]/['24'.A35])*100" office:value-type="float" office:value="0.190824263790287" calcext:value-type="float">
            <text:p>0.1908242638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5]+(INT(RAND()*20-8))" office:value-type="float" office:value="61829" calcext:value-type="float">
            <text:p>61829</text:p>
          </table:table-cell>
          <table:table-cell office:value-type="float" office:value="93" calcext:value-type="float">
            <text:p>93</text:p>
          </table:table-cell>
          <table:table-cell office:value-type="float" office:value="0.12059" calcext:value-type="float">
            <text:p>0.12059</text:p>
          </table:table-cell>
          <table:table-cell table:formula="of:=(['24'.B36]/['24'.A36])*100" office:value-type="float" office:value="0.150414853871161" calcext:value-type="float">
            <text:p>0.1504148539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6]+(INT(RAND()*20-8))" office:value-type="float" office:value="61822" calcext:value-type="float">
            <text:p>61822</text:p>
          </table:table-cell>
          <table:table-cell office:value-type="float" office:value="129" calcext:value-type="float">
            <text:p>129</text:p>
          </table:table-cell>
          <table:table-cell office:value-type="float" office:value="0.12052" calcext:value-type="float">
            <text:p>0.12052</text:p>
          </table:table-cell>
          <table:table-cell table:formula="of:=(['24'.B37]/['24'.A37])*100" office:value-type="float" office:value="0.208663582543431" calcext:value-type="float">
            <text:p>0.208663582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7]+(INT(RAND()*20-8))" office:value-type="float" office:value="61827" calcext:value-type="float">
            <text:p>61827</text:p>
          </table:table-cell>
          <table:table-cell office:value-type="float" office:value="65" calcext:value-type="float">
            <text:p>65</text:p>
          </table:table-cell>
          <table:table-cell office:value-type="float" office:value="0.12125" calcext:value-type="float">
            <text:p>0.12125</text:p>
          </table:table-cell>
          <table:table-cell table:formula="of:=(['24'.B38]/['24'.A38])*100" office:value-type="float" office:value="0.105132062044091" calcext:value-type="float">
            <text:p>0.105132062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8]+(INT(RAND()*20-8))" office:value-type="float" office:value="61832" calcext:value-type="float">
            <text:p>61832</text:p>
          </table:table-cell>
          <table:table-cell office:value-type="float" office:value="79" calcext:value-type="float">
            <text:p>79</text:p>
          </table:table-cell>
          <table:table-cell office:value-type="float" office:value="0.11867" calcext:value-type="float">
            <text:p>0.11867</text:p>
          </table:table-cell>
          <table:table-cell table:formula="of:=(['24'.B39]/['24'.A39])*100" office:value-type="float" office:value="0.127765558286971" calcext:value-type="float">
            <text:p>0.127765558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9]+(INT(RAND()*20-8))" office:value-type="float" office:value="61838" calcext:value-type="float">
            <text:p>61838</text:p>
          </table:table-cell>
          <table:table-cell office:value-type="float" office:value="54" calcext:value-type="float">
            <text:p>54</text:p>
          </table:table-cell>
          <table:table-cell office:value-type="float" office:value="0.12032" calcext:value-type="float">
            <text:p>0.12032</text:p>
          </table:table-cell>
          <table:table-cell table:formula="of:=(['24'.B40]/['24'.A40])*100" office:value-type="float" office:value="0.087324945826191" calcext:value-type="float">
            <text:p>0.0873249458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0]+(INT(RAND()*20-8))" office:value-type="float" office:value="61848" calcext:value-type="float">
            <text:p>61848</text:p>
          </table:table-cell>
          <table:table-cell office:value-type="float" office:value="223" calcext:value-type="float">
            <text:p>223</text:p>
          </table:table-cell>
          <table:table-cell office:value-type="float" office:value="0.1109" calcext:value-type="float">
            <text:p>0.1109</text:p>
          </table:table-cell>
          <table:table-cell table:formula="of:=(['24'.B41]/['24'.A41])*100" office:value-type="float" office:value="0.360561376277325" calcext:value-type="float">
            <text:p>0.360561376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1]+(INT(RAND()*20-8))" office:value-type="float" office:value="61853" calcext:value-type="float">
            <text:p>61853</text:p>
          </table:table-cell>
          <table:table-cell office:value-type="float" office:value="100" calcext:value-type="float">
            <text:p>100</text:p>
          </table:table-cell>
          <table:table-cell office:value-type="float" office:value="0.1198" calcext:value-type="float">
            <text:p>0.1198</text:p>
          </table:table-cell>
          <table:table-cell table:formula="of:=(['24'.B42]/['24'.A42])*100" office:value-type="float" office:value="0.161673645579034" calcext:value-type="float">
            <text:p>0.1616736456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2]+(INT(RAND()*20-8))" office:value-type="float" office:value="61856" calcext:value-type="float">
            <text:p>61856</text:p>
          </table:table-cell>
          <table:table-cell office:value-type="float" office:value="321" calcext:value-type="float">
            <text:p>321</text:p>
          </table:table-cell>
          <table:table-cell office:value-type="float" office:value="0.117645" calcext:value-type="float">
            <text:p>0.117645</text:p>
          </table:table-cell>
          <table:table-cell table:formula="of:=(['24'.B43]/['24'.A43])*100" office:value-type="float" office:value="0.518947232281428" calcext:value-type="float">
            <text:p>0.518947232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3]+(INT(RAND()*20-8))" office:value-type="float" office:value="61853" calcext:value-type="float">
            <text:p>61853</text:p>
          </table:table-cell>
          <table:table-cell office:value-type="float" office:value="49" calcext:value-type="float">
            <text:p>49</text:p>
          </table:table-cell>
          <table:table-cell office:value-type="float" office:value="0.1212" calcext:value-type="float">
            <text:p>0.1212</text:p>
          </table:table-cell>
          <table:table-cell table:formula="of:=(['24'.B44]/['24'.A44])*100" office:value-type="float" office:value="0.0792200863337267" calcext:value-type="float">
            <text:p>0.0792200863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4]+(INT(RAND()*20-8))" office:value-type="float" office:value="61849" calcext:value-type="float">
            <text:p>61849</text:p>
          </table:table-cell>
          <table:table-cell office:value-type="float" office:value="152" calcext:value-type="float">
            <text:p>152</text:p>
          </table:table-cell>
          <table:table-cell office:value-type="float" office:value="0.11932" calcext:value-type="float">
            <text:p>0.11932</text:p>
          </table:table-cell>
          <table:table-cell table:formula="of:=(['24'.B45]/['24'.A45])*100" office:value-type="float" office:value="0.24575983443548" calcext:value-type="float">
            <text:p>0.2457598344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5]+(INT(RAND()*20-8))" office:value-type="float" office:value="61842" calcext:value-type="float">
            <text:p>61842</text:p>
          </table:table-cell>
          <table:table-cell office:value-type="float" office:value="43" calcext:value-type="float">
            <text:p>43</text:p>
          </table:table-cell>
          <table:table-cell office:value-type="float" office:value="0.12523" calcext:value-type="float">
            <text:p>0.12523</text:p>
          </table:table-cell>
          <table:table-cell table:formula="of:=(['24'.B46]/['24'.A46])*100" office:value-type="float" office:value="0.069532033246014" calcext:value-type="float">
            <text:p>0.0695320332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6]+(INT(RAND()*20-8))" office:value-type="float" office:value="61853" calcext:value-type="float">
            <text:p>61853</text:p>
          </table:table-cell>
          <table:table-cell office:value-type="float" office:value="171" calcext:value-type="float">
            <text:p>171</text:p>
          </table:table-cell>
          <table:table-cell office:value-type="float" office:value="0.118142" calcext:value-type="float">
            <text:p>0.118142</text:p>
          </table:table-cell>
          <table:table-cell table:formula="of:=(['24'.B47]/['24'.A47])*100" office:value-type="float" office:value="0.276461933940148" calcext:value-type="float">
            <text:p>0.2764619339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7]+(INT(RAND()*20-8))" office:value-type="float" office:value="61862" calcext:value-type="float">
            <text:p>61862</text:p>
          </table:table-cell>
          <table:table-cell office:value-type="float" office:value="84" calcext:value-type="float">
            <text:p>84</text:p>
          </table:table-cell>
          <table:table-cell office:value-type="float" office:value="0.11921" calcext:value-type="float">
            <text:p>0.11921</text:p>
          </table:table-cell>
          <table:table-cell table:formula="of:=(['24'.B48]/['24'.A48])*100" office:value-type="float" office:value="0.135786104555301" calcext:value-type="float">
            <text:p>0.1357861046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8]+(INT(RAND()*20-8))" office:value-type="float" office:value="61868" calcext:value-type="float">
            <text:p>61868</text:p>
          </table:table-cell>
          <table:table-cell office:value-type="float" office:value="130" calcext:value-type="float">
            <text:p>130</text:p>
          </table:table-cell>
          <table:table-cell office:value-type="float" office:value="0.121179" calcext:value-type="float">
            <text:p>0.121179</text:p>
          </table:table-cell>
          <table:table-cell table:formula="of:=(['24'.B49]/['24'.A49])*100" office:value-type="float" office:value="0.210124781793496" calcext:value-type="float">
            <text:p>0.2101247818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9]+(INT(RAND()*20-8))" office:value-type="float" office:value="61873" calcext:value-type="float">
            <text:p>61873</text:p>
          </table:table-cell>
          <table:table-cell office:value-type="float" office:value="44" calcext:value-type="float">
            <text:p>44</text:p>
          </table:table-cell>
          <table:table-cell office:value-type="float" office:value="0.12116" calcext:value-type="float">
            <text:p>0.12116</text:p>
          </table:table-cell>
          <table:table-cell table:formula="of:=(['24'.B50]/['24'.A50])*100" office:value-type="float" office:value="0.071113409726375" calcext:value-type="float">
            <text:p>0.071113409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0]+(INT(RAND()*20-8))" office:value-type="float" office:value="61881" calcext:value-type="float">
            <text:p>61881</text:p>
          </table:table-cell>
          <table:table-cell office:value-type="float" office:value="61" calcext:value-type="float">
            <text:p>61</text:p>
          </table:table-cell>
          <table:table-cell office:value-type="float" office:value="0.12096" calcext:value-type="float">
            <text:p>0.12096</text:p>
          </table:table-cell>
          <table:table-cell table:formula="of:=(['24'.B51]/['24'.A51])*100" office:value-type="float" office:value="0.098576299671951" calcext:value-type="float">
            <text:p>0.098576299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1]+(INT(RAND()*20-8))" office:value-type="float" office:value="61877" calcext:value-type="float">
            <text:p>61877</text:p>
          </table:table-cell>
          <table:table-cell office:value-type="float" office:value="152" calcext:value-type="float">
            <text:p>152</text:p>
          </table:table-cell>
          <table:table-cell office:value-type="float" office:value="0.1182" calcext:value-type="float">
            <text:p>0.1182</text:p>
          </table:table-cell>
          <table:table-cell table:formula="of:=(['24'.B52]/['24'.A52])*100" office:value-type="float" office:value="0.245648625498974" calcext:value-type="float">
            <text:p>0.245648625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2]+(INT(RAND()*20-8))" office:value-type="float" office:value="61877" calcext:value-type="float">
            <text:p>61877</text:p>
          </table:table-cell>
          <table:table-cell office:value-type="float" office:value="132" calcext:value-type="float">
            <text:p>132</text:p>
          </table:table-cell>
          <table:table-cell office:value-type="float" office:value="0.119923" calcext:value-type="float">
            <text:p>0.119923</text:p>
          </table:table-cell>
          <table:table-cell table:formula="of:=(['24'.B53]/['24'.A53])*100" office:value-type="float" office:value="0.213326437933319" calcext:value-type="float">
            <text:p>0.2133264379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3]+(INT(RAND()*20-8))" office:value-type="float" office:value="61870" calcext:value-type="float">
            <text:p>61870</text:p>
          </table:table-cell>
          <table:table-cell office:value-type="float" office:value="105" calcext:value-type="float">
            <text:p>105</text:p>
          </table:table-cell>
          <table:table-cell office:value-type="float" office:value="0.11975" calcext:value-type="float">
            <text:p>0.11975</text:p>
          </table:table-cell>
          <table:table-cell table:formula="of:=(['24'.B54]/['24'.A54])*100" office:value-type="float" office:value="0.169710683691611" calcext:value-type="float">
            <text:p>0.1697106837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4]+(INT(RAND()*20-8))" office:value-type="float" office:value="61871" calcext:value-type="float">
            <text:p>61871</text:p>
          </table:table-cell>
          <table:table-cell office:value-type="float" office:value="201" calcext:value-type="float">
            <text:p>201</text:p>
          </table:table-cell>
          <table:table-cell office:value-type="float" office:value="0.11877" calcext:value-type="float">
            <text:p>0.11877</text:p>
          </table:table-cell>
          <table:table-cell table:formula="of:=(['24'.B55]/['24'.A55])*100" office:value-type="float" office:value="0.324869486512259" calcext:value-type="float">
            <text:p>0.3248694865</text:p>
          </table:table-cell>
          <table:table-cell/>
          <table:table-cell table:formula="of:=[.$F$6]" office:value-type="float" office:value="0.21699344411285" calcext:value-type="float">
            <text:p>0.2169934441</text:p>
          </table:table-cell>
          <table:table-cell table:formula="of:=[.$G$6]" office:value-type="float" office:value="0.12013614" calcext:value-type="float">
            <text:p>0.12013614</text:p>
          </table:table-cell>
        </table:table-row>
      </table:table>
      <table:table table:name="20" table:style-name="ta1">
        <table:shapes>
          <draw:frame draw:z-index="0" draw:style-name="gr1" draw:text-style-name="P1" svg:width="453.09pt" svg:height="255.06pt" svg:x="600.55pt" svg:y="16.47pt">
            <loext:p draw:notify-on-update-of-ranges="'20'.C5:'20'.C5 '20'.C6:'20'.C55 '20'.G5:'20'.G5 '20'.G6:'20'.G5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97pt" svg:height="255.09pt" svg:x="596.13pt" svg:y="290.72pt">
            <loext:p draw:notify-on-update-of-ranges="'20'.D5:'20'.D5 '20'.D6:'20'.D55 '20'.F5:'20'.F5 '20'.F6:'20'.F5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0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90" calcext:value-type="float">
            <text:p>90</text:p>
          </table:table-cell>
          <table:table-cell office:value-type="float" office:value="0.09974" calcext:value-type="float">
            <text:p>0.09974</text:p>
          </table:table-cell>
          <table:table-cell table:formula="of:=(['20'.B6]/['20'.A6])*100" office:value-type="float" office:value="0.145656993963327" calcext:value-type="float">
            <text:p>0.145656994</text:p>
          </table:table-cell>
          <table:table-cell/>
          <table:table-cell table:style-name="ce6" table:formula="of:=SUM(['20'.D6:.D56])/50" office:value-type="float" office:value="0.196082371782059" calcext:value-type="float">
            <text:p>0.1960823718</text:p>
          </table:table-cell>
          <table:table-cell table:style-name="ce6" table:formula="of:=SUM(['20'.C6:.C56])/50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6]+(INT(RAND()*20-8))" office:value-type="float" office:value="61799" calcext:value-type="float">
            <text:p>61799</text:p>
          </table:table-cell>
          <table:table-cell office:value-type="float" office:value="234" calcext:value-type="float">
            <text:p>234</text:p>
          </table:table-cell>
          <table:table-cell office:value-type="float" office:value="0.09954" calcext:value-type="float">
            <text:p>0.09954</text:p>
          </table:table-cell>
          <table:table-cell table:formula="of:=(['20'.B7]/['20'.A7])*100" office:value-type="float" office:value="0.37864690367158" calcext:value-type="float">
            <text:p>0.3786469037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7]+(INT(RAND()*20-8))" office:value-type="float" office:value="61809" calcext:value-type="float">
            <text:p>61809</text:p>
          </table:table-cell>
          <table:table-cell office:value-type="float" office:value="95" calcext:value-type="float">
            <text:p>95</text:p>
          </table:table-cell>
          <table:table-cell office:value-type="float" office:value="0.09942" calcext:value-type="float">
            <text:p>0.09942</text:p>
          </table:table-cell>
          <table:table-cell table:formula="of:=(['20'.B8]/['20'.A8])*100" office:value-type="float" office:value="0.153699299454772" calcext:value-type="float">
            <text:p>0.1536992995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8]+(INT(RAND()*20-8))" office:value-type="float" office:value="61812" calcext:value-type="float">
            <text:p>61812</text:p>
          </table:table-cell>
          <table:table-cell office:value-type="float" office:value="67" calcext:value-type="float">
            <text:p>67</text:p>
          </table:table-cell>
          <table:table-cell office:value-type="float" office:value="0.09876" calcext:value-type="float">
            <text:p>0.09876</text:p>
          </table:table-cell>
          <table:table-cell table:formula="of:=(['20'.B9]/['20'.A9])*100" office:value-type="float" office:value="0.108393192260403" calcext:value-type="float">
            <text:p>0.1083931923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9]+(INT(RAND()*20-8))" office:value-type="float" office:value="61818" calcext:value-type="float">
            <text:p>61818</text:p>
          </table:table-cell>
          <table:table-cell office:value-type="float" office:value="208" calcext:value-type="float">
            <text:p>208</text:p>
          </table:table-cell>
          <table:table-cell office:value-type="float" office:value="0.099812" calcext:value-type="float">
            <text:p>0.099812</text:p>
          </table:table-cell>
          <table:table-cell table:formula="of:=(['20'.B10]/['20'.A10])*100" office:value-type="float" office:value="0.336471577857582" calcext:value-type="float">
            <text:p>0.3364715779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0]+(INT(RAND()*20-8))" office:value-type="float" office:value="61827" calcext:value-type="float">
            <text:p>61827</text:p>
          </table:table-cell>
          <table:table-cell office:value-type="float" office:value="209" calcext:value-type="float">
            <text:p>209</text:p>
          </table:table-cell>
          <table:table-cell office:value-type="float" office:value="0.10036" calcext:value-type="float">
            <text:p>0.10036</text:p>
          </table:table-cell>
          <table:table-cell table:formula="of:=(['20'.B11]/['20'.A11])*100" office:value-type="float" office:value="0.33804001488023" calcext:value-type="float">
            <text:p>0.3380400149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1]+(INT(RAND()*20-8))" office:value-type="float" office:value="61829" calcext:value-type="float">
            <text:p>61829</text:p>
          </table:table-cell>
          <table:table-cell office:value-type="float" office:value="155" calcext:value-type="float">
            <text:p>155</text:p>
          </table:table-cell>
          <table:table-cell office:value-type="float" office:value="0.0983" calcext:value-type="float">
            <text:p>0.0983</text:p>
          </table:table-cell>
          <table:table-cell table:formula="of:=(['20'.B12]/['20'.A12])*100" office:value-type="float" office:value="0.250691423118601" calcext:value-type="float">
            <text:p>0.250691423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2]+(INT(RAND()*20-8))" office:value-type="float" office:value="61831" calcext:value-type="float">
            <text:p>61831</text:p>
          </table:table-cell>
          <table:table-cell office:value-type="float" office:value="230" calcext:value-type="float">
            <text:p>230</text:p>
          </table:table-cell>
          <table:table-cell office:value-type="float" office:value="0.09781" calcext:value-type="float">
            <text:p>0.09781</text:p>
          </table:table-cell>
          <table:table-cell table:formula="of:=(['20'.B13]/['20'.A13])*100" office:value-type="float" office:value="0.371981692031505" calcext:value-type="float">
            <text:p>0.371981692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3]+(INT(RAND()*20-8))" office:value-type="float" office:value="61831" calcext:value-type="float">
            <text:p>61831</text:p>
          </table:table-cell>
          <table:table-cell office:value-type="float" office:value="31" calcext:value-type="float">
            <text:p>31</text:p>
          </table:table-cell>
          <table:table-cell office:value-type="float" office:value="0.100354" calcext:value-type="float">
            <text:p>0.100354</text:p>
          </table:table-cell>
          <table:table-cell table:formula="of:=(['20'.B14]/['20'.A14])*100" office:value-type="float" office:value="0.050136662839029" calcext:value-type="float">
            <text:p>0.050136662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4]+(INT(RAND()*20-8))" office:value-type="float" office:value="61834" calcext:value-type="float">
            <text:p>61834</text:p>
          </table:table-cell>
          <table:table-cell office:value-type="float" office:value="165" calcext:value-type="float">
            <text:p>165</text:p>
          </table:table-cell>
          <table:table-cell office:value-type="float" office:value="0.10012" calcext:value-type="float">
            <text:p>0.10012</text:p>
          </table:table-cell>
          <table:table-cell table:formula="of:=(['20'.B15]/['20'.A15])*100" office:value-type="float" office:value="0.266843484167287" calcext:value-type="float">
            <text:p>0.2668434842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5]+(INT(RAND()*20-8))" office:value-type="float" office:value="61826" calcext:value-type="float">
            <text:p>61826</text:p>
          </table:table-cell>
          <table:table-cell office:value-type="float" office:value="210" calcext:value-type="float">
            <text:p>210</text:p>
          </table:table-cell>
          <table:table-cell office:value-type="float" office:value="0.097541" calcext:value-type="float">
            <text:p>0.097541</text:p>
          </table:table-cell>
          <table:table-cell table:formula="of:=(['20'.B16]/['20'.A16])*100" office:value-type="float" office:value="0.339662924983017" calcext:value-type="float">
            <text:p>0.339662925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6]+(INT(RAND()*20-8))" office:value-type="float" office:value="61829" calcext:value-type="float">
            <text:p>61829</text:p>
          </table:table-cell>
          <table:table-cell office:value-type="float" office:value="147" calcext:value-type="float">
            <text:p>147</text:p>
          </table:table-cell>
          <table:table-cell office:value-type="float" office:value="0.10021" calcext:value-type="float">
            <text:p>0.10021</text:p>
          </table:table-cell>
          <table:table-cell table:formula="of:=(['20'.B17]/['20'.A17])*100" office:value-type="float" office:value="0.237752510957641" calcext:value-type="float">
            <text:p>0.23775251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7]+(INT(RAND()*20-8))" office:value-type="float" office:value="61839" calcext:value-type="float">
            <text:p>61839</text:p>
          </table:table-cell>
          <table:table-cell office:value-type="float" office:value="124" calcext:value-type="float">
            <text:p>124</text:p>
          </table:table-cell>
          <table:table-cell office:value-type="float" office:value="0.097541" calcext:value-type="float">
            <text:p>0.097541</text:p>
          </table:table-cell>
          <table:table-cell table:formula="of:=(['20'.B18]/['20'.A18])*100" office:value-type="float" office:value="0.200520706997202" calcext:value-type="float">
            <text:p>0.200520707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8]+(INT(RAND()*20-8))" office:value-type="float" office:value="61847" calcext:value-type="float">
            <text:p>61847</text:p>
          </table:table-cell>
          <table:table-cell office:value-type="float" office:value="123" calcext:value-type="float">
            <text:p>123</text:p>
          </table:table-cell>
          <table:table-cell office:value-type="float" office:value="0.0921" calcext:value-type="float">
            <text:p>0.0921</text:p>
          </table:table-cell>
          <table:table-cell table:formula="of:=(['20'.B19]/['20'.A19])*100" office:value-type="float" office:value="0.19887787604896" calcext:value-type="float">
            <text:p>0.198877876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9]+(INT(RAND()*20-8))" office:value-type="float" office:value="61858" calcext:value-type="float">
            <text:p>61858</text:p>
          </table:table-cell>
          <table:table-cell office:value-type="float" office:value="97" calcext:value-type="float">
            <text:p>97</text:p>
          </table:table-cell>
          <table:table-cell office:value-type="float" office:value="0.09971" calcext:value-type="float">
            <text:p>0.09971</text:p>
          </table:table-cell>
          <table:table-cell table:formula="of:=(['20'.B20]/['20'.A20])*100" office:value-type="float" office:value="0.156810760128035" calcext:value-type="float">
            <text:p>0.156810760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0]+(INT(RAND()*20-8))" office:value-type="float" office:value="61862" calcext:value-type="float">
            <text:p>61862</text:p>
          </table:table-cell>
          <table:table-cell office:value-type="float" office:value="79" calcext:value-type="float">
            <text:p>79</text:p>
          </table:table-cell>
          <table:table-cell office:value-type="float" office:value="0.100432" calcext:value-type="float">
            <text:p>0.100432</text:p>
          </table:table-cell>
          <table:table-cell table:formula="of:=(['20'.B21]/['20'.A21])*100" office:value-type="float" office:value="0.127703598331771" calcext:value-type="float">
            <text:p>0.1277035983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1]+(INT(RAND()*20-8))" office:value-type="float" office:value="61860" calcext:value-type="float">
            <text:p>61860</text:p>
          </table:table-cell>
          <table:table-cell office:value-type="float" office:value="62" calcext:value-type="float">
            <text:p>62</text:p>
          </table:table-cell>
          <table:table-cell office:value-type="float" office:value="0.1000712" calcext:value-type="float">
            <text:p>0.1000712</text:p>
          </table:table-cell>
          <table:table-cell table:formula="of:=(['20'.B22]/['20'.A22])*100" office:value-type="float" office:value="0.100226317491109" calcext:value-type="float">
            <text:p>0.1002263175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2]+(INT(RAND()*20-8))" office:value-type="float" office:value="61871" calcext:value-type="float">
            <text:p>61871</text:p>
          </table:table-cell>
          <table:table-cell office:value-type="float" office:value="126" calcext:value-type="float">
            <text:p>126</text:p>
          </table:table-cell>
          <table:table-cell office:value-type="float" office:value="0.100212" calcext:value-type="float">
            <text:p>0.100212</text:p>
          </table:table-cell>
          <table:table-cell table:formula="of:=(['20'.B23]/['20'.A23])*100" office:value-type="float" office:value="0.203649528858431" calcext:value-type="float">
            <text:p>0.2036495289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3]+(INT(RAND()*20-8))" office:value-type="float" office:value="61868" calcext:value-type="float">
            <text:p>61868</text:p>
          </table:table-cell>
          <table:table-cell office:value-type="float" office:value="77" calcext:value-type="float">
            <text:p>77</text:p>
          </table:table-cell>
          <table:table-cell office:value-type="float" office:value="0.095431" calcext:value-type="float">
            <text:p>0.095431</text:p>
          </table:table-cell>
          <table:table-cell table:formula="of:=(['20'.B24]/['20'.A24])*100" office:value-type="float" office:value="0.124458524600763" calcext:value-type="float">
            <text:p>0.1244585246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4]+(INT(RAND()*20-8))" office:value-type="float" office:value="61865" calcext:value-type="float">
            <text:p>61865</text:p>
          </table:table-cell>
          <table:table-cell office:value-type="float" office:value="102" calcext:value-type="float">
            <text:p>102</text:p>
          </table:table-cell>
          <table:table-cell office:value-type="float" office:value="0.09899" calcext:value-type="float">
            <text:p>0.09899</text:p>
          </table:table-cell>
          <table:table-cell table:formula="of:=(['20'.B25]/['20'.A25])*100" office:value-type="float" office:value="0.164875131334357" calcext:value-type="float">
            <text:p>0.1648751313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5]+(INT(RAND()*20-8))" office:value-type="float" office:value="61864" calcext:value-type="float">
            <text:p>61864</text:p>
          </table:table-cell>
          <table:table-cell office:value-type="float" office:value="42" calcext:value-type="float">
            <text:p>42</text:p>
          </table:table-cell>
          <table:table-cell office:value-type="float" office:value="0.09899" calcext:value-type="float">
            <text:p>0.09899</text:p>
          </table:table-cell>
          <table:table-cell table:formula="of:=(['20'.B26]/['20'.A26])*100" office:value-type="float" office:value="0.0678908573645416" calcext:value-type="float">
            <text:p>0.0678908574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6]+(INT(RAND()*20-8))" office:value-type="float" office:value="61860" calcext:value-type="float">
            <text:p>61860</text:p>
          </table:table-cell>
          <table:table-cell office:value-type="float" office:value="106" calcext:value-type="float">
            <text:p>106</text:p>
          </table:table-cell>
          <table:table-cell office:value-type="float" office:value="0.099271" calcext:value-type="float">
            <text:p>0.099271</text:p>
          </table:table-cell>
          <table:table-cell table:formula="of:=(['20'.B27]/['20'.A27])*100" office:value-type="float" office:value="0.171354671839638" calcext:value-type="float">
            <text:p>0.171354671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7]+(INT(RAND()*20-8))" office:value-type="float" office:value="61856" calcext:value-type="float">
            <text:p>61856</text:p>
          </table:table-cell>
          <table:table-cell office:value-type="float" office:value="54" calcext:value-type="float">
            <text:p>54</text:p>
          </table:table-cell>
          <table:table-cell office:value-type="float" office:value="0.098831" calcext:value-type="float">
            <text:p>0.098831</text:p>
          </table:table-cell>
          <table:table-cell table:formula="of:=(['20'.B28]/['20'.A28])*100" office:value-type="float" office:value="0.0872995344024832" calcext:value-type="float">
            <text:p>0.0872995344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8]+(INT(RAND()*20-8))" office:value-type="float" office:value="61862" calcext:value-type="float">
            <text:p>61862</text:p>
          </table:table-cell>
          <table:table-cell office:value-type="float" office:value="44" calcext:value-type="float">
            <text:p>44</text:p>
          </table:table-cell>
          <table:table-cell office:value-type="float" office:value="0.09921" calcext:value-type="float">
            <text:p>0.09921</text:p>
          </table:table-cell>
          <table:table-cell table:formula="of:=(['20'.B29]/['20'.A29])*100" office:value-type="float" office:value="0.0711260547670622" calcext:value-type="float">
            <text:p>0.071126054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9]+(INT(RAND()*20-8))" office:value-type="float" office:value="61867" calcext:value-type="float">
            <text:p>61867</text:p>
          </table:table-cell>
          <table:table-cell office:value-type="float" office:value="55" calcext:value-type="float">
            <text:p>55</text:p>
          </table:table-cell>
          <table:table-cell office:value-type="float" office:value="0.099412" calcext:value-type="float">
            <text:p>0.099412</text:p>
          </table:table-cell>
          <table:table-cell table:formula="of:=(['20'.B30]/['20'.A30])*100" office:value-type="float" office:value="0.0889003830798325" calcext:value-type="float">
            <text:p>0.088900383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0]+(INT(RAND()*20-8))" office:value-type="float" office:value="61866" calcext:value-type="float">
            <text:p>61866</text:p>
          </table:table-cell>
          <table:table-cell office:value-type="float" office:value="88" calcext:value-type="float">
            <text:p>88</text:p>
          </table:table-cell>
          <table:table-cell office:value-type="float" office:value="0.100231" calcext:value-type="float">
            <text:p>0.100231</text:p>
          </table:table-cell>
          <table:table-cell table:formula="of:=(['20'.B31]/['20'.A31])*100" office:value-type="float" office:value="0.142242912100346" calcext:value-type="float">
            <text:p>0.142242912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1]+(INT(RAND()*20-8))" office:value-type="float" office:value="61871" calcext:value-type="float">
            <text:p>61871</text:p>
          </table:table-cell>
          <table:table-cell office:value-type="float" office:value="102" calcext:value-type="float">
            <text:p>102</text:p>
          </table:table-cell>
          <table:table-cell office:value-type="float" office:value="0.099065" calcext:value-type="float">
            <text:p>0.099065</text:p>
          </table:table-cell>
          <table:table-cell table:formula="of:=(['20'.B32]/['20'.A32])*100" office:value-type="float" office:value="0.164859142409206" calcext:value-type="float">
            <text:p>0.1648591424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2]+(INT(RAND()*20-8))" office:value-type="float" office:value="61865" calcext:value-type="float">
            <text:p>61865</text:p>
          </table:table-cell>
          <table:table-cell office:value-type="float" office:value="201" calcext:value-type="float">
            <text:p>201</text:p>
          </table:table-cell>
          <table:table-cell office:value-type="float" office:value="0.099845" calcext:value-type="float">
            <text:p>0.099845</text:p>
          </table:table-cell>
          <table:table-cell table:formula="of:=(['20'.B33]/['20'.A33])*100" office:value-type="float" office:value="0.324900994100057" calcext:value-type="float">
            <text:p>0.324900994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3]+(INT(RAND()*20-8))" office:value-type="float" office:value="61867" calcext:value-type="float">
            <text:p>61867</text:p>
          </table:table-cell>
          <table:table-cell office:value-type="float" office:value="152" calcext:value-type="float">
            <text:p>152</text:p>
          </table:table-cell>
          <table:table-cell office:value-type="float" office:value="0.1002" calcext:value-type="float">
            <text:p>0.1002</text:p>
          </table:table-cell>
          <table:table-cell table:formula="of:=(['20'.B34]/['20'.A34])*100" office:value-type="float" office:value="0.245688331420628" calcext:value-type="float">
            <text:p>0.2456883314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4]+(INT(RAND()*20-8))" office:value-type="float" office:value="61866" calcext:value-type="float">
            <text:p>61866</text:p>
          </table:table-cell>
          <table:table-cell office:value-type="float" office:value="69" calcext:value-type="float">
            <text:p>69</text:p>
          </table:table-cell>
          <table:table-cell office:value-type="float" office:value="0.09865" calcext:value-type="float">
            <text:p>0.09865</text:p>
          </table:table-cell>
          <table:table-cell table:formula="of:=(['20'.B35]/['20'.A35])*100" office:value-type="float" office:value="0.111531374260498" calcext:value-type="float">
            <text:p>0.1115313743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5]+(INT(RAND()*20-8))" office:value-type="float" office:value="61863" calcext:value-type="float">
            <text:p>61863</text:p>
          </table:table-cell>
          <table:table-cell office:value-type="float" office:value="201" calcext:value-type="float">
            <text:p>201</text:p>
          </table:table-cell>
          <table:table-cell office:value-type="float" office:value="0.10087" calcext:value-type="float">
            <text:p>0.10087</text:p>
          </table:table-cell>
          <table:table-cell table:formula="of:=(['20'.B36]/['20'.A36])*100" office:value-type="float" office:value="0.324911497987488" calcext:value-type="float">
            <text:p>0.32491149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6]+(INT(RAND()*20-8))" office:value-type="float" office:value="61868" calcext:value-type="float">
            <text:p>61868</text:p>
          </table:table-cell>
          <table:table-cell office:value-type="float" office:value="60" calcext:value-type="float">
            <text:p>60</text:p>
          </table:table-cell>
          <table:table-cell office:value-type="float" office:value="0.100891" calcext:value-type="float">
            <text:p>0.100891</text:p>
          </table:table-cell>
          <table:table-cell table:formula="of:=(['20'.B37]/['20'.A37])*100" office:value-type="float" office:value="0.096980668520075" calcext:value-type="float">
            <text:p>0.0969806685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7]+(INT(RAND()*20-8))" office:value-type="float" office:value="61878" calcext:value-type="float">
            <text:p>61878</text:p>
          </table:table-cell>
          <table:table-cell office:value-type="float" office:value="130" calcext:value-type="float">
            <text:p>130</text:p>
          </table:table-cell>
          <table:table-cell office:value-type="float" office:value="0.099371" calcext:value-type="float">
            <text:p>0.099371</text:p>
          </table:table-cell>
          <table:table-cell table:formula="of:=(['20'.B38]/['20'.A38])*100" office:value-type="float" office:value="0.210090823879246" calcext:value-type="float">
            <text:p>0.2100908239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8]+(INT(RAND()*20-8))" office:value-type="float" office:value="61876" calcext:value-type="float">
            <text:p>61876</text:p>
          </table:table-cell>
          <table:table-cell office:value-type="float" office:value="224" calcext:value-type="float">
            <text:p>224</text:p>
          </table:table-cell>
          <table:table-cell office:value-type="float" office:value="0.1021" calcext:value-type="float">
            <text:p>0.1021</text:p>
          </table:table-cell>
          <table:table-cell table:formula="of:=(['20'.B39]/['20'.A39])*100" office:value-type="float" office:value="0.362014351283212" calcext:value-type="float">
            <text:p>0.3620143513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9]+(INT(RAND()*20-8))" office:value-type="float" office:value="61886" calcext:value-type="float">
            <text:p>61886</text:p>
          </table:table-cell>
          <table:table-cell office:value-type="float" office:value="19" calcext:value-type="float">
            <text:p>19</text:p>
          </table:table-cell>
          <table:table-cell office:value-type="float" office:value="0.09761" calcext:value-type="float">
            <text:p>0.09761</text:p>
          </table:table-cell>
          <table:table-cell table:formula="of:=(['20'.B40]/['20'.A40])*100" office:value-type="float" office:value="0.0307016126426009" calcext:value-type="float">
            <text:p>0.0307016126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0]+(INT(RAND()*20-8))" office:value-type="float" office:value="61883" calcext:value-type="float">
            <text:p>61883</text:p>
          </table:table-cell>
          <table:table-cell office:value-type="float" office:value="39" calcext:value-type="float">
            <text:p>39</text:p>
          </table:table-cell>
          <table:table-cell office:value-type="float" office:value="0.09782" calcext:value-type="float">
            <text:p>0.09782</text:p>
          </table:table-cell>
          <table:table-cell table:formula="of:=(['20'.B41]/['20'.A41])*100" office:value-type="float" office:value="0.0630221547113101" calcext:value-type="float">
            <text:p>0.0630221547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1]+(INT(RAND()*20-8))" office:value-type="float" office:value="61892" calcext:value-type="float">
            <text:p>61892</text:p>
          </table:table-cell>
          <table:table-cell office:value-type="float" office:value="83" calcext:value-type="float">
            <text:p>83</text:p>
          </table:table-cell>
          <table:table-cell office:value-type="float" office:value="0.09947" calcext:value-type="float">
            <text:p>0.09947</text:p>
          </table:table-cell>
          <table:table-cell table:formula="of:=(['20'.B42]/['20'.A42])*100" office:value-type="float" office:value="0.134104569249661" calcext:value-type="float">
            <text:p>0.1341045692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2]+(INT(RAND()*20-8))" office:value-type="float" office:value="61893" calcext:value-type="float">
            <text:p>61893</text:p>
          </table:table-cell>
          <table:table-cell office:value-type="float" office:value="140" calcext:value-type="float">
            <text:p>140</text:p>
          </table:table-cell>
          <table:table-cell office:value-type="float" office:value="0.09654" calcext:value-type="float">
            <text:p>0.09654</text:p>
          </table:table-cell>
          <table:table-cell table:formula="of:=(['20'.B43]/['20'.A43])*100" office:value-type="float" office:value="0.226196823550321" calcext:value-type="float">
            <text:p>0.2261968236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3]+(INT(RAND()*20-8))" office:value-type="float" office:value="61888" calcext:value-type="float">
            <text:p>61888</text:p>
          </table:table-cell>
          <table:table-cell office:value-type="float" office:value="143" calcext:value-type="float">
            <text:p>143</text:p>
          </table:table-cell>
          <table:table-cell office:value-type="float" office:value="0.09741" calcext:value-type="float">
            <text:p>0.09741</text:p>
          </table:table-cell>
          <table:table-cell table:formula="of:=(['20'.B44]/['20'.A44])*100" office:value-type="float" office:value="0.231062564632885" calcext:value-type="float">
            <text:p>0.2310625646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4]+(INT(RAND()*20-8))" office:value-type="float" office:value="61889" calcext:value-type="float">
            <text:p>61889</text:p>
          </table:table-cell>
          <table:table-cell office:value-type="float" office:value="101" calcext:value-type="float">
            <text:p>101</text:p>
          </table:table-cell>
          <table:table-cell office:value-type="float" office:value="0.09912" calcext:value-type="float">
            <text:p>0.09912</text:p>
          </table:table-cell>
          <table:table-cell table:formula="of:=(['20'.B45]/['20'.A45])*100" office:value-type="float" office:value="0.16319539821293" calcext:value-type="float">
            <text:p>0.1631953982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5]+(INT(RAND()*20-8))" office:value-type="float" office:value="61892" calcext:value-type="float">
            <text:p>61892</text:p>
          </table:table-cell>
          <table:table-cell office:value-type="float" office:value="224" calcext:value-type="float">
            <text:p>224</text:p>
          </table:table-cell>
          <table:table-cell office:value-type="float" office:value="0.099312" calcext:value-type="float">
            <text:p>0.099312</text:p>
          </table:table-cell>
          <table:table-cell table:formula="of:=(['20'.B46]/['20'.A46])*100" office:value-type="float" office:value="0.361920765203904" calcext:value-type="float">
            <text:p>0.3619207652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6]+(INT(RAND()*20-8))" office:value-type="float" office:value="61900" calcext:value-type="float">
            <text:p>61900</text:p>
          </table:table-cell>
          <table:table-cell office:value-type="float" office:value="89" calcext:value-type="float">
            <text:p>89</text:p>
          </table:table-cell>
          <table:table-cell office:value-type="float" office:value="0.099123" calcext:value-type="float">
            <text:p>0.099123</text:p>
          </table:table-cell>
          <table:table-cell table:formula="of:=(['20'.B47]/['20'.A47])*100" office:value-type="float" office:value="0.143780290791599" calcext:value-type="float">
            <text:p>0.143780290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7]+(INT(RAND()*20-8))" office:value-type="float" office:value="61900" calcext:value-type="float">
            <text:p>61900</text:p>
          </table:table-cell>
          <table:table-cell office:value-type="float" office:value="149" calcext:value-type="float">
            <text:p>149</text:p>
          </table:table-cell>
          <table:table-cell office:value-type="float" office:value="0.09912" calcext:value-type="float">
            <text:p>0.09912</text:p>
          </table:table-cell>
          <table:table-cell table:formula="of:=(['20'.B48]/['20'.A48])*100" office:value-type="float" office:value="0.240710823909531" calcext:value-type="float">
            <text:p>0.2407108239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8]+(INT(RAND()*20-8))" office:value-type="float" office:value="61900" calcext:value-type="float">
            <text:p>61900</text:p>
          </table:table-cell>
          <table:table-cell office:value-type="float" office:value="156" calcext:value-type="float">
            <text:p>156</text:p>
          </table:table-cell>
          <table:table-cell office:value-type="float" office:value="0.099614" calcext:value-type="float">
            <text:p>0.099614</text:p>
          </table:table-cell>
          <table:table-cell table:formula="of:=(['20'.B49]/['20'.A49])*100" office:value-type="float" office:value="0.252019386106624" calcext:value-type="float">
            <text:p>0.2520193861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9]+(INT(RAND()*20-8))" office:value-type="float" office:value="61906" calcext:value-type="float">
            <text:p>61906</text:p>
          </table:table-cell>
          <table:table-cell office:value-type="float" office:value="231" calcext:value-type="float">
            <text:p>231</text:p>
          </table:table-cell>
          <table:table-cell office:value-type="float" office:value="0.100078" calcext:value-type="float">
            <text:p>0.100078</text:p>
          </table:table-cell>
          <table:table-cell table:formula="of:=(['20'.B50]/['20'.A50])*100" office:value-type="float" office:value="0.373146383226182" calcext:value-type="float">
            <text:p>0.3731463832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0]+(INT(RAND()*20-8))" office:value-type="float" office:value="61900" calcext:value-type="float">
            <text:p>61900</text:p>
          </table:table-cell>
          <table:table-cell office:value-type="float" office:value="110" calcext:value-type="float">
            <text:p>110</text:p>
          </table:table-cell>
          <table:table-cell office:value-type="float" office:value="0.0997342" calcext:value-type="float">
            <text:p>0.0997342</text:p>
          </table:table-cell>
          <table:table-cell table:formula="of:=(['20'.B51]/['20'.A51])*100" office:value-type="float" office:value="0.177705977382876" calcext:value-type="float">
            <text:p>0.1777059774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1]+(INT(RAND()*20-8))" office:value-type="float" office:value="61900" calcext:value-type="float">
            <text:p>61900</text:p>
          </table:table-cell>
          <table:table-cell office:value-type="float" office:value="54" calcext:value-type="float">
            <text:p>54</text:p>
          </table:table-cell>
          <table:table-cell office:value-type="float" office:value="0.099805" calcext:value-type="float">
            <text:p>0.099805</text:p>
          </table:table-cell>
          <table:table-cell table:formula="of:=(['20'.B52]/['20'.A52])*100" office:value-type="float" office:value="0.0872374798061389" calcext:value-type="float">
            <text:p>0.087237479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2]+(INT(RAND()*20-8))" office:value-type="float" office:value="61906" calcext:value-type="float">
            <text:p>61906</text:p>
          </table:table-cell>
          <table:table-cell office:value-type="float" office:value="87" calcext:value-type="float">
            <text:p>87</text:p>
          </table:table-cell>
          <table:table-cell office:value-type="float" office:value="0.09762" calcext:value-type="float">
            <text:p>0.09762</text:p>
          </table:table-cell>
          <table:table-cell table:formula="of:=(['20'.B53]/['20'.A53])*100" office:value-type="float" office:value="0.140535650825445" calcext:value-type="float">
            <text:p>0.1405356508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3]+(INT(RAND()*20-8))" office:value-type="float" office:value="61903" calcext:value-type="float">
            <text:p>61903</text:p>
          </table:table-cell>
          <table:table-cell office:value-type="float" office:value="97" calcext:value-type="float">
            <text:p>97</text:p>
          </table:table-cell>
          <table:table-cell office:value-type="float" office:value="0.09974" calcext:value-type="float">
            <text:p>0.09974</text:p>
          </table:table-cell>
          <table:table-cell table:formula="of:=(['20'.B54]/['20'.A54])*100" office:value-type="float" office:value="0.156696767523383" calcext:value-type="float">
            <text:p>0.1566967675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4]+(INT(RAND()*20-8))" office:value-type="float" office:value="61913" calcext:value-type="float">
            <text:p>61913</text:p>
          </table:table-cell>
          <table:table-cell office:value-type="float" office:value="184" calcext:value-type="float">
            <text:p>184</text:p>
          </table:table-cell>
          <table:table-cell office:value-type="float" office:value="0.0994531" calcext:value-type="float">
            <text:p>0.0994531</text:p>
          </table:table-cell>
          <table:table-cell table:formula="of:=(['20'.B55]/['20'.A55])*100" office:value-type="float" office:value="0.297191219937654" calcext:value-type="float">
            <text:p>0.2971912199</text:p>
          </table:table-cell>
          <table:table-cell/>
          <table:table-cell table:formula="of:=[.$F$6]" office:value-type="float" office:value="0.196082371782059" calcext:value-type="float">
            <text:p>0.1960823718</text:p>
          </table:table-cell>
          <table:table-cell table:formula="of:=[.$G$6]" office:value-type="float" office:value="0.09909921" calcext:value-type="float">
            <text:p>0.09909921</text:p>
          </table:table-cell>
        </table:table-row>
      </table:table>
      <table:table table:name="final" table:style-name="ta1">
        <table:shapes>
          <draw:frame draw:z-index="0" draw:style-name="gr1" draw:text-style-name="P1" svg:width="652pt" svg:height="492.8pt" svg:x="141.25pt" svg:y="0pt">
            <loext:p draw:notify-on-update-of-ranges="final.A2:final.A8 final.B1:final.B1 final.B2:final.B8 final.C1:final.C1 final.C2:final.C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column table:style-name="co35" table:default-cell-style-name="ce9"/>
        <table:table-column table:style-name="co2" table:default-cell-style-name="ce10"/>
        <table:table-row table:style-name="ro1">
          <table:table-cell office:value-type="string" calcext:value-type="string">
            <text:p>Iteraciones</text:p>
          </table:table-cell>
          <table:table-cell table:style-name="Default" office:value-type="string" calcext:value-type="string">
            <text:p>Tiempo ejecución</text:p>
          </table:table-cell>
          <table:table-cell table:style-name="Default" office:value-type="string" calcext:value-type="string">
            <text:p>Error relativ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8" table:formula="of:=['600'.G4]" office:value-type="float" office:value="2.88010411764706" calcext:value-type="float">
            <text:p>2.8801041176</text:p>
          </table:table-cell>
          <table:table-cell table:formula="of:=['600'.F4]" office:value-type="float" office:value="0.0143907285904669" calcext:value-type="float">
            <text:p>0.0143907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'200'.G7]" office:value-type="float" office:value="0.999655666666667" calcext:value-type="float">
            <text:p>0.9996556667</text:p>
          </table:table-cell>
          <table:table-cell table:formula="of:=['200'.F7]" office:value-type="float" office:value="0.0505525411887695" calcext:value-type="float">
            <text:p>0.05055254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100'.G7]" office:value-type="float" office:value="0.49362537254902" calcext:value-type="float">
            <text:p>0.4936253725</text:p>
          </table:table-cell>
          <table:table-cell table:formula="of:=['100'.F7]" office:value-type="float" office:value="0.0283451912566318" calcext:value-type="float">
            <text:p>0.0283451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50'.G7]" office:value-type="float" office:value="0.243816078431373" calcext:value-type="float">
            <text:p>0.2438160784</text:p>
          </table:table-cell>
          <table:table-cell table:formula="of:=['50'.F7]" office:value-type="float" office:value="0.0596423390049238" calcext:value-type="float">
            <text:p>0.059642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30'.G6]" office:value-type="float" office:value="0.14908842" calcext:value-type="float">
            <text:p>0.14908842</text:p>
          </table:table-cell>
          <table:table-cell table:formula="of:=['30'.F6]" office:value-type="float" office:value="0.152544917931294" calcext:value-type="float">
            <text:p>0.15254491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24'.G6]" office:value-type="float" office:value="0.12013614" calcext:value-type="float">
            <text:p>0.12013614</text:p>
          </table:table-cell>
          <table:table-cell table:formula="of:=['24'.F6]" office:value-type="float" office:value="0.21699344411285" calcext:value-type="float">
            <text:p>0.21699344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20'.G6]" office:value-type="float" office:value="0.09909921" calcext:value-type="float">
            <text:p>0.09909921</text:p>
          </table:table-cell>
          <table:table-cell table:formula="of:=['20'.F6]" office:value-type="float" office:value="0.196082371782059" calcext:value-type="float">
            <text:p>0.1960823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1:07:35.85845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38:53.080325273</meta:creation-date>
    <dc:date>2018-04-02T15:26:37.294373885</dc:date>
    <meta:editing-duration>PT7H51M23S</meta:editing-duration>
    <meta:editing-cycles>42</meta:editing-cycles>
    <meta:generator>LibreOffice/5.1.6.2$Linux_X86_64 LibreOffice_project/10m0$Build-2</meta:generator>
    <meta:document-statistic meta:table-count="8" meta:cell-count="222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04cm" svg:y="0.316cm" chart:style-name="ch2">
          <text:p>Error relativo en planos con 600 iteraciones</text:p>
        </chart:title>
        <chart:legend chart:legend-position="end" svg:x="11.56cm" svg:y="3.952cm" style:legend-expansion="high" chart:style-name="ch3"/>
        <chart:plot-area chart:style-name="ch4" table:cell-range-address="'600'.C6:'600'.C57 '600'.F3:'600'.F3 '600'.F7:'600'.F57" chart:data-source-has-labels="row" svg:x="0.32cm" svg:y="1.275cm" svg:width="10.92cm" svg:height="7.545cm">
          <chartooo:coordinate-region svg:x="1.232cm" svg:y="1.474cm" svg:width="10.008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C7:'600'.C57" chart:label-cell-address="'600'.C6:'600'.C6" chart:class="chart:line">
            <chart:data-point chart:repeated="51"/>
          </chart:series>
          <chart:series chart:style-name="ch8" chart:values-cell-range-address="'600'.F7:'600'.F57" chart:label-cell-address="'600'.F3:'600'.F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[%]</text:p>
                <draw:g>
                  <svg:desc>'600'.C6:'600'.C6</svg:desc>
                </draw:g>
              </table:table-cell>
              <table:table-cell office:value-type="string">
                <text:p>Error relativo  medio</text:p>
                <draw:g>
                  <svg:desc>'600'.F3:'600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5682849910198">
                <text:p>0.00565682849910198</text:p>
                <draw:g>
                  <svg:desc>'600'.C7:'600'.C57</svg:desc>
                </draw:g>
              </table:table-cell>
              <table:table-cell office:value-type="float" office:value="0.0198464081685836">
                <text:p>0.0198464081685836</text:p>
                <draw:g>
                  <svg:desc>'600'.F7:'6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000099000099">
                <text:p>0.009900009900009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256548056797">
                <text:p>0.04525654805679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125068940647">
                <text:p>0.021212506894064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7977798204059">
                <text:p>0.019797779820405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422712487626">
                <text:p>0.0014142271248762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5664936864581">
                <text:p>0.097566493686458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89651077305887">
                <text:p>0.0098965107730588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810533757512">
                <text:p>0.018381053375751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690456325919">
                <text:p>0.016969045632591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89777017377656">
                <text:p>0.0098977701737765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3800138557028">
                <text:p>0.018380013855702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41396716768237">
                <text:p>0.0014139671676823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5634854419729">
                <text:p>0.0056563485441972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3109376767334">
                <text:p>0.011310937676733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1366733580254">
                <text:p>0.0014136673358025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82737464127684">
                <text:p>0.002827374641276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2413017968982">
                <text:p>0.004241301796898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5498911414595">
                <text:p>0.0056549891141459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5523194163639">
                <text:p>0.015552319416363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8260359379639">
                <text:p>0.0084826035937963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413017968982">
                <text:p>0.004241301796898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3106178424996">
                <text:p>0.011310617842499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1374727853649">
                <text:p>0.0014137472785364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82709487730408">
                <text:p>0.0028270948773040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80558578677333">
                <text:p>0.048055857867733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2701495490911">
                <text:p>0.0028270149549091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346751851642">
                <text:p>0.0014134675185164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407022602943">
                <text:p>0.004240702260294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65410983108347">
                <text:p>0.0056541098310834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91463500812663">
                <text:p>0.079146350081266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3986319374762">
                <text:p>0.0042398631937476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82637573839066">
                <text:p>0.0028263757383906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6790423562333">
                <text:p>0.029679042356233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3974335420229">
                <text:p>0.0042397433542022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41322781232335">
                <text:p>0.0014132278123233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3986319374762">
                <text:p>0.0042398631937476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9580147817362">
                <text:p>0.016958014781736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8094430547901">
                <text:p>0.043809443054790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9584940857252">
                <text:p>0.016958494085725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4381006218202">
                <text:p>0.025438100621820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3986319374762">
                <text:p>0.0042398631937476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1312795873666">
                <text:p>0.0014131279587366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9847649735719">
                <text:p>0.040984764973571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41308802125284">
                <text:p>0.001413088021252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23968343697004">
                <text:p>0.0042396834369700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65211247703829">
                <text:p>0.0056521124770382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06434202718359">
                <text:p>0.0070643420271835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23842556618301">
                <text:p>0.0042384255661830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5075508214785">
                <text:p>0.0056507550821478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553720526115">
                <text:p>0.00282553720526115</text:p>
              </table:table-cell>
              <table:table-cell office:value-type="float" office:value="0.0198464081685836">
                <text:p>0.0198464081685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9cm" xlink:href=".." xlink:type="simple" chart:class="chart:line" chart:style-name="ch1">
        <chart:title svg:x="3.717cm" svg:y="0.315cm" chart:style-name="ch2">
          <text:p>Error relativo en planos con 30 iteraciones</text:p>
        </chart:title>
        <chart:legend chart:legend-position="end" svg:x="11.655cm" svg:y="3.951cm" style:legend-expansion="high" chart:style-name="ch3"/>
        <chart:plot-area chart:style-name="ch4" table:cell-range-address="'30'.D5:'30'.D55 '30'.F5:'30'.F55" chart:data-source-has-labels="row" svg:x="0.319cm" svg:y="1.273cm" svg:width="11.017cm" svg:height="7.547cm">
          <chartooo:coordinate-region svg:x="1.046cm" svg:y="1.473cm" svg:width="10.29cm" svg:height="6.5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D6:'30'.D55" chart:label-cell-address="'30'.D5:'30'.D5" chart:class="chart:line">
            <chart:data-point chart:repeated="50"/>
          </chart:series>
          <chart:series chart:style-name="ch8" chart:values-cell-range-address="'30'.F6:'30'.F55" chart:label-cell-address="'30'.F5:'3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30'.D5:'30'.D5</svg:desc>
                </draw:g>
              </table:table-cell>
              <table:table-cell office:value-type="string">
                <text:p>Error relativo medio</text:p>
                <draw:g>
                  <svg:desc>'30'.F5:'3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70894495784">
                <text:p>0.25570894495784</text:p>
                <draw:g>
                  <svg:desc>'30'.D6:'30'.D55</svg:desc>
                </draw:g>
              </table:table-cell>
              <table:table-cell office:value-type="float" office:value="0.152544917931294">
                <text:p>0.152544917931294</text:p>
                <draw:g>
                  <svg:desc>'30'.F6:'3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523709338081">
                <text:p>0.11652370933808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579053846278">
                <text:p>0.50657905384627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4209325284436">
                <text:p>0.019420932528443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8019452671101">
                <text:p>0.017801945267110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5429038365075">
                <text:p>0.0485429038365075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146483521817">
                <text:p>0.019414648352181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5005257453451">
                <text:p>0.027500525745345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524692256677">
                <text:p>0.10352469225667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34645185293">
                <text:p>0.14234645185293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893933267561">
                <text:p>0.10189393326756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2747622436437">
                <text:p>0.29274762243643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5977615681961">
                <text:p>0.29597761568196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970081668958">
                <text:p>0.10997008166895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8092042496079">
                <text:p>0.0388092042496079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0852495068077">
                <text:p>0.084085249506807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9215074450714">
                <text:p>0.349215074450714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64623914906">
                <text:p>0.0436462391490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066718386346">
                <text:p>0.12606671838634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5770741405227">
                <text:p>0.13577074140522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7103991206091">
                <text:p>0.14710399120609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8606756101503">
                <text:p>0.0258606756101503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6391847553781">
                <text:p>0.043639184755378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7264734877256">
                <text:p>0.24726473487725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351705188298">
                <text:p>0.35235170518829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2629214209523">
                <text:p>0.182629214209523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9441670302678">
                <text:p>0.054944167030267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85367114788">
                <text:p>0.3118536711478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4667571453961">
                <text:p>0.0274667571453961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080739221039">
                <text:p>0.134080739221039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0839309943788">
                <text:p>0.13083930994378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4632073795254">
                <text:p>0.274632073795254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6276638715202">
                <text:p>0.0646276638715202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30964073404">
                <text:p>0.15830964073404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8840071718167">
                <text:p>0.08884007171816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738994879085">
                <text:p>0.18738994879085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6625308971066">
                <text:p>0.10662530897106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239899193874">
                <text:p>0.150239899193874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396193799577">
                <text:p>0.12439619379957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4394132756086">
                <text:p>0.33439413275608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7728344803076">
                <text:p>0.080772834480307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528532893993">
                <text:p>0.098528532893993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2750912556126">
                <text:p>0.12275091255612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102580665999">
                <text:p>0.184102580665999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6656276748656">
                <text:p>0.156656276748656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363225222897">
                <text:p>0.51363225222897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2223819600368">
                <text:p>0.192223819600368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9888230258589">
                <text:p>0.0839888230258589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733071718102">
                <text:p>0.122733071718102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821420496754">
                <text:p>0.088821420496754</text:p>
              </table:table-cell>
              <table:table-cell office:value-type="float" office:value="0.152544917931294">
                <text:p>0.1525449179312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95cm" svg:y="0.316cm" chart:style-name="ch2">
          <text:p>Tiempo de ejecución en planos con 24 iteraciones</text:p>
        </chart:title>
        <chart:legend chart:legend-position="end" svg:x="11.005cm" svg:y="3.952cm" style:legend-expansion="high" chart:style-name="ch3"/>
        <chart:plot-area chart:style-name="ch4" table:cell-range-address="'24'.C5:'24'.C55 '24'.G5:'24'.G55" chart:data-source-has-labels="row" svg:x="0.32cm" svg:y="1.275cm" svg:width="10.365cm" svg:height="7.545cm">
          <chartooo:coordinate-region svg:x="1.418cm" svg:y="1.475cm" svg:width="9.267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C6:'24'.C55" chart:label-cell-address="'24'.C5:'24'.C5" chart:class="chart:line">
            <chart:data-point chart:repeated="50"/>
          </chart:series>
          <chart:series chart:style-name="ch8" chart:values-cell-range-address="'24'.G6:'24'.G55" chart:label-cell-address="'24'.G5:'24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4'.C5:'24'.C5</svg:desc>
                </draw:g>
              </table:table-cell>
              <table:table-cell office:value-type="string">
                <text:p>Tiempo Promedio</text:p>
                <draw:g>
                  <svg:desc>'24'.G5:'24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31">
                <text:p>0.11231</text:p>
                <draw:g>
                  <svg:desc>'24'.C6:'24'.C55</svg:desc>
                </draw:g>
              </table:table-cell>
              <table:table-cell office:value-type="float" office:value="0.12013614">
                <text:p>0.12013614</text:p>
                <draw:g>
                  <svg:desc>'24'.G6:'24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34">
                <text:p>0.1153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82">
                <text:p>0.119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962">
                <text:p>0.1196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95">
                <text:p>0.119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2">
                <text:p>0.12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54">
                <text:p>0.126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81">
                <text:p>0.118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">
                <text:p>0.123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02">
                <text:p>0.119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1">
                <text:p>0.119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3">
                <text:p>0.1184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6">
                <text:p>0.128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71">
                <text:p>0.1187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93">
                <text:p>0.119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11">
                <text:p>0.121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85">
                <text:p>0.1208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04">
                <text:p>0.120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108">
                <text:p>0.1210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54">
                <text:p>0.121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55">
                <text:p>0.1195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73">
                <text:p>0.1197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232">
                <text:p>0.1202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044">
                <text:p>0.1204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81">
                <text:p>0.121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15">
                <text:p>0.1201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06">
                <text:p>0.120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0756">
                <text:p>0.12075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31">
                <text:p>0.1233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42">
                <text:p>0.123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59">
                <text:p>0.1205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52">
                <text:p>0.1205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125">
                <text:p>0.1212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867">
                <text:p>0.11867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32">
                <text:p>0.120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9">
                <text:p>0.110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8">
                <text:p>0.119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645">
                <text:p>0.11764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12">
                <text:p>0.121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932">
                <text:p>0.119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523">
                <text:p>0.125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8142">
                <text:p>0.1181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921">
                <text:p>0.1192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1179">
                <text:p>0.12117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16">
                <text:p>0.1211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096">
                <text:p>0.1209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82">
                <text:p>0.11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9923">
                <text:p>0.1199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75">
                <text:p>0.1197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77">
                <text:p>0.11877</text:p>
              </table:table-cell>
              <table:table-cell office:value-type="float" office:value="0.12013614">
                <text:p>0.120136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3.718cm" svg:y="0.316cm" chart:style-name="ch2">
          <text:p>Error relativo en planos con 24 iteraciones</text:p>
        </chart:title>
        <chart:legend chart:legend-position="end" svg:x="11.656cm" svg:y="3.952cm" style:legend-expansion="high" chart:style-name="ch3"/>
        <chart:plot-area chart:style-name="ch4" table:cell-range-address="'24'.D5:'24'.D55 '24'.F5:'24'.F55" chart:data-source-has-labels="row" svg:x="0.319cm" svg:y="1.275cm" svg:width="11.018cm" svg:height="7.545cm">
          <chartooo:coordinate-region svg:x="1.046cm" svg:y="1.474cm" svg:width="10.291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D6:'24'.D55" chart:label-cell-address="'24'.D5:'24'.D5" chart:class="chart:line">
            <chart:data-point chart:repeated="50"/>
          </chart:series>
          <chart:series chart:style-name="ch8" chart:values-cell-range-address="'24'.F6:'24'.F55" chart:label-cell-address="'24'.F5:'24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4'.D5:'24'.D5</svg:desc>
                </draw:g>
              </table:table-cell>
              <table:table-cell office:value-type="string">
                <text:p>Error relativo medio</text:p>
                <draw:g>
                  <svg:desc>'24'.F5:'24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7230736862548">
                <text:p>0.0987230736862548</text:p>
                <draw:g>
                  <svg:desc>'24'.D6:'24'.D55</svg:desc>
                </draw:g>
              </table:table-cell>
              <table:table-cell office:value-type="float" office:value="0.21699344411285">
                <text:p>0.21699344411285</text:p>
                <draw:g>
                  <svg:desc>'24'.F6:'24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6540882538552">
                <text:p>0.0226540882538552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2020195481908">
                <text:p>0.071202019548190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276275547357">
                <text:p>0.291276275547357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679871191158">
                <text:p>1.3867987119115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1461417730531">
                <text:p>0.56146141773053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0684745323927">
                <text:p>0.0420684745323927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0098043974178">
                <text:p>0.66009804397417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5149254938761">
                <text:p>0.082514925493876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7757462988431">
                <text:p>0.051775746298843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635292975701">
                <text:p>0.069563529297570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17682078493545">
                <text:p>0.051768207849354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5166081511803">
                <text:p>0.105166081511803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5546710675339">
                <text:p>0.535546710675339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2561277483862">
                <text:p>0.412561277483862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98488746501">
                <text:p>0.01779848874650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7230132021745">
                <text:p>0.14723013202174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925503518563">
                <text:p>0.266925503518563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171142025235">
                <text:p>0.18117114202523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734394461429">
                <text:p>0.19734394461429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7258390618682">
                <text:p>0.0857258390618682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586308416506">
                <text:p>0.145586308416506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098134696585">
                <text:p>0.11809813469658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243953732913">
                <text:p>0.168243953732913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9397492923575">
                <text:p>0.12939749292357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5880716734588">
                <text:p>0.51588071673458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5963777490298">
                <text:p>0.18596377749029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57119754184523">
                <text:p>0.0857119754184523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78974607796">
                <text:p>0.109978974607796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0824263790287">
                <text:p>0.190824263790287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414853871161">
                <text:p>0.15041485387116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663582543431">
                <text:p>0.20866358254343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132062044091">
                <text:p>0.10513206204409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765558286971">
                <text:p>0.12776555828697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7324945826191">
                <text:p>0.08732494582619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561376277325">
                <text:p>0.36056137627732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673645579034">
                <text:p>0.161673645579034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8947232281428">
                <text:p>0.51894723228142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2200863337267">
                <text:p>0.0792200863337267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75983443548">
                <text:p>0.2457598344354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532033246014">
                <text:p>0.069532033246014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461933940148">
                <text:p>0.276461933940148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5786104555301">
                <text:p>0.13578610455530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0124781793496">
                <text:p>0.210124781793496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113409726375">
                <text:p>0.071113409726375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8576299671951">
                <text:p>0.09857629967195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5648625498974">
                <text:p>0.245648625498974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3326437933319">
                <text:p>0.213326437933319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9710683691611">
                <text:p>0.169710683691611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4869486512259">
                <text:p>0.324869486512259</text:p>
              </table:table-cell>
              <table:table-cell office:value-type="float" office:value="0.21699344411285">
                <text:p>0.216993444112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2.987cm" svg:y="0.315cm" chart:style-name="ch2">
          <text:p>Tiempo de ejecución en planos con 20 iteraciones</text:p>
        </chart:title>
        <chart:legend chart:legend-position="end" svg:x="10.99cm" svg:y="3.951cm" style:legend-expansion="high" chart:style-name="ch3"/>
        <chart:plot-area chart:style-name="ch4" table:cell-range-address="'20'.C5:'20'.C55 '20'.G5:'20'.G55" chart:data-source-has-labels="row" svg:x="0.319cm" svg:y="1.273cm" svg:width="10.352cm" svg:height="7.547cm">
          <chartooo:coordinate-region svg:x="1.417cm" svg:y="1.472cm" svg:width="9.254cm" svg:height="6.5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C6:'20'.C55" chart:label-cell-address="'20'.C5:'20'.C5" chart:class="chart:line">
            <chart:data-point chart:repeated="50"/>
          </chart:series>
          <chart:series chart:style-name="ch8" chart:values-cell-range-address="'20'.G6:'20'.G55" chart:label-cell-address="'20'.G5:'2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'.C5:'20'.C5</svg:desc>
                </draw:g>
              </table:table-cell>
              <table:table-cell office:value-type="string">
                <text:p>Tiempo Promedio</text:p>
                <draw:g>
                  <svg:desc>'20'.G5:'2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74">
                <text:p>0.09974</text:p>
                <draw:g>
                  <svg:desc>'20'.C6:'20'.C55</svg:desc>
                </draw:g>
              </table:table-cell>
              <table:table-cell office:value-type="float" office:value="0.09909921">
                <text:p>0.09909921</text:p>
                <draw:g>
                  <svg:desc>'20'.G6:'2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54">
                <text:p>0.099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42">
                <text:p>0.099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76">
                <text:p>0.0987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812">
                <text:p>0.0998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36">
                <text:p>0.1003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3">
                <text:p>0.098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81">
                <text:p>0.0978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354">
                <text:p>0.1003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12">
                <text:p>0.100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21">
                <text:p>0.10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1">
                <text:p>0.0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71">
                <text:p>0.099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432">
                <text:p>0.10043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0712">
                <text:p>0.10007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212">
                <text:p>0.1002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431">
                <text:p>0.0954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271">
                <text:p>0.0992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831">
                <text:p>0.0988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21">
                <text:p>0.09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412">
                <text:p>0.0994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231">
                <text:p>0.1002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065">
                <text:p>0.0990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845">
                <text:p>0.09984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2">
                <text:p>0.100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65">
                <text:p>0.098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087">
                <text:p>0.1008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891">
                <text:p>0.10089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371">
                <text:p>0.0993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1">
                <text:p>0.1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761">
                <text:p>0.0976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782">
                <text:p>0.0978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7">
                <text:p>0.0994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54">
                <text:p>0.096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741">
                <text:p>0.097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312">
                <text:p>0.0993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123">
                <text:p>0.09912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9614">
                <text:p>0.09961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78">
                <text:p>0.100078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7342">
                <text:p>0.09973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805">
                <text:p>0.09980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762">
                <text:p>0.0976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974">
                <text:p>0.0997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94531">
                <text:p>0.0994531</text:p>
              </table:table-cell>
              <table:table-cell office:value-type="float" office:value="0.09909921">
                <text:p>0.099099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731cm" svg:y="0.316cm" chart:style-name="ch2">
          <text:p>Error relativo en planos con 20 iteraciones</text:p>
        </chart:title>
        <chart:legend chart:legend-position="end" svg:x="11.682cm" svg:y="3.952cm" style:legend-expansion="high" chart:style-name="ch3"/>
        <chart:plot-area chart:style-name="ch4" table:cell-range-address="'20'.D5:'20'.D55 '20'.F5:'20'.F55" chart:data-source-has-labels="row" svg:x="0.32cm" svg:y="1.275cm" svg:width="11.042cm" svg:height="7.545cm">
          <chartooo:coordinate-region svg:x="1.232cm" svg:y="1.474cm" svg:width="10.13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D6:'20'.D55" chart:label-cell-address="'20'.D5:'20'.D5" chart:class="chart:line">
            <chart:data-point chart:repeated="50"/>
          </chart:series>
          <chart:series chart:style-name="ch8" chart:values-cell-range-address="'20'.F6:'20'.F55" chart:label-cell-address="'20'.F5:'2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'.D5:'20'.D5</svg:desc>
                </draw:g>
              </table:table-cell>
              <table:table-cell office:value-type="string">
                <text:p>Error relativo medio</text:p>
                <draw:g>
                  <svg:desc>'20'.F5:'2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5656993963327">
                <text:p>0.145656993963327</text:p>
                <draw:g>
                  <svg:desc>'20'.D6:'20'.D55</svg:desc>
                </draw:g>
              </table:table-cell>
              <table:table-cell office:value-type="float" office:value="0.196082371782059">
                <text:p>0.196082371782059</text:p>
                <draw:g>
                  <svg:desc>'20'.F6:'2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864690367158">
                <text:p>0.37864690367158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699299454772">
                <text:p>0.15369929945477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393192260403">
                <text:p>0.108393192260403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471577857582">
                <text:p>0.33647157785758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804001488023">
                <text:p>0.33804001488023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691423118601">
                <text:p>0.25069142311860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981692031505">
                <text:p>0.371981692031505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136662839029">
                <text:p>0.050136662839029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843484167287">
                <text:p>0.266843484167287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9662924983017">
                <text:p>0.339662924983017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7752510957641">
                <text:p>0.23775251095764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0520706997202">
                <text:p>0.20052070699720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887787604896">
                <text:p>0.19887787604896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6810760128035">
                <text:p>0.156810760128035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703598331771">
                <text:p>0.12770359833177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226317491109">
                <text:p>0.100226317491109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649528858431">
                <text:p>0.20364952885843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458524600763">
                <text:p>0.124458524600763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4875131334357">
                <text:p>0.164875131334357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8908573645416">
                <text:p>0.0678908573645416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354671839638">
                <text:p>0.171354671839638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2995344024832">
                <text:p>0.087299534402483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1260547670622">
                <text:p>0.071126054767062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9003830798325">
                <text:p>0.0889003830798325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242912100346">
                <text:p>0.142242912100346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859142409206">
                <text:p>0.164859142409206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4900994100057">
                <text:p>0.324900994100057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5688331420628">
                <text:p>0.245688331420628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531374260498">
                <text:p>0.111531374260498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911497987488">
                <text:p>0.324911497987488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980668520075">
                <text:p>0.096980668520075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090823879246">
                <text:p>0.210090823879246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014351283212">
                <text:p>0.36201435128321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07016126426009">
                <text:p>0.0307016126426009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0221547113101">
                <text:p>0.063022154711310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4104569249661">
                <text:p>0.13410456924966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6196823550321">
                <text:p>0.22619682355032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062564632885">
                <text:p>0.231062564632885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19539821293">
                <text:p>0.16319539821293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920765203904">
                <text:p>0.361920765203904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780290791599">
                <text:p>0.143780290791599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0710823909531">
                <text:p>0.240710823909531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19386106624">
                <text:p>0.252019386106624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146383226182">
                <text:p>0.373146383226182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7705977382876">
                <text:p>0.177705977382876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2374798061389">
                <text:p>0.0872374798061389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535650825445">
                <text:p>0.140535650825445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6696767523383">
                <text:p>0.156696767523383</text:p>
              </table:table-cell>
              <table:table-cell office:value-type="float" office:value="0.196082371782059">
                <text:p>0.196082371782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7191219937654">
                <text:p>0.297191219937654</text:p>
              </table:table-cell>
              <table:table-cell office:value-type="float" office:value="0.196082371782059">
                <text:p>0.1960823717820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2cm" svg:height="17.386cm" xlink:href=".." xlink:type="simple" chart:class="chart:line" chart:style-name="ch1">
        <chart:title svg:x="6.695cm" svg:y="0.483cm" chart:style-name="ch2">
          <text:p>Tiempo de ejecución promedio VS Error relativo</text:p>
        </chart:title>
        <chart:legend chart:legend-position="end" svg:x="18.986cm" svg:y="8.145cm" style:legend-expansion="high" chart:style-name="ch3"/>
        <chart:plot-area chart:style-name="ch4" table:cell-range-address="final.A1:final.C8" chart:data-source-has-labels="both" svg:x="0.46cm" svg:y="1.609cm" svg:width="18.066cm" svg:height="14.449cm">
          <chartooo:coordinate-region svg:x="1.187cm" svg:y="1.809cm" svg:width="17.152cm" svg:height="13.602cm"/>
          <chart:axis chart:dimension="x" chart:name="primary-x" chart:style-name="ch5" chartooo:axis-type="text">
            <chart:title svg:x="8.642cm" svg:y="16.405cm" chart:style-name="ch6">
              <text:p>Iteraciones</text:p>
            </chart:title>
            <chart:categories table:cell-range-address="final.A2:final.A8"/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</chart:axis>
          <chart:series chart:style-name="ch10" chart:values-cell-range-address="final.B2:final.B8" chart:label-cell-address="final.B1:final.B1" chart:class="chart:line">
            <chart:data-point chart:repeated="7"/>
          </chart:series>
          <chart:series chart:style-name="ch11" chart:values-cell-range-address="final.C2:final.C8" chart:label-cell-address="final.C1:final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ejecución</text:p>
                <draw:g>
                  <svg:desc>final.B1:final.B1</svg:desc>
                </draw:g>
              </table:table-cell>
              <table:table-cell office:value-type="string">
                <text:p>Error relativo</text:p>
                <draw:g>
                  <svg:desc>final.C1:final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final.A2:final.A8</svg:desc>
                </draw:g>
              </table:table-cell>
              <table:table-cell office:value-type="float" office:value="2.88010411764706">
                <text:p>2.88010411764706</text:p>
                <draw:g>
                  <svg:desc>final.B2:final.B8</svg:desc>
                </draw:g>
              </table:table-cell>
              <table:table-cell office:value-type="float" office:value="0.0143907285904669">
                <text:p>0.0143907285904669</text:p>
                <draw:g>
                  <svg:desc>final.C2:final.C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9655666666667">
                <text:p>0.999655666666667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362537254902">
                <text:p>0.4936253725490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3816078431373">
                <text:p>0.243816078431373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4908842">
                <text:p>0.14908842</text:p>
              </table:table-cell>
              <table:table-cell office:value-type="float" office:value="0.152544917931294">
                <text:p>0.1525449179312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013614">
                <text:p>0.12013614</text:p>
              </table:table-cell>
              <table:table-cell office:value-type="float" office:value="0.21699344411285">
                <text:p>0.216993444112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909921">
                <text:p>0.09909921</text:p>
              </table:table-cell>
              <table:table-cell office:value-type="float" office:value="0.196082371782059">
                <text:p>0.1960823717820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76cm" xlink:href=".." xlink:type="simple" chart:class="chart:line" chart:style-name="ch1">
        <chart:title svg:x="2.998cm" svg:y="0.315cm" chart:style-name="ch2">
          <text:p>Tiempo de ejecución en plano con 600 iteraciones</text:p>
        </chart:title>
        <chart:legend chart:legend-position="end" svg:x="9.952cm" svg:y="3.94cm" style:legend-expansion="high" chart:style-name="ch3"/>
        <chart:plot-area chart:style-name="ch4" table:cell-range-address="'600'.D6:'600'.D57 '600'.G3:'600'.G3 '600'.G8:'600'.G58" chart:data-source-has-labels="row" svg:x="0.32cm" svg:y="1.273cm" svg:width="9.312cm" svg:height="7.524cm">
          <chartooo:coordinate-region svg:x="1.232cm" svg:y="1.473cm" svg:width="8.4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D7:'600'.D57" chart:label-cell-address="'600'.D6:'600'.D6" chart:class="chart:line">
            <chart:data-point chart:repeated="51"/>
          </chart:series>
          <chart:series chart:style-name="ch8" chart:values-cell-range-address="'600'.G8:'600'.G58" chart:label-cell-address="'600'.G3:'600'.G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600'.D6:'600'.D6</svg:desc>
                </draw:g>
              </table:table-cell>
              <table:table-cell office:value-type="string">
                <text:p>Tiempo Promedio de ejecución</text:p>
                <draw:g>
                  <svg:desc>'600'.G3:'60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">
                <text:p>2.95</text:p>
                <draw:g>
                  <svg:desc>'600'.D7:'600'.D57</svg:desc>
                </draw:g>
              </table:table-cell>
              <table:table-cell office:value-type="float" office:value="2.88010411764706">
                <text:p>2.88010411764706</text:p>
                <draw:g>
                  <svg:desc>'600'.G8:'600'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">
                <text:p>3.0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">
                <text:p>2.9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7">
                <text:p>2.9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">
                <text:p>2.9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">
                <text:p>2.8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04">
                <text:p>2.9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7">
                <text:p>2.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">
                <text:p>2.84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11">
                <text:p>2.9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811">
                <text:p>2.838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7">
                <text:p>2.8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98">
                <text:p>2.89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3">
                <text:p>2.85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">
                <text:p>2.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33">
                <text:p>2.93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35">
                <text:p>2.83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6">
                <text:p>2.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1">
                <text:p>2.9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2">
                <text:p>2.8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4">
                <text:p>2.8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76">
                <text:p>2.87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887">
                <text:p>2.7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5">
                <text:p>2.82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49">
                <text:p>2.84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17">
                <text:p>2.81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08">
                <text:p>2.870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277">
                <text:p>2.82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55">
                <text:p>2.85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16">
                <text:p>2.861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754">
                <text:p>2.87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103">
                <text:p>2.91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705">
                <text:p>2.870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502">
                <text:p>2.850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76">
                <text:p>2.8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75cm" xlink:href=".." xlink:type="simple" chart:class="chart:line" chart:style-name="ch1">
        <chart:title svg:x="3.598cm" svg:y="0.315cm" chart:style-name="ch2">
          <text:p>Error relativo en planos con 200 iteraciones</text:p>
        </chart:title>
        <chart:legend chart:legend-position="end" svg:x="11.655cm" svg:y="3.939cm" style:legend-expansion="high" chart:style-name="ch3"/>
        <chart:plot-area chart:style-name="ch4" table:cell-range-address="'200'.C6:'200'.C57 '200'.F6:'200'.F57" chart:data-source-has-labels="row" svg:x="0.319cm" svg:y="1.273cm" svg:width="11.017cm" svg:height="7.523cm">
          <chartooo:coordinate-region svg:x="1.231cm" svg:y="1.472cm" svg:width="10.105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C7:'200'.C57" chart:label-cell-address="'200'.C6:'200'.C6" chart:class="chart:line">
            <chart:data-point chart:repeated="51"/>
          </chart:series>
          <chart:series chart:style-name="ch8" chart:values-cell-range-address="'200'.F7:'200'.F57" chart:label-cell-address="'200'.F6:'2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0'.C6:'200'.C6</svg:desc>
                </draw:g>
              </table:table-cell>
              <table:table-cell office:value-type="string">
                <text:p>Error relativo medio</text:p>
                <draw:g>
                  <svg:desc>'200'.F6:'2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3172111542373">
                <text:p>0.123172111542373</text:p>
                <draw:g>
                  <svg:desc>'200'.C7:'200'.C57</svg:desc>
                </draw:g>
              </table:table-cell>
              <table:table-cell office:value-type="float" office:value="0.0505525411887695">
                <text:p>0.0505525411887695</text:p>
                <draw:g>
                  <svg:desc>'200'.F7:'2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1503759398496">
                <text:p>0.0601503759398496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367213678151">
                <text:p>0.03436721367815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7030912188766">
                <text:p>0.0587030912188766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1786869756922">
                <text:p>0.0171786869756922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29473322548781">
                <text:p>0.0042947332254878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92581670341">
                <text:p>0.0329258167034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72663889246804">
                <text:p>0.0057266388924680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6134417685633">
                <text:p>0.018613441768563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9522514138449">
                <text:p>0.0429522514138449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67224966001">
                <text:p>0.0486722496600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026209186814">
                <text:p>0.022902620918681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29436436250161">
                <text:p>0.0042943643625016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7390302214714">
                <text:p>0.078739030221471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72400366468163">
                <text:p>0.047240036646816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721176554784">
                <text:p>0.15172117655478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8573309669663">
                <text:p>0.075857330966966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955488764849">
                <text:p>0.052955488764849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918557217491">
                <text:p>0.10591855721749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9411848904284">
                <text:p>0.042941184890428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8337269045268">
                <text:p>0.0658337269045268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2098348455792">
                <text:p>0.0372098348455792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8224225513343">
                <text:p>0.065822422551334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7421113639291">
                <text:p>0.098742111363929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4838931264937">
                <text:p>0.0314838931264937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5602329474723">
                <text:p>0.081560232947472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7921323392625">
                <text:p>0.0457921323392625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5124631542798">
                <text:p>0.0515124631542798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87159087657041">
                <text:p>0.088715908765704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4641405758113">
                <text:p>0.021464140575811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57756153405839">
                <text:p>0.0357756153405839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29704897386725">
                <text:p>0.0629704897386725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58163498969544">
                <text:p>0.055816349896954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72458997624295">
                <text:p>0.00572458997624295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00822780281892">
                <text:p>0.0500822780281892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8954109010775">
                <text:p>0.0228954109010775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765652951699">
                <text:p>0.108765652951699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7426224346681">
                <text:p>0.157426224346681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58195454285224">
                <text:p>0.0558195454285224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0721298337007">
                <text:p>0.0400721298337007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58083626684983">
                <text:p>0.055808362668498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3440992544468">
                <text:p>0.0343440992544468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29282811516227">
                <text:p>0.00429282811516227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1171958845499">
                <text:p>0.0701171958845499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00476469830732">
                <text:p>0.0300476469830732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1863553113553">
                <text:p>0.0271863553113553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9121531702989">
                <text:p>0.0329121531702989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3649373881932">
                <text:p>0.0443649373881932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43106557142448">
                <text:p>0.00143106557142448</text:p>
              </table:table-cell>
              <table:table-cell office:value-type="float" office:value="0.0505525411887695">
                <text:p>0.0505525411887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43108605120426">
                <text:p>0.0143108605120426</text:p>
              </table:table-cell>
              <table:table-cell office:value-type="float" office:value="0.0505525411887695">
                <text:p>0.05055254118876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75cm" xlink:href=".." xlink:type="simple" chart:class="chart:line" chart:style-name="ch1">
        <chart:title svg:x="2.874cm" svg:y="0.315cm" chart:style-name="ch2">
          <text:p>Tiempo de ejecución en planos con 200 iteraciones</text:p>
        </chart:title>
        <chart:legend chart:legend-position="end" svg:x="11.001cm" svg:y="3.939cm" style:legend-expansion="high" chart:style-name="ch3"/>
        <chart:plot-area chart:style-name="ch4" table:cell-range-address="'200'.D6:'200'.D57 '200'.G6:'200'.G57" chart:data-source-has-labels="row" svg:x="0.319cm" svg:y="1.273cm" svg:width="10.363cm" svg:height="7.523cm">
          <chartooo:coordinate-region svg:x="1.231cm" svg:y="1.472cm" svg:width="9.451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D7:'200'.D57" chart:label-cell-address="'200'.D6:'200'.D6" chart:class="chart:line">
            <chart:data-point chart:repeated="51"/>
          </chart:series>
          <chart:series chart:style-name="ch8" chart:values-cell-range-address="'200'.G7:'200'.G57" chart:label-cell-address="'200'.G6:'2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0'.D6:'200'.D6</svg:desc>
                </draw:g>
              </table:table-cell>
              <table:table-cell office:value-type="string">
                <text:p>Tiempo Promedio</text:p>
                <draw:g>
                  <svg:desc>'200'.G6:'2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'200'.D7:'200'.D57</svg:desc>
                </draw:g>
              </table:table-cell>
              <table:table-cell office:value-type="float" office:value="0.999655666666667">
                <text:p>0.999655666666667</text:p>
                <draw:g>
                  <svg:desc>'200'.G7:'2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5">
                <text:p>0.998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4">
                <text:p>0.998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">
                <text:p>1.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4">
                <text:p>1.0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9">
                <text:p>1.000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8">
                <text:p>0.99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6">
                <text:p>0.997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35">
                <text:p>0.9913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22">
                <text:p>1.00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72">
                <text:p>0.987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886">
                <text:p>0.9888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3">
                <text:p>1.00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93">
                <text:p>0.989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8">
                <text:p>1.0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32">
                <text:p>1.013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504">
                <text:p>1.0150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39">
                <text:p>0.99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26">
                <text:p>0.99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22">
                <text:p>0.996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63">
                <text:p>0.986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9">
                <text:p>0.985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98">
                <text:p>1.009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77">
                <text:p>0.987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39">
                <text:p>1.02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707">
                <text:p>0.9870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17">
                <text:p>1.011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433">
                <text:p>1.0543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26">
                <text:p>0.987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73">
                <text:p>0.98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7">
                <text:p>0.98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14">
                <text:p>0.92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78">
                <text:p>1.01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81">
                <text:p>1.038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26">
                <text:p>1.01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69">
                <text:p>1.016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83">
                <text:p>1.018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8179">
                <text:p>0.98817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43">
                <text:p>1.00543</text:p>
              </table:table-cell>
              <table:table-cell office:value-type="float" office:value="0.999655666666667">
                <text:p>0.999655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8.985cm" xlink:href=".." xlink:type="simple" chart:class="chart:line" chart:style-name="ch1">
        <chart:title svg:x="2.887cm" svg:y="0.315cm" chart:style-name="ch2">
          <text:p>Tiempo de ejecución en planos con 100 iteraciones</text:p>
        </chart:title>
        <chart:legend chart:legend-position="end" svg:x="11.028cm" svg:y="3.944cm" style:legend-expansion="high" chart:style-name="ch3"/>
        <chart:plot-area chart:style-name="ch4" table:cell-range-address="'100'.C6:'100'.C57 '100'.G6:'100'.G57" chart:data-source-has-labels="row" svg:x="0.32cm" svg:y="1.273cm" svg:width="10.388cm" svg:height="7.533cm">
          <chartooo:coordinate-region svg:x="1.232cm" svg:y="1.472cm" svg:width="9.476cm" svg:height="6.5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C7:'100'.C57" chart:label-cell-address="'100'.C6:'100'.C6" chart:class="chart:line">
            <chart:data-point chart:repeated="51"/>
          </chart:series>
          <chart:series chart:style-name="ch8" chart:values-cell-range-address="'100'.G7:'100'.G57" chart:label-cell-address="'100'.G6:'1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100'.C6:'100'.C6</svg:desc>
                </draw:g>
              </table:table-cell>
              <table:table-cell office:value-type="string">
                <text:p>Tiempo Promedio</text:p>
                <draw:g>
                  <svg:desc>'100'.G6:'1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4">
                <text:p>0.4924</text:p>
                <draw:g>
                  <svg:desc>'100'.C7:'100'.C57</svg:desc>
                </draw:g>
              </table:table-cell>
              <table:table-cell office:value-type="float" office:value="0.49362537254902">
                <text:p>0.49362537254902</text:p>
                <draw:g>
                  <svg:desc>'100'.G7:'1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">
                <text:p>0.49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48">
                <text:p>0.494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5">
                <text:p>0.492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112">
                <text:p>0.4941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36">
                <text:p>0.493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96">
                <text:p>0.489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24">
                <text:p>0.492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76">
                <text:p>0.4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05">
                <text:p>0.4970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876">
                <text:p>0.49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467">
                <text:p>0.5046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698">
                <text:p>0.4969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754">
                <text:p>0.5075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76">
                <text:p>0.49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43">
                <text:p>0.50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86">
                <text:p>0.5108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652">
                <text:p>0.4965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7991">
                <text:p>0.48799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27">
                <text:p>0.4912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671">
                <text:p>0.49867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56">
                <text:p>0.495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921">
                <text:p>0.48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12">
                <text:p>0.49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6">
                <text:p>0.490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842">
                <text:p>0.4884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21">
                <text:p>0.4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392">
                <text:p>0.493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183">
                <text:p>0.4918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404">
                <text:p>0.4940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43">
                <text:p>0.49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53">
                <text:p>0.495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892">
                <text:p>0.488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532">
                <text:p>0.495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163">
                <text:p>0.4916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324">
                <text:p>0.493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435">
                <text:p>0.4943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823">
                <text:p>0.498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23">
                <text:p>0.43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953">
                <text:p>0.489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992">
                <text:p>0.489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941">
                <text:p>0.4994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432">
                <text:p>0.494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486">
                <text:p>0.49486</text:p>
              </table:table-cell>
              <table:table-cell office:value-type="float" office:value="0.49362537254902">
                <text:p>0.493625372549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8.984cm" xlink:href=".." xlink:type="simple" chart:class="chart:line" chart:style-name="ch1">
        <chart:title svg:x="3.615cm" svg:y="0.315cm" chart:style-name="ch2">
          <text:p>Error relativo en planos con 100 iteraciones</text:p>
        </chart:title>
        <chart:legend chart:legend-position="end" svg:x="11.688cm" svg:y="3.944cm" style:legend-expansion="high" chart:style-name="ch3"/>
        <chart:plot-area chart:style-name="ch4" table:cell-range-address="'100'.D6:'100'.D57 '100'.F6:'100'.F57" chart:data-source-has-labels="row" svg:x="0.32cm" svg:y="1.273cm" svg:width="11.048cm" svg:height="7.532cm">
          <chartooo:coordinate-region svg:x="1.232cm" svg:y="1.472cm" svg:width="10.136cm" svg:height="6.5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D7:'100'.D57" chart:label-cell-address="'100'.D6:'100'.D6" chart:class="chart:line">
            <chart:data-point chart:repeated="51"/>
          </chart:series>
          <chart:series chart:style-name="ch8" chart:values-cell-range-address="'100'.F7:'100'.F57" chart:label-cell-address="'100'.F6:'1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</text:p>
                <draw:g>
                  <svg:desc>'100'.D6:'100'.D6</svg:desc>
                </draw:g>
              </table:table-cell>
              <table:table-cell office:value-type="string">
                <text:p>Error relativo medio</text:p>
                <draw:g>
                  <svg:desc>'100'.F6:'1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8930631563378">
                <text:p>0.0428930631563378</text:p>
                <draw:g>
                  <svg:desc>'100'.D7:'100'.D57</svg:desc>
                </draw:g>
              </table:table-cell>
              <table:table-cell office:value-type="float" office:value="0.0283451912566318">
                <text:p>0.0283451912566318</text:p>
                <draw:g>
                  <svg:desc>'100'.F7:'1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1006892063774">
                <text:p>0.028100689206377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7674900162698">
                <text:p>0.0517674900162698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5050354179915">
                <text:p>0.0695050354179915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5821910718774">
                <text:p>0.063582191071877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270573971671">
                <text:p>0.050270573971671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0691663956">
                <text:p>0.01330691663956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5713630919817">
                <text:p>0.0295713630919817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1334289389258">
                <text:p>0.0251334289389258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3489059727972">
                <text:p>0.010348905972797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2196809532962">
                <text:p>0.019219680953296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2620856864079">
                <text:p>0.0162620856864079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8247719848039">
                <text:p>0.0458247719848039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949241729979">
                <text:p>0.070949241729979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124514136234">
                <text:p>0.02512451413623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3657455297769">
                <text:p>0.0753657455297769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2529550827423">
                <text:p>0.0162529550827423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3426367813714">
                <text:p>0.010342636781371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6385663209526">
                <text:p>0.0236385663209526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3420255595775">
                <text:p>0.0103420255595775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0530701495184">
                <text:p>0.062053070149518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887134183274">
                <text:p>0.03988713418327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772139744442">
                <text:p>0.01477213974444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732309055991">
                <text:p>0.0147732309055991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10242432300669">
                <text:p>0.0310242432300669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7725761895617">
                <text:p>0.0147725761895617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3184416965829">
                <text:p>0.053184416965829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3223118517862">
                <text:p>0.044322311851786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6364710748685">
                <text:p>0.0236364710748685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1867742221434">
                <text:p>0.053186774222143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2764341749524">
                <text:p>0.047276434174952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8649862592713">
                <text:p>0.0088649862592713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8894913351161">
                <text:p>0.0398894913351161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38727025589504">
                <text:p>0.0073872702558950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3420255595775">
                <text:p>0.0103420255595775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979435054958">
                <text:p>0.033979435054958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90946696607966">
                <text:p>0.00590946696607966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2959078150392">
                <text:p>0.013295907815039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4772139744442">
                <text:p>0.01477213974444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8164899116717">
                <text:p>0.0118164899116717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3404978211094">
                <text:p>0.010340497821109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6382170874762">
                <text:p>0.023638217087476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03415671906394">
                <text:p>0.0103415671906394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7304964539007">
                <text:p>0.0177304964539007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8184101283775">
                <text:p>0.0118184101283775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3398868520953">
                <text:p>0.0103398868520953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9076341402177">
                <text:p>0.0059076341402177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76995790562">
                <text:p>0.0147699579056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026470110341">
                <text:p>0.0192026470110341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3607693103092">
                <text:p>0.0413607693103092</text:p>
              </table:table-cell>
              <table:table-cell office:value-type="float" office:value="0.0283451912566318">
                <text:p>0.0283451912566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6158208778874">
                <text:p>0.00886158208778874</text:p>
              </table:table-cell>
              <table:table-cell office:value-type="float" office:value="0.0283451912566318">
                <text:p>0.0283451912566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76cm" xlink:href=".." xlink:type="simple" chart:class="chart:line" chart:style-name="ch1">
        <chart:title svg:x="3.725cm" svg:y="0.315cm" chart:style-name="ch2">
          <text:p>Error relativo en planos con 50 iteraciones</text:p>
        </chart:title>
        <chart:legend chart:legend-position="end" svg:x="11.67cm" svg:y="3.94cm" style:legend-expansion="high" chart:style-name="ch3"/>
        <chart:plot-area chart:style-name="ch4" table:cell-range-address="'50'.D6:'50'.D56 '50'.F6:'50'.F56" chart:data-source-has-labels="row" svg:x="0.628cm" svg:y="0.203cm" svg:width="10.796cm" svg:height="8.588cm">
          <chartooo:coordinate-region svg:x="1.54cm" svg:y="0.402cm" svg:width="9.884cm" svg:height="7.5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D7:'50'.D56" chart:label-cell-address="'50'.D6:'50'.D6" chart:class="chart:line">
            <chart:data-point chart:repeated="50"/>
          </chart:series>
          <chart:series chart:style-name="ch8" chart:values-cell-range-address="'50'.F7:'50'.F56" chart:label-cell-address="'50'.F6:'50'.F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s]</text:p>
                <draw:g>
                  <svg:desc>'50'.D6:'50'.D6</svg:desc>
                </draw:g>
              </table:table-cell>
              <table:table-cell office:value-type="string">
                <text:p>Error relativo medio</text:p>
                <draw:g>
                  <svg:desc>'50'.F6:'5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4075644532198">
                <text:p>0.0534075644532198</text:p>
                <draw:g>
                  <svg:desc>'50'.D7:'50'.D56</svg:desc>
                </draw:g>
              </table:table-cell>
              <table:table-cell office:value-type="float" office:value="0.0596423390049238">
                <text:p>0.0596423390049238</text:p>
                <draw:g>
                  <svg:desc>'50'.F7:'50'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2789161891813">
                <text:p>0.0242789161891813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4674803328046">
                <text:p>0.040467480332804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916483231905">
                <text:p>0.114916483231905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5995597423198">
                <text:p>0.0695995597423198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028647266371">
                <text:p>0.05502864726637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417074039302">
                <text:p>0.053417074039302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755564548766">
                <text:p>0.032375556454876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5156596474758">
                <text:p>0.0275156596474758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48623274034">
                <text:p>0.090648623274034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6085731861301">
                <text:p>0.069608573186130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28332119446468">
                <text:p>0.0728332119446468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1756146512795">
                <text:p>0.0501756146512795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6925318053802">
                <text:p>0.0776925318053802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801760831216">
                <text:p>0.14080176083121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25269426195023">
                <text:p>0.0825269426195023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8311814386953">
                <text:p>0.0388311814386953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4875578422807">
                <text:p>0.114875578422807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88494143532">
                <text:p>0.02588494143532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3911467771162">
                <text:p>0.0533911467771162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947971267715">
                <text:p>0.067947971267715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6857859396489">
                <text:p>0.0436857859396489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3567002637071">
                <text:p>0.032356700263707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6510555690366">
                <text:p>0.077651055569036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9739856338575">
                <text:p>0.0339739856338575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76585934087269">
                <text:p>0.0776585934087269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1496400550028">
                <text:p>0.0501496400550028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3859643446468">
                <text:p>0.0533859643446468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6801320110656">
                <text:p>0.043680132011065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8598954878581">
                <text:p>0.059859895487858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4264310908326">
                <text:p>0.074426431090832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1626239906795">
                <text:p>0.0501626239906795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92841771435044">
                <text:p>0.0792841771435044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4484928891549">
                <text:p>0.0404484928891549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8666752960973">
                <text:p>0.0598666752960973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4216146254651">
                <text:p>0.074421614625465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1238572930993">
                <text:p>0.0291238572930993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8853602109657">
                <text:p>0.0258853602109657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2345233666025">
                <text:p>0.0582345233666025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1824373513662">
                <text:p>0.0711824373513662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0562259389861">
                <text:p>0.042056225938986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559808457631">
                <text:p>0.14559808457631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17715580003236">
                <text:p>0.051771558000323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8812824536146">
                <text:p>0.080881282453614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2364074607309">
                <text:p>0.0582364074607309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72029827087006">
                <text:p>0.037202982708700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0541852001617">
                <text:p>0.0420541852001617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49992720684579">
                <text:p>0.0549992720684579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3546064870986">
                <text:p>0.0323546064870986</text:p>
              </table:table-cell>
              <table:table-cell office:value-type="float" office:value="0.0596423390049238">
                <text:p>0.0596423390049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2993803691899">
                <text:p>0.0452993803691899</text:p>
              </table:table-cell>
              <table:table-cell office:value-type="float" office:value="0.0596423390049238">
                <text:p>0.05964233900492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003cm" svg:y="0.316cm" chart:style-name="ch2">
          <text:p>Tiempo de ejecución en planos con 50 iteraciones</text:p>
        </chart:title>
        <chart:legend chart:legend-position="end" svg:x="11.021cm" svg:y="3.952cm" style:legend-expansion="high" chart:style-name="ch3"/>
        <chart:plot-area chart:style-name="ch4" table:cell-range-address="'50'.C6:'50'.C56 '50'.G6:'50'.G56" chart:data-source-has-labels="row" svg:x="0.32cm" svg:y="1.275cm" svg:width="10.381cm" svg:height="7.545cm">
          <chartooo:coordinate-region svg:x="1.232cm" svg:y="1.475cm" svg:width="9.469cm" svg:height="6.5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C7:'50'.C56" chart:label-cell-address="'50'.C6:'50'.C6" chart:class="chart:line">
            <chart:data-point chart:repeated="50"/>
          </chart:series>
          <chart:series chart:style-name="ch8" chart:values-cell-range-address="'50'.G7:'50'.G56" chart:label-cell-address="'50'.G6:'50'.G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50'.C6:'50'.C6</svg:desc>
                </draw:g>
              </table:table-cell>
              <table:table-cell office:value-type="string">
                <text:p>Tiempo Promedio</text:p>
                <draw:g>
                  <svg:desc>'50'.G6:'5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54">
                <text:p>0.2354</text:p>
                <draw:g>
                  <svg:desc>'50'.C7:'50'.C56</svg:desc>
                </draw:g>
              </table:table-cell>
              <table:table-cell office:value-type="float" office:value="0.243816078431373">
                <text:p>0.243816078431373</text:p>
                <draw:g>
                  <svg:desc>'50'.G7:'50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232">
                <text:p>0.25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2">
                <text:p>0.26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43">
                <text:p>0.215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2">
                <text:p>0.2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2">
                <text:p>0.2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63">
                <text:p>0.246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31">
                <text:p>0.25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432">
                <text:p>0.214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213">
                <text:p>0.2321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52">
                <text:p>0.245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31">
                <text:p>0.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8">
                <text:p>0.250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98">
                <text:p>0.2439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53">
                <text:p>0.275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67">
                <text:p>0.24867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41">
                <text:p>0.224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52">
                <text:p>0.243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312">
                <text:p>0.223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42">
                <text:p>0.276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73">
                <text:p>0.287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3">
                <text:p>0.29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12">
                <text:p>0.26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12">
                <text:p>0.25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231">
                <text:p>0.2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412">
                <text:p>0.254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21">
                <text:p>0.276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232">
                <text:p>0.23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2">
                <text:p>0.253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212">
                <text:p>0.23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536">
                <text:p>0.2553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551">
                <text:p>0.2455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121">
                <text:p>0.241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652">
                <text:p>0.276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223">
                <text:p>0.212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231">
                <text:p>0.25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531">
                <text:p>0.265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3">
                <text:p>0.23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334">
                <text:p>0.233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631">
                <text:p>0.256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356">
                <text:p>0.2435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734">
                <text:p>0.287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361">
                <text:p>0.2536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76">
                <text:p>0.23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76">
                <text:p>0.25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32">
                <text:p>0.26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28">
                <text:p>0.2332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763">
                <text:p>0.28763</text:p>
              </table:table-cell>
              <table:table-cell office:value-type="float" office:value="0.243816078431373">
                <text:p>0.243816078431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2.99cm" svg:y="0.316cm" chart:style-name="ch2">
          <text:p>Tiempo de ejecución en planos con 30 iteraciones</text:p>
        </chart:title>
        <chart:legend chart:legend-position="end" svg:x="10.995cm" svg:y="3.952cm" style:legend-expansion="high" chart:style-name="ch3"/>
        <chart:plot-area chart:style-name="ch4" table:cell-range-address="'30'.C5:'30'.C55 '30'.G5:'30'.G55" chart:data-source-has-labels="row" svg:x="0.319cm" svg:y="1.275cm" svg:width="10.357cm" svg:height="7.545cm">
          <chartooo:coordinate-region svg:x="1.417cm" svg:y="1.474cm" svg:width="9.259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C6:'30'.C55" chart:label-cell-address="'30'.C5:'30'.C5" chart:class="chart:line">
            <chart:data-point chart:repeated="50"/>
          </chart:series>
          <chart:series chart:style-name="ch8" chart:values-cell-range-address="'30'.G6:'30'.G55" chart:label-cell-address="'30'.G5:'3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30'.C5:'30'.C5</svg:desc>
                </draw:g>
              </table:table-cell>
              <table:table-cell office:value-type="string">
                <text:p>Tiempo Promedio</text:p>
                <draw:g>
                  <svg:desc>'30'.G5:'3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3">
                <text:p>0.1423</text:p>
                <draw:g>
                  <svg:desc>'30'.C6:'30'.C55</svg:desc>
                </draw:g>
              </table:table-cell>
              <table:table-cell office:value-type="float" office:value="0.14908842">
                <text:p>0.14908842</text:p>
                <draw:g>
                  <svg:desc>'30'.G6:'3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659">
                <text:p>0.1465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63">
                <text:p>0.1576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016">
                <text:p>0.1501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013">
                <text:p>0.1501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83">
                <text:p>0.1498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2">
                <text:p>0.149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66">
                <text:p>0.14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722">
                <text:p>0.1472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15">
                <text:p>0.149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87">
                <text:p>0.14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823">
                <text:p>0.1482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617">
                <text:p>0.1461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821">
                <text:p>0.1482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5">
                <text:p>0.148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">
                <text:p>0.14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">
                <text:p>0.1481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08">
                <text:p>0.1490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006">
                <text:p>0.15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965">
                <text:p>0.1496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41">
                <text:p>0.1494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1">
                <text:p>0.145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876">
                <text:p>0.1487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05">
                <text:p>0.149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87">
                <text:p>0.150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055">
                <text:p>0.1505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766">
                <text:p>0.147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7703">
                <text:p>0.14770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791">
                <text:p>0.1479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1">
                <text:p>0.150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954">
                <text:p>0.1495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9015">
                <text:p>0.1490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9006">
                <text:p>0.149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644">
                <text:p>0.14964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9625">
                <text:p>0.14962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77">
                <text:p>0.1507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56">
                <text:p>0.1485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498">
                <text:p>0.1549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606">
                <text:p>0.1486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7902">
                <text:p>0.14790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0074">
                <text:p>0.15007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9086">
                <text:p>0.1490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919">
                <text:p>0.1491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06">
                <text:p>0.15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5">
                <text:p>0.15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982">
                <text:p>0.14982</text:p>
              </table:table-cell>
              <table:table-cell office:value-type="float" office:value="0.14908842">
                <text:p>0.149088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